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9d0b7" officeooo:paragraph-rsid="00ee30b6" style:font-size-asian="14pt" style:font-size-complex="14pt"/>
    </style:style>
    <style:style style:name="P6" style:family="paragraph" style:parent-style-name="Standard">
      <style:text-properties fo:font-size="14pt" officeooo:rsid="00ee30b6" officeooo:paragraph-rsid="00ee30b6" style:font-size-asian="14pt" style:font-size-complex="14pt"/>
    </style:style>
    <style:style style:name="P7" style:family="paragraph" style:parent-style-name="Standard">
      <style:text-properties fo:font-size="14pt" officeooo:rsid="00ee30b6" officeooo:paragraph-rsid="00f18b0d" style:font-size-asian="14pt" style:font-size-complex="14pt"/>
    </style:style>
    <style:style style:name="P8" style:family="paragraph" style:parent-style-name="Standard">
      <style:text-properties fo:font-size="14pt" officeooo:rsid="00ee30b6" officeooo:paragraph-rsid="013af147" style:font-size-asian="14pt" style:font-size-complex="14pt"/>
    </style:style>
    <style:style style:name="P9" style:family="paragraph" style:parent-style-name="Standard">
      <style:text-properties fo:font-size="14pt" officeooo:rsid="00f18b0d" officeooo:paragraph-rsid="00f40b70" style:font-size-asian="14pt" style:font-size-complex="14pt"/>
    </style:style>
    <style:style style:name="P10" style:family="paragraph" style:parent-style-name="Standard">
      <style:text-properties fo:font-size="14pt" officeooo:rsid="010ddd1f" officeooo:paragraph-rsid="010ddd1f" style:font-size-asian="14pt" style:font-size-complex="14pt"/>
    </style:style>
    <style:style style:name="P11" style:family="paragraph" style:parent-style-name="Standard">
      <style:text-properties fo:font-size="14pt" officeooo:paragraph-rsid="010e1447" style:font-size-asian="14pt" style:font-size-complex="14pt"/>
    </style:style>
    <style:style style:name="P12" style:family="paragraph" style:parent-style-name="Standard">
      <style:text-properties fo:font-size="14pt" officeooo:rsid="00eb5981" officeooo:paragraph-rsid="00ee30b6" style:font-size-asian="14pt" style:font-size-complex="14pt"/>
    </style:style>
    <style:style style:name="P13" style:family="paragraph" style:parent-style-name="Standard">
      <style:paragraph-properties fo:text-align="center" style:justify-single-word="false"/>
      <style:text-properties fo:font-size="14pt" officeooo:paragraph-rsid="013af147" style:font-size-asian="14pt" style:font-size-complex="14pt"/>
    </style:style>
    <style:style style:name="P14" style:family="paragraph" style:parent-style-name="Standard">
      <style:paragraph-properties fo:text-align="center" style:justify-single-word="false"/>
      <style:text-properties fo:font-size="14pt" officeooo:paragraph-rsid="013b1d03" style:font-size-asian="14pt" style:font-size-complex="14pt"/>
    </style:style>
    <style:style style:name="P15" style:family="paragraph" style:parent-style-name="Standard">
      <style:paragraph-properties fo:text-align="center" style:justify-single-word="false"/>
      <style:text-properties fo:font-size="14pt" officeooo:paragraph-rsid="0141fcd2" style:font-size-asian="14pt" style:font-size-complex="14pt"/>
    </style:style>
    <style:style style:name="P16" style:family="paragraph" style:parent-style-name="Standard">
      <style:paragraph-properties fo:text-align="center" style:justify-single-word="false"/>
      <style:text-properties fo:font-size="14pt" officeooo:paragraph-rsid="01576f64" style:font-size-asian="14pt" style:font-size-complex="14pt"/>
    </style:style>
    <style:style style:name="P17" style:family="paragraph" style:parent-style-name="Standard">
      <style:paragraph-properties fo:text-align="center" style:justify-single-word="false"/>
      <style:text-properties fo:font-size="14pt" officeooo:paragraph-rsid="016d84bf" style:font-size-asian="14pt" style:font-size-complex="14pt"/>
    </style:style>
    <style:style style:name="P18" style:family="paragraph" style:parent-style-name="Standard">
      <style:paragraph-properties fo:text-align="center" style:justify-single-word="false"/>
      <style:text-properties fo:font-size="14pt" officeooo:paragraph-rsid="016fbcd4" style:font-size-asian="14pt" style:font-size-complex="14pt"/>
    </style:style>
    <style:style style:name="P19" style:family="paragraph" style:parent-style-name="Standard">
      <style:paragraph-properties fo:text-align="center" style:justify-single-word="false"/>
      <style:text-properties fo:font-size="14pt" officeooo:paragraph-rsid="0175e965" style:font-size-asian="14pt" style:font-size-complex="14pt"/>
    </style:style>
    <style:style style:name="P20" style:family="paragraph" style:parent-style-name="Standard">
      <style:paragraph-properties fo:text-align="center" style:justify-single-word="false"/>
      <style:text-properties fo:font-size="14pt" officeooo:paragraph-rsid="0176e9f0" style:font-size-asian="14pt" style:font-size-complex="14pt"/>
    </style:style>
    <style:style style:name="P21" style:family="paragraph" style:parent-style-name="Standard">
      <style:paragraph-properties fo:text-align="center" style:justify-single-word="false"/>
      <style:text-properties fo:font-size="14pt" officeooo:paragraph-rsid="01797f48" style:font-size-asian="14pt" style:font-size-complex="14pt"/>
    </style:style>
    <style:style style:name="P22" style:family="paragraph" style:parent-style-name="Standard">
      <style:text-properties fo:font-size="14pt" officeooo:rsid="01352066" officeooo:paragraph-rsid="013b1d03" style:font-size-asian="14pt" style:font-size-complex="14pt"/>
    </style:style>
    <style:style style:name="P23" style:family="paragraph" style:parent-style-name="Standard">
      <style:text-properties fo:font-size="14pt" officeooo:paragraph-rsid="0171210e" style:font-size-asian="14pt" style:font-size-complex="14pt"/>
    </style:style>
    <style:style style:name="P24" style:family="paragraph" style:parent-style-name="Standard">
      <style:text-properties fo:font-size="14pt" officeooo:rsid="017e0f9d" officeooo:paragraph-rsid="0186ac2a" style:font-size-asian="14pt" style:font-size-complex="14pt"/>
    </style:style>
    <style:style style:name="P25" style:family="paragraph" style:parent-style-name="Standard">
      <style:text-properties fo:font-size="14pt" officeooo:rsid="00f0d089" officeooo:paragraph-rsid="00f18b0d" style:font-size-asian="14pt" style:font-size-complex="14pt"/>
    </style:style>
    <style:style style:name="P26" style:family="paragraph" style:parent-style-name="Standard">
      <style:text-properties fo:font-size="14pt" officeooo:rsid="01887097" officeooo:paragraph-rsid="01887097" style:font-size-asian="14pt" style:font-size-complex="14pt"/>
    </style:style>
    <style:style style:name="P27" style:family="paragraph" style:parent-style-name="Standard">
      <style:text-properties fo:font-size="14pt" officeooo:paragraph-rsid="018d7463" style:font-size-asian="14pt" style:font-size-complex="14pt"/>
    </style:style>
    <style:style style:name="P28" style:family="paragraph" style:parent-style-name="Standard">
      <style:text-properties fo:font-size="14pt" fo:font-style="italic" style:font-size-asian="14pt" style:font-style-asian="italic" style:font-size-complex="14pt" style:font-style-complex="italic"/>
    </style:style>
    <style:style style:name="P29" style:family="paragraph" style:parent-style-name="Standard">
      <style:text-properties fo:font-size="14pt" fo:font-weight="bold" officeooo:rsid="010e1447" officeooo:paragraph-rsid="010e1447" style:font-size-asian="14pt" style:font-weight-asian="bold" style:font-size-complex="14pt" style:font-weight-complex="bold"/>
    </style:style>
    <style:style style:name="P30" style:family="paragraph" style:parent-style-name="Standard">
      <style:text-properties fo:font-size="14pt" fo:font-weight="bold" officeooo:rsid="01352066" officeooo:paragraph-rsid="013d0bcd" style:font-size-asian="14pt" style:font-weight-asian="bold" style:font-size-complex="14pt" style:font-weight-complex="bold"/>
    </style:style>
    <style:style style:name="P31" style:family="paragraph" style:parent-style-name="Standard">
      <style:text-properties fo:font-size="14pt" fo:font-weight="bold" officeooo:rsid="00ee30b6" officeooo:paragraph-rsid="0107fccb" style:font-size-asian="14pt" style:font-weight-asian="bold" style:font-size-complex="14pt" style:font-weight-complex="bold"/>
    </style:style>
    <style:style style:name="P32" style:family="paragraph" style:parent-style-name="Standard">
      <style:text-properties fo:font-size="14pt" fo:font-weight="bold" officeooo:rsid="01876656" officeooo:paragraph-rsid="01876656" style:font-size-asian="14pt" style:font-weight-asian="bold" style:font-size-complex="14pt" style:font-weight-complex="bold"/>
    </style:style>
    <style:style style:name="P33" style:family="paragraph" style:parent-style-name="Standard">
      <style:text-properties fo:font-size="14pt" fo:font-weight="bold" officeooo:rsid="01887097" officeooo:paragraph-rsid="01887097" style:font-size-asian="14pt" style:font-weight-asian="bold" style:font-size-complex="14pt" style:font-weight-complex="bold"/>
    </style:style>
    <style:style style:name="P34" style:family="paragraph" style:parent-style-name="Standard">
      <style:text-properties fo:font-size="14pt" fo:font-weight="bold" officeooo:rsid="018ab9a2" officeooo:paragraph-rsid="018ab9a2" style:font-size-asian="14pt" style:font-weight-asian="bold" style:font-size-complex="14pt" style:font-weight-complex="bold"/>
    </style:style>
    <style:style style:name="P35" style:family="paragraph" style:parent-style-name="Standard">
      <style:text-properties fo:font-size="14pt" fo:font-weight="bold" officeooo:rsid="018b8c02" officeooo:paragraph-rsid="018b8c02" style:font-size-asian="14pt" style:font-weight-asian="bold" style:font-size-complex="14pt" style:font-weight-complex="bold"/>
    </style:style>
    <style:style style:name="P36" style:family="paragraph" style:parent-style-name="Standard">
      <style:text-properties fo:font-size="14pt" fo:font-weight="bold" officeooo:rsid="018d7463" officeooo:paragraph-rsid="018d7463" style:font-size-asian="14pt" style:font-weight-asian="bold" style:font-size-complex="14pt" style:font-weight-complex="bold"/>
    </style:style>
    <style:style style:name="P37" style:family="paragraph" style:parent-style-name="Standard">
      <style:text-properties fo:font-size="14pt" fo:font-weight="bold" officeooo:rsid="018d7463" officeooo:paragraph-rsid="018e8940" style:font-size-asian="14pt" style:font-weight-asian="bold" style:font-size-complex="14pt" style:font-weight-complex="bold"/>
    </style:style>
    <style:style style:name="P38" style:family="paragraph" style:parent-style-name="Standard">
      <style:text-properties fo:font-size="14pt" fo:font-weight="bold" officeooo:rsid="00f0d089" officeooo:paragraph-rsid="00f0d089" style:font-size-asian="14pt" style:font-weight-asian="bold" style:font-size-complex="14pt" style:font-weight-complex="bold"/>
    </style:style>
    <style:style style:name="P39" style:family="paragraph" style:parent-style-name="Standard">
      <style:text-properties fo:font-size="14pt" fo:font-weight="normal" officeooo:rsid="01876656" officeooo:paragraph-rsid="01876656"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20pt" fo:font-weight="bold" officeooo:paragraph-rsid="010e1447"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0pt" fo:font-weight="bold" officeooo:paragraph-rsid="018d7463" style:font-size-asian="20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paragraph-rsid="018eb51b" style:font-size-asian="20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paragraph-rsid="0191d3fc" style:font-size-asian="20pt" style:font-weight-asian="bold" style:font-size-complex="20pt" style:font-weight-complex="bold"/>
    </style:style>
    <style:style style:name="P45" style:family="paragraph" style:parent-style-name="Standard">
      <style:text-properties style:font-name="Liberation Serif" fo:font-size="14pt" officeooo:rsid="00ee30b6" officeooo:paragraph-rsid="00ee30b6" style:font-size-asian="14pt" style:font-size-complex="14pt"/>
    </style:style>
    <style:style style:name="P46" style:family="paragraph" style:parent-style-name="Standard">
      <style:text-properties style:font-name="Liberation Serif" fo:font-size="14pt" fo:font-weight="normal" officeooo:rsid="00eedc2e" officeooo:paragraph-rsid="00eedc2e" style:font-size-asian="14pt" style:font-weight-asian="normal" style:font-size-complex="14pt" style:font-weight-complex="normal"/>
    </style:style>
    <style:style style:name="P47" style:family="paragraph" style:parent-style-name="Standard">
      <style:text-properties style:font-name="Liberation Serif" fo:font-size="14pt" fo:font-weight="normal" officeooo:rsid="00f0d089" officeooo:paragraph-rsid="00f0d089" style:font-size-asian="14pt" style:font-weight-asian="normal" style:font-size-complex="14pt" style:font-weight-complex="normal"/>
    </style:style>
    <style:style style:name="P48" style:family="paragraph" style:parent-style-name="Standard">
      <style:text-properties style:font-name="Liberation Serif" fo:font-size="14pt" fo:font-weight="normal" officeooo:rsid="00f18b0d" officeooo:paragraph-rsid="00f18b0d" style:font-size-asian="14pt" style:font-weight-asian="normal" style:font-size-complex="14pt" style:font-weight-complex="normal"/>
    </style:style>
    <style:style style:name="P49" style:family="paragraph" style:parent-style-name="Standard">
      <style:text-properties style:font-name="Liberation Serif" fo:font-size="14pt" fo:font-style="normal" fo:font-weight="normal" officeooo:rsid="010e1447" officeooo:paragraph-rsid="010e1447" style:font-size-asian="14pt" style:font-style-asian="normal" style:font-weight-asian="normal" style:font-size-complex="14pt" style:font-style-complex="normal" style:font-weight-complex="normal"/>
    </style:style>
    <style:style style:name="P50" style:family="paragraph" style:parent-style-name="Standard">
      <style:text-properties style:font-name="Liberation Serif" fo:font-size="14pt" fo:font-style="normal" fo:font-weight="normal" officeooo:rsid="010e60dc" officeooo:paragraph-rsid="010e1447" style:font-size-asian="14pt" style:font-style-asian="normal" style:font-weight-asian="normal" style:font-size-complex="14pt" style:font-style-complex="normal" style:font-weight-complex="normal"/>
    </style:style>
    <style:style style:name="P51" style:family="paragraph" style:parent-style-name="Standard">
      <style:text-properties style:font-name="Liberation Serif" fo:font-size="14pt" fo:font-style="normal" fo:font-weight="normal" officeooo:rsid="010e60dc" officeooo:paragraph-rsid="010e60dc" style:font-size-asian="14pt" style:font-style-asian="normal" style:font-weight-asian="normal" style:font-size-complex="14pt" style:font-style-complex="normal" style:font-weight-complex="normal"/>
    </style:style>
    <style:style style:name="P52" style:family="paragraph" style:parent-style-name="Standard">
      <style:text-properties style:font-name="Liberation Serif" fo:font-size="14pt" fo:font-style="normal" fo:font-weight="normal" officeooo:rsid="01105ef3" officeooo:paragraph-rsid="01105ef3" style:font-size-asian="14pt" style:font-style-asian="normal" style:font-weight-asian="normal" style:font-size-complex="14pt" style:font-style-complex="normal" style:font-weight-complex="normal"/>
    </style:style>
    <style:style style:name="P53" style:family="paragraph" style:parent-style-name="Standard">
      <style:text-properties style:font-name="Liberation Serif" fo:font-size="14pt" fo:font-style="normal" fo:font-weight="normal" officeooo:rsid="017e0f9d" officeooo:paragraph-rsid="017e0f9d" style:font-size-asian="14pt" style:font-style-asian="normal" style:font-weight-asian="normal" style:font-size-complex="14pt" style:font-style-complex="normal" style:font-weight-complex="normal"/>
    </style:style>
    <style:style style:name="P54" style:family="paragraph" style:parent-style-name="Standard">
      <style:text-properties style:font-name="Liberation Serif" fo:font-size="14pt" fo:font-style="normal" fo:font-weight="normal" officeooo:rsid="013af147" officeooo:paragraph-rsid="0107fccb" style:font-size-asian="14pt" style:font-style-asian="normal" style:font-weight-asian="normal" style:font-size-complex="14pt" style:font-style-complex="normal" style:font-weight-complex="normal"/>
    </style:style>
    <style:style style:name="P55" style:family="paragraph" style:parent-style-name="Standard">
      <style:text-properties style:font-name="Liberation Serif" fo:font-size="14pt" fo:font-style="normal" fo:font-weight="normal" officeooo:rsid="010ddd1f" officeooo:paragraph-rsid="01876656" style:font-size-asian="14pt" style:font-style-asian="normal" style:font-weight-asian="normal" style:font-size-complex="14pt" style:font-style-complex="normal" style:font-weight-complex="normal"/>
    </style:style>
    <style:style style:name="P56" style:family="paragraph" style:parent-style-name="Standard">
      <style:text-properties style:font-name="Liberation Serif" fo:font-size="14pt" fo:font-style="normal" fo:font-weight="normal" officeooo:rsid="01684117" officeooo:paragraph-rsid="0109e487" style:font-size-asian="14pt" style:font-style-asian="normal" style:font-weight-asian="normal" style:font-size-complex="14pt" style:font-style-complex="normal" style:font-weight-complex="normal"/>
    </style:style>
    <style:style style:name="P57" style:family="paragraph" style:parent-style-name="Standard">
      <style:text-properties style:font-name="Liberation Serif" fo:font-size="14pt" fo:font-style="normal" fo:font-weight="normal" officeooo:rsid="018ab9a2" officeooo:paragraph-rsid="018ab9a2" style:font-size-asian="14pt" style:font-style-asian="normal" style:font-weight-asian="normal" style:font-size-complex="14pt" style:font-style-complex="normal" style:font-weight-complex="normal"/>
    </style:style>
    <style:style style:name="P58" style:family="paragraph" style:parent-style-name="Standard">
      <style:text-properties style:font-name="Liberation Serif" fo:font-size="14pt" fo:font-style="normal" fo:font-weight="normal" officeooo:rsid="018b8c02" officeooo:paragraph-rsid="018b8c02" style:font-size-asian="14pt" style:font-style-asian="normal" style:font-weight-asian="normal" style:font-size-complex="14pt" style:font-style-complex="normal" style:font-weight-complex="normal"/>
    </style:style>
    <style:style style:name="P59" style:family="paragraph" style:parent-style-name="Standard">
      <style:text-properties style:font-name="Liberation Serif" fo:font-size="14pt" fo:font-style="normal" fo:font-weight="normal" officeooo:rsid="018d7463" officeooo:paragraph-rsid="018b8c02" style:font-size-asian="14pt" style:font-style-asian="normal" style:font-weight-asian="normal" style:font-size-complex="14pt" style:font-style-complex="normal" style:font-weight-complex="normal"/>
    </style:style>
    <style:style style:name="P60" style:family="paragraph" style:parent-style-name="Standard">
      <style:text-properties style:font-name="Liberation Serif" fo:font-size="14pt" fo:font-style="normal" fo:font-weight="normal" officeooo:rsid="018d7463" officeooo:paragraph-rsid="018d7463" style:font-size-asian="14pt" style:font-style-asian="normal" style:font-weight-asian="normal" style:font-size-complex="14pt" style:font-style-complex="normal" style:font-weight-complex="normal"/>
    </style:style>
    <style:style style:name="P61" style:family="paragraph" style:parent-style-name="Standard">
      <style:text-properties style:font-name="Liberation Serif" fo:font-size="14pt" fo:font-style="normal" fo:font-weight="normal" officeooo:rsid="018eb51b" officeooo:paragraph-rsid="018eb51b" style:font-size-asian="14pt" style:font-style-asian="normal" style:font-weight-asian="normal" style:font-size-complex="14pt" style:font-style-complex="normal" style:font-weight-complex="normal"/>
    </style:style>
    <style:style style:name="P62" style:family="paragraph" style:parent-style-name="Standard">
      <style:text-properties style:font-name="Liberation Serif" fo:font-size="14pt" fo:font-style="normal" fo:font-weight="normal" officeooo:rsid="018e8940" officeooo:paragraph-rsid="018e8940" style:font-size-asian="14pt" style:font-style-asian="normal" style:font-weight-asian="normal" style:font-size-complex="14pt" style:font-style-complex="normal" style:font-weight-complex="normal"/>
    </style:style>
    <style:style style:name="P63" style:family="paragraph" style:parent-style-name="Standard">
      <style:text-properties style:font-name="Liberation Serif" fo:font-size="14pt" fo:font-style="normal" fo:font-weight="bold" officeooo:rsid="010e1447" officeooo:paragraph-rsid="010e1447" style:font-size-asian="14pt" style:font-style-asian="normal" style:font-weight-asian="bold" style:font-size-complex="14pt" style:font-style-complex="normal" style:font-weight-complex="bold"/>
    </style:style>
    <style:style style:name="P64" style:family="paragraph" style:parent-style-name="Standard">
      <style:text-properties style:font-name="Liberation Serif" fo:font-size="14pt" fo:font-style="normal" fo:font-weight="bold" officeooo:rsid="010e60dc" officeooo:paragraph-rsid="010e60dc" style:font-size-asian="14pt" style:font-style-asian="normal" style:font-weight-asian="bold" style:font-size-complex="14pt" style:font-style-complex="normal" style:font-weight-complex="bold"/>
    </style:style>
    <style:style style:name="P65" style:family="paragraph" style:parent-style-name="Standard">
      <style:text-properties style:text-position="0% 100%" style:font-name="Liberation Serif" fo:font-size="14pt" fo:font-style="normal" style:text-underline-style="none" fo:font-weight="normal" officeooo:rsid="00f7be2d" officeooo:paragraph-rsid="013af147" style:font-size-asian="14pt" style:font-style-asian="normal" style:font-weight-asian="normal" style:font-size-complex="14pt" style:font-style-complex="normal" style:font-weight-complex="normal"/>
    </style:style>
    <style:style style:name="P66" style:family="paragraph" style:parent-style-name="Standard">
      <style:text-properties style:text-position="0% 100%" style:font-name="Liberation Serif" fo:font-size="14pt" fo:font-style="normal" style:text-underline-style="none" fo:font-weight="normal" officeooo:rsid="011332e7" officeooo:paragraph-rsid="013b14cf" style:font-size-asian="14pt" style:font-style-asian="normal" style:font-weight-asian="normal" style:font-size-complex="14pt" style:font-style-complex="normal" style:font-weight-complex="normal"/>
    </style:style>
    <style:style style:name="P67" style:family="paragraph" style:parent-style-name="Standard">
      <style:text-properties style:text-position="0% 100%" style:font-name="Liberation Serif" fo:font-size="14pt" fo:font-style="normal" style:text-underline-style="none" fo:font-weight="normal" officeooo:rsid="011332e7" officeooo:paragraph-rsid="013d4944"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style:font-name="Liberation Serif" fo:font-size="14pt" fo:font-style="normal" style:text-underline-style="none" fo:font-weight="normal" officeooo:rsid="011332e7" officeooo:paragraph-rsid="013f908f" style:font-size-asian="14pt" style:font-style-asian="normal" style:font-weight-asian="normal" style:font-size-complex="14pt" style:font-style-complex="normal" style:font-weight-complex="normal"/>
    </style:style>
    <style:style style:name="P69" style:family="paragraph" style:parent-style-name="Standard">
      <style:text-properties style:text-position="0% 100%" style:font-name="Liberation Serif" fo:font-size="14pt" fo:font-style="normal" style:text-underline-style="none" fo:font-weight="normal" officeooo:rsid="011332e7" officeooo:paragraph-rsid="01405a49" style:font-size-asian="14pt" style:font-style-asian="normal" style:font-weight-asian="normal" style:font-size-complex="14pt" style:font-style-complex="normal" style:font-weight-complex="normal"/>
    </style:style>
    <style:style style:name="P70" style:family="paragraph" style:parent-style-name="Standard">
      <style:text-properties style:text-position="0% 100%" style:font-name="Liberation Serif" fo:font-size="14pt" fo:font-style="normal" style:text-underline-style="none" fo:font-weight="normal" officeooo:rsid="011332e7" officeooo:paragraph-rsid="0169a900" style:font-size-asian="14pt" style:font-style-asian="normal" style:font-weight-asian="normal" style:font-size-complex="14pt" style:font-style-complex="normal" style:font-weight-complex="normal"/>
    </style:style>
    <style:style style:name="P71" style:family="paragraph" style:parent-style-name="Standard">
      <style:text-properties style:text-position="0% 100%" style:font-name="Liberation Serif" fo:font-size="14pt" fo:font-style="normal" style:text-underline-style="none" fo:font-weight="normal" officeooo:rsid="011332e7" officeooo:paragraph-rsid="01810d75" style:font-size-asian="14pt" style:font-style-asian="normal" style:font-weight-asian="normal" style:font-size-complex="14pt" style:font-style-complex="normal" style:font-weight-complex="normal"/>
    </style:style>
    <style:style style:name="P72" style:family="paragraph" style:parent-style-name="Standard">
      <style:text-properties style:text-position="0% 100%" style:font-name="Liberation Serif" fo:font-size="14pt" fo:font-style="normal" style:text-underline-style="none" fo:font-weight="normal" officeooo:rsid="011332e7" officeooo:paragraph-rsid="0190556f" style:font-size-asian="14pt" style:font-style-asian="normal" style:font-weight-asian="normal" style:font-size-complex="14pt" style:font-style-complex="normal" style:font-weight-complex="normal"/>
    </style:style>
    <style:style style:name="P73" style:family="paragraph" style:parent-style-name="Standard">
      <style:text-properties style:text-position="0% 100%" style:font-name="Liberation Serif" fo:font-size="14pt" fo:font-style="normal" style:text-underline-style="none" fo:font-weight="normal" officeooo:rsid="01352066" officeooo:paragraph-rsid="013b1d03" style:font-size-asian="14pt" style:font-style-asian="normal" style:font-weight-asian="normal" style:font-size-complex="14pt" style:font-style-complex="normal" style:font-weight-complex="normal"/>
    </style:style>
    <style:style style:name="P74" style:family="paragraph" style:parent-style-name="Standard">
      <style:text-properties style:text-position="0% 100%" style:font-name="Liberation Serif" fo:font-size="14pt" fo:font-style="normal" style:text-underline-style="none" fo:font-weight="normal" officeooo:rsid="01352066" officeooo:paragraph-rsid="013d4944"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style:font-name="Liberation Serif" fo:font-size="14pt" fo:font-style="normal" style:text-underline-style="none" fo:font-weight="normal" officeooo:rsid="01352066" officeooo:paragraph-rsid="013f908f"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style:font-name="Liberation Serif" fo:font-size="14pt" fo:font-style="normal" style:text-underline-style="none" fo:font-weight="normal" officeooo:rsid="01352066" officeooo:paragraph-rsid="01405a49" style:font-size-asian="14pt" style:font-style-asian="normal" style:font-weight-asian="normal" style:font-size-complex="14pt" style:font-style-complex="normal" style:font-weight-complex="normal"/>
    </style:style>
    <style:style style:name="P77" style:family="paragraph" style:parent-style-name="Standard">
      <style:text-properties style:text-position="0% 100%" style:font-name="Liberation Serif" fo:font-size="14pt" fo:font-style="normal" style:text-underline-style="none" fo:font-weight="normal" officeooo:rsid="01352066" officeooo:paragraph-rsid="01576f64" style:font-size-asian="14pt" style:font-style-asian="normal" style:font-weight-asian="normal" style:font-size-complex="14pt" style:font-style-complex="normal" style:font-weight-complex="normal"/>
    </style:style>
    <style:style style:name="P78" style:family="paragraph" style:parent-style-name="Standard">
      <style:text-properties style:text-position="0% 100%" style:font-name="Liberation Serif" fo:font-size="14pt" fo:font-style="normal" style:text-underline-style="none" fo:font-weight="normal" officeooo:rsid="01352066" officeooo:paragraph-rsid="0141fcd2" style:font-size-asian="14pt" style:font-style-asian="normal" style:font-weight-asian="normal" style:font-size-complex="14pt" style:font-style-complex="normal" style:font-weight-complex="normal"/>
    </style:style>
    <style:style style:name="P79" style:family="paragraph" style:parent-style-name="Standard">
      <style:text-properties style:text-position="0% 100%" style:font-name="Liberation Serif" fo:font-size="14pt" fo:font-style="normal" style:text-underline-style="none" fo:font-weight="normal" officeooo:rsid="013af147" officeooo:paragraph-rsid="013af147" style:font-size-asian="14pt" style:font-style-asian="normal" style:font-weight-asian="normal" style:font-size-complex="14pt" style:font-style-complex="normal" style:font-weight-complex="normal"/>
    </style:style>
    <style:style style:name="P80" style:family="paragraph" style:parent-style-name="Standard">
      <style:text-properties style:text-position="0% 100%" style:font-name="Liberation Serif" fo:font-size="14pt" fo:font-style="normal" style:text-underline-style="none" fo:font-weight="normal" officeooo:rsid="013af147" officeooo:paragraph-rsid="018eb51b" style:font-size-asian="14pt" style:font-style-asian="normal" style:font-weight-asian="normal" style:font-size-complex="14pt" style:font-style-complex="normal" style:font-weight-complex="normal"/>
    </style:style>
    <style:style style:name="P81" style:family="paragraph" style:parent-style-name="Standard">
      <style:text-properties style:text-position="0% 100%" style:font-name="Liberation Serif" fo:font-size="14pt" fo:font-style="normal" style:text-underline-style="none" fo:font-weight="normal" officeooo:rsid="013b14cf" officeooo:paragraph-rsid="013b14cf" style:font-size-asian="14pt" style:font-style-asian="normal" style:font-weight-asian="normal" style:font-size-complex="14pt" style:font-style-complex="normal" style:font-weight-complex="normal"/>
    </style:style>
    <style:style style:name="P82" style:family="paragraph" style:parent-style-name="Standard">
      <style:text-properties style:text-position="0% 100%" style:font-name="Liberation Serif" fo:font-size="14pt" fo:font-style="normal" style:text-underline-style="none" fo:font-weight="normal" officeooo:rsid="013b14cf" officeooo:paragraph-rsid="018eb51b"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style:font-name="Liberation Serif" fo:font-size="14pt" fo:font-style="normal" style:text-underline-style="none" fo:font-weight="normal" officeooo:rsid="013b14cf" officeooo:paragraph-rsid="0190556f"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style:font-name="Liberation Serif" fo:font-size="14pt" fo:font-style="normal" style:text-underline-style="none" fo:font-weight="normal" officeooo:rsid="013b1d03" officeooo:paragraph-rsid="013b1d03"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style:font-name="Liberation Serif" fo:font-size="14pt" fo:font-style="normal" style:text-underline-style="none" fo:font-weight="normal" officeooo:rsid="013d0bcd" officeooo:paragraph-rsid="013d0bcd"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style:font-name="Liberation Serif" fo:font-size="14pt" fo:font-style="normal" style:text-underline-style="none" fo:font-weight="normal" officeooo:rsid="0141fcd2" officeooo:paragraph-rsid="0141fcd2" style:font-size-asian="14pt" style:font-style-asian="normal" style:font-weight-asian="normal" style:font-size-complex="14pt" style:font-style-complex="normal" style:font-weight-complex="normal"/>
    </style:style>
    <style:style style:name="P87" style:family="paragraph" style:parent-style-name="Standard">
      <style:text-properties style:text-position="0% 100%" style:font-name="Liberation Serif" fo:font-size="14pt" fo:font-style="normal" style:text-underline-style="none" fo:font-weight="normal" officeooo:rsid="0141fcd2" officeooo:paragraph-rsid="018155ca" style:font-size-asian="14pt" style:font-style-asian="normal" style:font-weight-asian="normal" style:font-size-complex="14pt" style:font-style-complex="normal" style:font-weight-complex="normal"/>
    </style:style>
    <style:style style:name="P88" style:family="paragraph" style:parent-style-name="Standard">
      <style:text-properties style:text-position="0% 100%" style:font-name="Liberation Serif" fo:font-size="14pt" fo:font-style="normal" style:text-underline-style="none" fo:font-weight="normal" officeooo:rsid="0141fcd2" officeooo:paragraph-rsid="0190556f" style:font-size-asian="14pt" style:font-style-asian="normal" style:font-weight-asian="normal" style:font-size-complex="14pt" style:font-style-complex="normal" style:font-weight-complex="normal"/>
    </style:style>
    <style:style style:name="P89" style:family="paragraph" style:parent-style-name="Standard">
      <style:text-properties style:text-position="0% 100%" style:font-name="Liberation Serif" fo:font-size="14pt" fo:font-style="normal" style:text-underline-style="none" fo:font-weight="normal" officeooo:rsid="0142db8d" officeooo:paragraph-rsid="0142db8d" style:font-size-asian="14pt" style:font-style-asian="normal" style:font-weight-asian="normal" style:font-size-complex="14pt" style:font-style-complex="normal" style:font-weight-complex="normal"/>
    </style:style>
    <style:style style:name="P90" style:family="paragraph" style:parent-style-name="Standard">
      <style:text-properties style:text-position="0% 100%" style:font-name="Liberation Serif" fo:font-size="14pt" fo:font-style="normal" style:text-underline-style="none" fo:font-weight="normal" officeooo:rsid="0142db8d" officeooo:paragraph-rsid="0149d2a3" style:font-size-asian="14pt" style:font-style-asian="normal" style:font-weight-asian="normal" style:font-size-complex="14pt" style:font-style-complex="normal" style:font-weight-complex="normal"/>
    </style:style>
    <style:style style:name="P91" style:family="paragraph" style:parent-style-name="Standard">
      <style:text-properties style:text-position="0% 100%" style:font-name="Liberation Serif" fo:font-size="14pt" fo:font-style="normal" style:text-underline-style="none" fo:font-weight="normal" officeooo:rsid="0142db8d" officeooo:paragraph-rsid="016b88d8" style:font-size-asian="14pt" style:font-style-asian="normal" style:font-weight-asian="normal" style:font-size-complex="14pt" style:font-style-complex="normal" style:font-weight-complex="normal"/>
    </style:style>
    <style:style style:name="P92" style:family="paragraph" style:parent-style-name="Standard">
      <style:text-properties style:text-position="0% 100%" style:font-name="Liberation Serif" fo:font-size="14pt" fo:font-style="normal" style:text-underline-style="none" fo:font-weight="normal" officeooo:rsid="0142db8d" officeooo:paragraph-rsid="016c7c19" style:font-size-asian="14pt" style:font-style-asian="normal" style:font-weight-asian="normal" style:font-size-complex="14pt" style:font-style-complex="normal" style:font-weight-complex="normal"/>
    </style:style>
    <style:style style:name="P93" style:family="paragraph" style:parent-style-name="Standard">
      <style:text-properties style:text-position="0% 100%" style:font-name="Liberation Serif" fo:font-size="14pt" fo:font-style="normal" style:text-underline-style="none" fo:font-weight="normal" officeooo:rsid="0142db8d" officeooo:paragraph-rsid="016d84bf" style:font-size-asian="14pt" style:font-style-asian="normal" style:font-weight-asian="normal" style:font-size-complex="14pt" style:font-style-complex="normal" style:font-weight-complex="normal"/>
    </style:style>
    <style:style style:name="P94" style:family="paragraph" style:parent-style-name="Standard">
      <style:text-properties style:text-position="0% 100%" style:font-name="Liberation Serif" fo:font-size="14pt" fo:font-style="normal" style:text-underline-style="none" fo:font-weight="normal" officeooo:rsid="0142db8d" officeooo:paragraph-rsid="018155ca" style:font-size-asian="14pt" style:font-style-asian="normal" style:font-weight-asian="normal" style:font-size-complex="14pt" style:font-style-complex="normal" style:font-weight-complex="normal"/>
    </style:style>
    <style:style style:name="P95" style:family="paragraph" style:parent-style-name="Standard">
      <style:text-properties style:text-position="0% 100%" style:font-name="Liberation Serif" fo:font-size="14pt" fo:font-style="normal" style:text-underline-style="none" fo:font-weight="normal" officeooo:rsid="0142db8d" officeooo:paragraph-rsid="0190556f" style:font-size-asian="14pt" style:font-style-asian="normal" style:font-weight-asian="normal" style:font-size-complex="14pt" style:font-style-complex="normal" style:font-weight-complex="normal"/>
    </style:style>
    <style:style style:name="P96" style:family="paragraph" style:parent-style-name="Standard">
      <style:text-properties style:text-position="0% 100%" style:font-name="Liberation Serif" fo:font-size="14pt" fo:font-style="normal" style:text-underline-style="none" fo:font-weight="normal" officeooo:rsid="01448883" officeooo:paragraph-rsid="01448883" style:font-size-asian="14pt" style:font-style-asian="normal" style:font-weight-asian="normal" style:font-size-complex="14pt" style:font-style-complex="normal" style:font-weight-complex="normal"/>
    </style:style>
    <style:style style:name="P97" style:family="paragraph" style:parent-style-name="Standard">
      <style:text-properties style:text-position="0% 100%" style:font-name="Liberation Serif" fo:font-size="14pt" fo:font-style="normal" style:text-underline-style="none" fo:font-weight="normal" officeooo:rsid="01448883" officeooo:paragraph-rsid="0149d2a3" style:font-size-asian="14pt" style:font-style-asian="normal" style:font-weight-asian="normal" style:font-size-complex="14pt" style:font-style-complex="normal" style:font-weight-complex="normal"/>
    </style:style>
    <style:style style:name="P98" style:family="paragraph" style:parent-style-name="Standard">
      <style:text-properties style:text-position="0% 100%" style:font-name="Liberation Serif" fo:font-size="14pt" fo:font-style="normal" style:text-underline-style="none" fo:font-weight="normal" officeooo:rsid="01448883" officeooo:paragraph-rsid="0169a900" style:font-size-asian="14pt" style:font-style-asian="normal" style:font-weight-asian="normal" style:font-size-complex="14pt" style:font-style-complex="normal" style:font-weight-complex="normal"/>
    </style:style>
    <style:style style:name="P99" style:family="paragraph" style:parent-style-name="Standard">
      <style:text-properties style:text-position="0% 100%" style:font-name="Liberation Serif" fo:font-size="14pt" fo:font-style="normal" style:text-underline-style="none" fo:font-weight="normal" officeooo:rsid="013ed933" officeooo:paragraph-rsid="013d4944" style:font-size-asian="14pt" style:font-style-asian="normal" style:font-weight-asian="normal" style:font-size-complex="14pt" style:font-style-complex="normal" style:font-weight-complex="normal"/>
    </style:style>
    <style:style style:name="P100" style:family="paragraph" style:parent-style-name="Standard">
      <style:text-properties style:text-position="0% 100%" style:font-name="Liberation Serif" fo:font-size="14pt" fo:font-style="normal" style:text-underline-style="none" fo:font-weight="normal" officeooo:rsid="013ed933" officeooo:paragraph-rsid="013ed933" style:font-size-asian="14pt" style:font-style-asian="normal" style:font-weight-asian="normal" style:font-size-complex="14pt" style:font-style-complex="normal" style:font-weight-complex="normal"/>
    </style:style>
    <style:style style:name="P101" style:family="paragraph" style:parent-style-name="Standard">
      <style:text-properties style:text-position="0% 100%" style:font-name="Liberation Serif" fo:font-size="14pt" fo:font-style="normal" style:text-underline-style="none" fo:font-weight="normal" officeooo:rsid="013ed933" officeooo:paragraph-rsid="0142db8d" style:font-size-asian="14pt" style:font-style-asian="normal" style:font-weight-asian="normal" style:font-size-complex="14pt" style:font-style-complex="normal" style:font-weight-complex="normal"/>
    </style:style>
    <style:style style:name="P102" style:family="paragraph" style:parent-style-name="Standard">
      <style:text-properties style:text-position="0% 100%" style:font-name="Liberation Serif" fo:font-size="14pt" fo:font-style="normal" style:text-underline-style="none" fo:font-weight="normal" officeooo:rsid="013ed933" officeooo:paragraph-rsid="0169a900" style:font-size-asian="14pt" style:font-style-asian="normal" style:font-weight-asian="normal" style:font-size-complex="14pt" style:font-style-complex="normal" style:font-weight-complex="normal"/>
    </style:style>
    <style:style style:name="P103" style:family="paragraph" style:parent-style-name="Standard">
      <style:text-properties style:text-position="0% 100%" style:font-name="Liberation Serif" fo:font-size="14pt" fo:font-style="normal" style:text-underline-style="none" fo:font-weight="normal" officeooo:rsid="013ed933" officeooo:paragraph-rsid="01810d75" style:font-size-asian="14pt" style:font-style-asian="normal" style:font-weight-asian="normal" style:font-size-complex="14pt" style:font-style-complex="normal" style:font-weight-complex="normal"/>
    </style:style>
    <style:style style:name="P104" style:family="paragraph" style:parent-style-name="Standard">
      <style:text-properties style:text-position="0% 100%" style:font-name="Liberation Serif" fo:font-size="14pt" fo:font-style="normal" style:text-underline-style="none" fo:font-weight="normal" officeooo:rsid="014b2036" officeooo:paragraph-rsid="016b88d8" style:font-size-asian="14pt" style:font-style-asian="normal" style:font-weight-asian="normal" style:font-size-complex="14pt" style:font-style-complex="normal" style:font-weight-complex="normal"/>
    </style:style>
    <style:style style:name="P105" style:family="paragraph" style:parent-style-name="Standard">
      <style:text-properties style:text-position="0% 100%" style:font-name="Liberation Serif" fo:font-size="14pt" fo:font-style="normal" style:text-underline-style="none" fo:font-weight="normal" officeooo:rsid="014b2036" officeooo:paragraph-rsid="016d84bf" style:font-size-asian="14pt" style:font-style-asian="normal" style:font-weight-asian="normal" style:font-size-complex="14pt" style:font-style-complex="normal" style:font-weight-complex="normal"/>
    </style:style>
    <style:style style:name="P106" style:family="paragraph" style:parent-style-name="Standard">
      <style:text-properties style:text-position="0% 100%" style:font-name="Liberation Serif" fo:font-size="14pt" fo:font-style="normal" style:text-underline-style="none" fo:font-weight="normal" officeooo:rsid="014cab70" officeooo:paragraph-rsid="014cab70" style:font-size-asian="14pt" style:font-style-asian="normal" style:font-weight-asian="normal" style:font-size-complex="14pt" style:font-style-complex="normal" style:font-weight-complex="normal"/>
    </style:style>
    <style:style style:name="P107" style:family="paragraph" style:parent-style-name="Standard">
      <style:text-properties style:text-position="0% 100%" style:font-name="Liberation Serif" fo:font-size="14pt" fo:font-style="normal" style:text-underline-style="none" fo:font-weight="normal" officeooo:rsid="014cab70" officeooo:paragraph-rsid="018155ca" style:font-size-asian="14pt" style:font-style-asian="normal" style:font-weight-asian="normal" style:font-size-complex="14pt" style:font-style-complex="normal" style:font-weight-complex="normal"/>
    </style:style>
    <style:style style:name="P108" style:family="paragraph" style:parent-style-name="Standard">
      <style:text-properties style:text-position="0% 100%" style:font-name="Liberation Serif" fo:font-size="14pt" fo:font-style="normal" style:text-underline-style="none" fo:font-weight="normal" officeooo:rsid="01576f64" officeooo:paragraph-rsid="01576f64" style:font-size-asian="14pt" style:font-style-asian="normal" style:font-weight-asian="normal" style:font-size-complex="14pt" style:font-style-complex="normal" style:font-weight-complex="normal"/>
    </style:style>
    <style:style style:name="P109" style:family="paragraph" style:parent-style-name="Standard">
      <style:text-properties style:text-position="0% 100%" style:font-name="Liberation Serif" fo:font-size="14pt" fo:font-style="normal" style:text-underline-style="none" fo:font-weight="normal" officeooo:rsid="015f7cf0" officeooo:paragraph-rsid="016d84bf" style:font-size-asian="14pt" style:font-style-asian="normal" style:font-weight-asian="normal" style:font-size-complex="14pt" style:font-style-complex="normal" style:font-weight-complex="normal"/>
    </style:style>
    <style:style style:name="P110" style:family="paragraph" style:parent-style-name="Standard">
      <style:text-properties style:text-position="0% 100%" style:font-name="Liberation Serif" fo:font-size="14pt" fo:font-style="normal" style:text-underline-style="none" fo:font-weight="normal" officeooo:rsid="015f7cf0" officeooo:paragraph-rsid="016fbcd4" style:font-size-asian="14pt" style:font-style-asian="normal" style:font-weight-asian="normal" style:font-size-complex="14pt" style:font-style-complex="normal" style:font-weight-complex="normal"/>
    </style:style>
    <style:style style:name="P111" style:family="paragraph" style:parent-style-name="Standard">
      <style:text-properties style:text-position="0% 100%" style:font-name="Liberation Serif" fo:font-size="14pt" fo:font-style="normal" style:text-underline-style="none" fo:font-weight="normal" officeooo:rsid="015f7cf0" officeooo:paragraph-rsid="0175e965" style:font-size-asian="14pt" style:font-style-asian="normal" style:font-weight-asian="normal" style:font-size-complex="14pt" style:font-style-complex="normal" style:font-weight-complex="normal"/>
    </style:style>
    <style:style style:name="P112" style:family="paragraph" style:parent-style-name="Standard">
      <style:text-properties style:text-position="0% 100%" style:font-name="Liberation Serif" fo:font-size="14pt" fo:font-style="normal" style:text-underline-style="none" fo:font-weight="normal" officeooo:rsid="015f7cf0" officeooo:paragraph-rsid="0176e9f0" style:font-size-asian="14pt" style:font-style-asian="normal" style:font-weight-asian="normal" style:font-size-complex="14pt" style:font-style-complex="normal" style:font-weight-complex="normal"/>
    </style:style>
    <style:style style:name="P113" style:family="paragraph" style:parent-style-name="Standard">
      <style:text-properties style:text-position="0% 100%" style:font-name="Liberation Serif" fo:font-size="14pt" fo:font-style="normal" style:text-underline-style="none" fo:font-weight="normal" officeooo:rsid="015f7cf0" officeooo:paragraph-rsid="01797f48" style:font-size-asian="14pt" style:font-style-asian="normal" style:font-weight-asian="normal" style:font-size-complex="14pt" style:font-style-complex="normal" style:font-weight-complex="normal"/>
    </style:style>
    <style:style style:name="P114" style:family="paragraph" style:parent-style-name="Standard">
      <style:text-properties style:text-position="0% 100%" style:font-name="Liberation Serif" fo:font-size="14pt" fo:font-style="normal" style:text-underline-style="none" fo:font-weight="normal" officeooo:rsid="0169a900" officeooo:paragraph-rsid="0169a900" style:font-size-asian="14pt" style:font-style-asian="normal" style:font-weight-asian="normal" style:font-size-complex="14pt" style:font-style-complex="normal" style:font-weight-complex="normal"/>
    </style:style>
    <style:style style:name="P115" style:family="paragraph" style:parent-style-name="Standard">
      <style:text-properties style:text-position="0% 100%" style:font-name="Liberation Serif" fo:font-size="14pt" fo:font-style="normal" style:text-underline-style="none" fo:font-weight="normal" officeooo:rsid="0169a900" officeooo:paragraph-rsid="018155ca" style:font-size-asian="14pt" style:font-style-asian="normal" style:font-weight-asian="normal" style:font-size-complex="14pt" style:font-style-complex="normal" style:font-weight-complex="normal"/>
    </style:style>
    <style:style style:name="P116" style:family="paragraph" style:parent-style-name="Standard">
      <style:text-properties style:text-position="0% 100%" style:font-name="Liberation Serif" fo:font-size="14pt" fo:font-style="normal" style:text-underline-style="none" fo:font-weight="normal" officeooo:rsid="0169a900" officeooo:paragraph-rsid="0190556f" style:font-size-asian="14pt" style:font-style-asian="normal" style:font-weight-asian="normal" style:font-size-complex="14pt" style:font-style-complex="normal" style:font-weight-complex="normal"/>
    </style:style>
    <style:style style:name="P117" style:family="paragraph" style:parent-style-name="Standard">
      <style:text-properties style:text-position="0% 100%" style:font-name="Liberation Serif" fo:font-size="14pt" fo:font-style="normal" style:text-underline-style="none" fo:font-weight="normal" officeooo:rsid="016a859b" officeooo:paragraph-rsid="016a859b" style:font-size-asian="14pt" style:font-style-asian="normal" style:font-weight-asian="normal" style:font-size-complex="14pt" style:font-style-complex="normal" style:font-weight-complex="normal"/>
    </style:style>
    <style:style style:name="P118" style:family="paragraph" style:parent-style-name="Standard">
      <style:text-properties style:text-position="0% 100%" style:font-name="Liberation Serif" fo:font-size="14pt" fo:font-style="normal" style:text-underline-style="none" fo:font-weight="normal" officeooo:rsid="016a859b" officeooo:paragraph-rsid="016b88d8" style:font-size-asian="14pt" style:font-style-asian="normal" style:font-weight-asian="normal" style:font-size-complex="14pt" style:font-style-complex="normal" style:font-weight-complex="normal"/>
    </style:style>
    <style:style style:name="P119" style:family="paragraph" style:parent-style-name="Standard">
      <style:text-properties style:text-position="0% 100%" style:font-name="Liberation Serif" fo:font-size="14pt" fo:font-style="normal" style:text-underline-style="none" fo:font-weight="normal" officeooo:rsid="016a859b" officeooo:paragraph-rsid="016d84bf" style:font-size-asian="14pt" style:font-style-asian="normal" style:font-weight-asian="normal" style:font-size-complex="14pt" style:font-style-complex="normal" style:font-weight-complex="normal"/>
    </style:style>
    <style:style style:name="P120" style:family="paragraph" style:parent-style-name="Standard">
      <style:text-properties style:text-position="0% 100%" style:font-name="Liberation Serif" fo:font-size="14pt" fo:font-style="normal" style:text-underline-style="none" fo:font-weight="normal" officeooo:rsid="01681e3c" officeooo:paragraph-rsid="016b88d8" style:font-size-asian="14pt" style:font-style-asian="normal" style:font-weight-asian="normal" style:font-size-complex="14pt" style:font-style-complex="normal" style:font-weight-complex="normal"/>
    </style:style>
    <style:style style:name="P121" style:family="paragraph" style:parent-style-name="Standard">
      <style:text-properties style:text-position="0% 100%" style:font-name="Liberation Serif" fo:font-size="14pt" fo:font-style="normal" style:text-underline-style="none" fo:font-weight="normal" officeooo:rsid="01681e3c" officeooo:paragraph-rsid="016d84bf" style:font-size-asian="14pt" style:font-style-asian="normal" style:font-weight-asian="normal" style:font-size-complex="14pt" style:font-style-complex="normal" style:font-weight-complex="normal"/>
    </style:style>
    <style:style style:name="P122" style:family="paragraph" style:parent-style-name="Standard">
      <style:text-properties style:text-position="0% 100%" style:font-name="Liberation Serif" fo:font-size="14pt" fo:font-style="normal" style:text-underline-style="none" fo:font-weight="normal" officeooo:rsid="016b88d8" officeooo:paragraph-rsid="016a859b" style:font-size-asian="14pt" style:font-style-asian="normal" style:font-weight-asian="normal" style:font-size-complex="14pt" style:font-style-complex="normal" style:font-weight-complex="normal"/>
    </style:style>
    <style:style style:name="P123" style:family="paragraph" style:parent-style-name="Standard">
      <style:text-properties style:text-position="0% 100%" style:font-name="Liberation Serif" fo:font-size="14pt" fo:font-style="normal" style:text-underline-style="none" fo:font-weight="normal" officeooo:rsid="016d84bf" officeooo:paragraph-rsid="016d84bf" style:font-size-asian="14pt" style:font-style-asian="normal" style:font-weight-asian="normal" style:font-size-complex="14pt" style:font-style-complex="normal" style:font-weight-complex="normal"/>
    </style:style>
    <style:style style:name="P124" style:family="paragraph" style:parent-style-name="Standard">
      <style:text-properties style:text-position="0% 100%" style:font-name="Liberation Serif" fo:font-size="14pt" fo:font-style="normal" style:text-underline-style="none" fo:font-weight="normal" officeooo:rsid="016d84bf" officeooo:paragraph-rsid="016dc8f2" style:font-size-asian="14pt" style:font-style-asian="normal" style:font-weight-asian="normal" style:font-size-complex="14pt" style:font-style-complex="normal" style:font-weight-complex="normal"/>
    </style:style>
    <style:style style:name="P125" style:family="paragraph" style:parent-style-name="Standard">
      <style:text-properties style:text-position="0% 100%" style:font-name="Liberation Serif" fo:font-size="14pt" fo:font-style="normal" style:text-underline-style="none" fo:font-weight="normal" officeooo:rsid="01609b62" officeooo:paragraph-rsid="016d84bf" style:font-size-asian="14pt" style:font-style-asian="normal" style:font-weight-asian="normal" style:font-size-complex="14pt" style:font-style-complex="normal" style:font-weight-complex="normal"/>
    </style:style>
    <style:style style:name="P126" style:family="paragraph" style:parent-style-name="Standard">
      <style:text-properties style:text-position="0% 100%" style:font-name="Liberation Serif" fo:font-size="14pt" fo:font-style="normal" style:text-underline-style="none" fo:font-weight="normal" officeooo:rsid="016dc8f2" officeooo:paragraph-rsid="016dc8f2" style:font-size-asian="14pt" style:font-style-asian="normal" style:font-weight-asian="normal" style:font-size-complex="14pt" style:font-style-complex="normal" style:font-weight-complex="normal"/>
    </style:style>
    <style:style style:name="P127" style:family="paragraph" style:parent-style-name="Standard">
      <style:text-properties style:text-position="0% 100%" style:font-name="Liberation Serif" fo:font-size="14pt" fo:font-style="normal" style:text-underline-style="none" fo:font-weight="normal" officeooo:rsid="016ebb41" officeooo:paragraph-rsid="016ebb41" style:font-size-asian="14pt" style:font-style-asian="normal" style:font-weight-asian="normal" style:font-size-complex="14pt" style:font-style-complex="normal" style:font-weight-complex="normal"/>
    </style:style>
    <style:style style:name="P128" style:family="paragraph" style:parent-style-name="Standard">
      <style:text-properties style:text-position="0% 100%" style:font-name="Liberation Serif" fo:font-size="14pt" fo:font-style="normal" style:text-underline-style="none" fo:font-weight="normal" officeooo:rsid="016fbcd4" officeooo:paragraph-rsid="016fbcd4" style:font-size-asian="14pt" style:font-style-asian="normal" style:font-weight-asian="normal" style:font-size-complex="14pt" style:font-style-complex="normal" style:font-weight-complex="normal"/>
    </style:style>
    <style:style style:name="P129" style:family="paragraph" style:parent-style-name="Standard">
      <style:text-properties style:text-position="0% 100%" style:font-name="Liberation Serif" fo:font-size="14pt" fo:font-style="normal" style:text-underline-style="none" fo:font-weight="normal" officeooo:rsid="016fc974" officeooo:paragraph-rsid="016fc974" style:font-size-asian="14pt" style:font-style-asian="normal" style:font-weight-asian="normal" style:font-size-complex="14pt" style:font-style-complex="normal" style:font-weight-complex="normal"/>
    </style:style>
    <style:style style:name="P130" style:family="paragraph" style:parent-style-name="Standard">
      <style:text-properties style:text-position="0% 100%" style:font-name="Liberation Serif" fo:font-size="14pt" fo:font-style="normal" style:text-underline-style="none" fo:font-weight="normal" officeooo:rsid="0171210e" officeooo:paragraph-rsid="0171210e" style:font-size-asian="14pt" style:font-style-asian="normal" style:font-weight-asian="normal" style:font-size-complex="14pt" style:font-style-complex="normal" style:font-weight-complex="normal"/>
    </style:style>
    <style:style style:name="P131" style:family="paragraph" style:parent-style-name="Standard">
      <style:text-properties style:text-position="0% 100%" style:font-name="Liberation Serif" fo:font-size="14pt" fo:font-style="normal" style:text-underline-style="none" fo:font-weight="normal" officeooo:rsid="0171a0da" officeooo:paragraph-rsid="0171a0da" style:font-size-asian="14pt" style:font-style-asian="normal" style:font-weight-asian="normal" style:font-size-complex="14pt" style:font-style-complex="normal" style:font-weight-complex="normal"/>
    </style:style>
    <style:style style:name="P132" style:family="paragraph" style:parent-style-name="Standard">
      <style:text-properties style:text-position="0% 100%" style:font-name="Liberation Serif" fo:font-size="14pt" fo:font-style="normal" style:text-underline-style="none" fo:font-weight="normal" officeooo:rsid="0161f50d" officeooo:paragraph-rsid="016d84bf" style:font-size-asian="14pt" style:font-style-asian="normal" style:font-weight-asian="normal" style:font-size-complex="14pt" style:font-style-complex="normal" style:font-weight-complex="normal"/>
    </style:style>
    <style:style style:name="P133" style:family="paragraph" style:parent-style-name="Standard">
      <style:text-properties style:text-position="0% 100%" style:font-name="Liberation Serif" fo:font-size="14pt" fo:font-style="normal" style:text-underline-style="none" fo:font-weight="normal" officeooo:rsid="0161f50d" officeooo:paragraph-rsid="019309ea" style:font-size-asian="14pt" style:font-style-asian="normal" style:font-weight-asian="normal" style:font-size-complex="14pt" style:font-style-complex="normal" style:font-weight-complex="normal"/>
    </style:style>
    <style:style style:name="P134" style:family="paragraph" style:parent-style-name="Standard">
      <style:text-properties style:text-position="0% 100%" style:font-name="Liberation Serif" fo:font-size="14pt" fo:font-style="normal" style:text-underline-style="none" fo:font-weight="normal" officeooo:rsid="0175e965" officeooo:paragraph-rsid="0175e965" style:font-size-asian="14pt" style:font-style-asian="normal" style:font-weight-asian="normal" style:font-size-complex="14pt" style:font-style-complex="normal" style:font-weight-complex="normal"/>
    </style:style>
    <style:style style:name="P135" style:family="paragraph" style:parent-style-name="Standard">
      <style:text-properties style:text-position="0% 100%" style:font-name="Liberation Serif" fo:font-size="14pt" fo:font-style="normal" style:text-underline-style="none" fo:font-weight="normal" officeooo:rsid="0175e965" officeooo:paragraph-rsid="0176e9f0" style:font-size-asian="14pt" style:font-style-asian="normal" style:font-weight-asian="normal" style:font-size-complex="14pt" style:font-style-complex="normal" style:font-weight-complex="normal"/>
    </style:style>
    <style:style style:name="P136" style:family="paragraph" style:parent-style-name="Standard">
      <style:text-properties style:text-position="0% 100%" style:font-name="Liberation Serif" fo:font-size="14pt" fo:font-style="normal" style:text-underline-style="none" fo:font-weight="normal" officeooo:rsid="0176e9f0" officeooo:paragraph-rsid="0176e9f0" style:font-size-asian="14pt" style:font-style-asian="normal" style:font-weight-asian="normal" style:font-size-complex="14pt" style:font-style-complex="normal" style:font-weight-complex="normal"/>
    </style:style>
    <style:style style:name="P137" style:family="paragraph" style:parent-style-name="Standard">
      <style:text-properties style:text-position="0% 100%" style:font-name="Liberation Serif" fo:font-size="14pt" fo:font-style="normal" style:text-underline-style="none" fo:font-weight="normal" officeooo:rsid="01797f48" officeooo:paragraph-rsid="01797f48" style:font-size-asian="14pt" style:font-style-asian="normal" style:font-weight-asian="normal" style:font-size-complex="14pt" style:font-style-complex="normal" style:font-weight-complex="normal"/>
    </style:style>
    <style:style style:name="P138" style:family="paragraph" style:parent-style-name="Standard">
      <style:text-properties style:text-position="0% 100%" style:font-name="Liberation Serif" fo:font-size="14pt" fo:font-style="normal" style:text-underline-style="none" fo:font-weight="normal" officeooo:rsid="01797f48" officeooo:paragraph-rsid="017aaa67" style:font-size-asian="14pt" style:font-style-asian="normal" style:font-weight-asian="normal" style:font-size-complex="14pt" style:font-style-complex="normal" style:font-weight-complex="normal"/>
    </style:style>
    <style:style style:name="P139" style:family="paragraph" style:parent-style-name="Standard">
      <style:text-properties style:text-position="0% 100%" style:font-name="Liberation Serif" fo:font-size="14pt" fo:font-style="normal" style:text-underline-style="none" fo:font-weight="normal" officeooo:rsid="017aaa67" officeooo:paragraph-rsid="017aaa67" style:font-size-asian="14pt" style:font-style-asian="normal" style:font-weight-asian="normal" style:font-size-complex="14pt" style:font-style-complex="normal" style:font-weight-complex="normal"/>
    </style:style>
    <style:style style:name="P140" style:family="paragraph" style:parent-style-name="Standard">
      <style:text-properties style:text-position="0% 100%" style:font-name="Liberation Serif" fo:font-size="14pt" fo:font-style="normal" style:text-underline-style="none" fo:font-weight="normal" officeooo:rsid="017d058c" officeooo:paragraph-rsid="017d058c" style:font-size-asian="14pt" style:font-style-asian="normal" style:font-weight-asian="normal" style:font-size-complex="14pt" style:font-style-complex="normal" style:font-weight-complex="normal"/>
    </style:style>
    <style:style style:name="P141" style:family="paragraph" style:parent-style-name="Standard">
      <style:text-properties style:text-position="0% 100%" style:font-name="Liberation Serif" fo:font-size="14pt" fo:font-style="normal" style:text-underline-style="none" fo:font-weight="normal" officeooo:rsid="017e1826" officeooo:paragraph-rsid="017e1826" style:font-size-asian="14pt" style:font-style-asian="normal" style:font-weight-asian="normal" style:font-size-complex="14pt" style:font-style-complex="normal" style:font-weight-complex="normal"/>
    </style:style>
    <style:style style:name="P142" style:family="paragraph" style:parent-style-name="Standard">
      <style:text-properties style:text-position="0% 100%" style:font-name="Liberation Serif" fo:font-size="14pt" fo:font-style="normal" style:text-underline-style="none" fo:font-weight="normal" officeooo:rsid="017e1826" officeooo:paragraph-rsid="018eb51b" style:font-size-asian="14pt" style:font-style-asian="normal" style:font-weight-asian="normal" style:font-size-complex="14pt" style:font-style-complex="normal" style:font-weight-complex="normal"/>
    </style:style>
    <style:style style:name="P143" style:family="paragraph" style:parent-style-name="Standard">
      <style:text-properties style:text-position="0% 100%" style:font-name="Liberation Serif" fo:font-size="14pt" fo:font-style="normal" style:text-underline-style="none" fo:font-weight="normal" officeooo:rsid="01728386" officeooo:paragraph-rsid="017e1826" style:font-size-asian="14pt" style:font-style-asian="normal" style:font-weight-asian="normal" style:font-size-complex="14pt" style:font-style-complex="normal" style:font-weight-complex="normal"/>
    </style:style>
    <style:style style:name="P144" style:family="paragraph" style:parent-style-name="Standard">
      <style:text-properties style:text-position="0% 100%" style:font-name="Liberation Serif" fo:font-size="14pt" fo:font-style="normal" style:text-underline-style="none" fo:font-weight="normal" officeooo:rsid="01728386" officeooo:paragraph-rsid="018eb51b" style:font-size-asian="14pt" style:font-style-asian="normal" style:font-weight-asian="normal" style:font-size-complex="14pt" style:font-style-complex="normal" style:font-weight-complex="normal"/>
    </style:style>
    <style:style style:name="P145" style:family="paragraph" style:parent-style-name="Standard">
      <style:text-properties style:text-position="0% 100%" style:font-name="Liberation Serif" fo:font-size="14pt" fo:font-style="normal" style:text-underline-style="none" fo:font-weight="normal" officeooo:rsid="01728386" officeooo:paragraph-rsid="0190556f" style:font-size-asian="14pt" style:font-style-asian="normal" style:font-weight-asian="normal" style:font-size-complex="14pt" style:font-style-complex="normal" style:font-weight-complex="normal"/>
    </style:style>
    <style:style style:name="P146" style:family="paragraph" style:parent-style-name="Standard">
      <style:text-properties style:text-position="0% 100%" style:font-name="Liberation Serif" fo:font-size="14pt" fo:font-style="normal" style:text-underline-style="none" fo:font-weight="normal" officeooo:rsid="017fd561" officeooo:paragraph-rsid="017fd561" style:font-size-asian="14pt" style:font-style-asian="normal" style:font-weight-asian="normal" style:font-size-complex="14pt" style:font-style-complex="normal" style:font-weight-complex="normal"/>
    </style:style>
    <style:style style:name="P147" style:family="paragraph" style:parent-style-name="Standard">
      <style:text-properties style:text-position="0% 100%" style:font-name="Liberation Serif" fo:font-size="14pt" fo:font-style="normal" style:text-underline-style="none" fo:font-weight="normal" officeooo:rsid="017fd561" officeooo:paragraph-rsid="0190556f" style:font-size-asian="14pt" style:font-style-asian="normal" style:font-weight-asian="normal" style:font-size-complex="14pt" style:font-style-complex="normal" style:font-weight-complex="normal"/>
    </style:style>
    <style:style style:name="P148" style:family="paragraph" style:parent-style-name="Standard">
      <style:text-properties style:text-position="0% 100%" style:font-name="Liberation Serif" fo:font-size="14pt" fo:font-style="normal" style:text-underline-style="none" fo:font-weight="normal" officeooo:rsid="01810d75" officeooo:paragraph-rsid="01810d75" style:font-size-asian="14pt" style:font-style-asian="normal" style:font-weight-asian="normal" style:font-size-complex="14pt" style:font-style-complex="normal" style:font-weight-complex="normal"/>
    </style:style>
    <style:style style:name="P149" style:family="paragraph" style:parent-style-name="Standard">
      <style:text-properties style:text-position="0% 100%" style:font-name="Liberation Serif" fo:font-size="14pt" fo:font-style="normal" style:text-underline-style="none" fo:font-weight="normal" officeooo:rsid="018155ca" officeooo:paragraph-rsid="018155ca" style:font-size-asian="14pt" style:font-style-asian="normal" style:font-weight-asian="normal" style:font-size-complex="14pt" style:font-style-complex="normal" style:font-weight-complex="normal"/>
    </style:style>
    <style:style style:name="P150" style:family="paragraph" style:parent-style-name="Standard">
      <style:text-properties style:text-position="0% 100%" style:font-name="Liberation Serif" fo:font-size="14pt" fo:font-style="normal" style:text-underline-style="none" fo:font-weight="normal" officeooo:rsid="018306d9" officeooo:paragraph-rsid="018306d9" style:font-size-asian="14pt" style:font-style-asian="normal" style:font-weight-asian="normal" style:font-size-complex="14pt" style:font-style-complex="normal" style:font-weight-complex="normal"/>
    </style:style>
    <style:style style:name="P151" style:family="paragraph" style:parent-style-name="Standard">
      <style:text-properties style:text-position="0% 100%" style:font-name="Liberation Serif" fo:font-size="14pt" fo:font-style="normal" style:text-underline-style="none" fo:font-weight="normal" officeooo:rsid="0191d3fc" officeooo:paragraph-rsid="0191d3fc" style:font-size-asian="14pt" style:font-style-asian="normal" style:font-weight-asian="normal" style:font-size-complex="14pt" style:font-style-complex="normal" style:font-weight-complex="normal"/>
    </style:style>
    <style:style style:name="P152" style:family="paragraph" style:parent-style-name="Standard">
      <style:text-properties style:text-position="0% 100%" style:font-name="Liberation Serif" fo:font-size="14pt" fo:font-style="normal" style:text-underline-style="none" fo:font-weight="normal" officeooo:rsid="019309ea" officeooo:paragraph-rsid="0197478f" style:font-size-asian="14pt" style:font-style-asian="normal" style:font-weight-asian="normal" style:font-size-complex="14pt" style:font-style-complex="normal" style:font-weight-complex="normal"/>
    </style:style>
    <style:style style:name="P153" style:family="paragraph" style:parent-style-name="Standard">
      <style:text-properties style:text-position="0% 100%" style:font-name="Liberation Serif" fo:font-size="14pt" fo:font-style="normal" style:text-underline-style="none" fo:font-weight="normal" officeooo:rsid="019309ea" officeooo:paragraph-rsid="0198aab8" style:font-size-asian="14pt" style:font-style-asian="normal" style:font-weight-asian="normal" style:font-size-complex="14pt" style:font-style-complex="normal" style:font-weight-complex="normal"/>
    </style:style>
    <style:style style:name="P154" style:family="paragraph" style:parent-style-name="Standard">
      <style:text-properties style:text-position="0% 100%" style:font-name="Liberation Serif" fo:font-size="14pt" fo:font-style="normal" style:text-underline-style="none" fo:font-weight="normal" officeooo:rsid="01963dc4" officeooo:paragraph-rsid="0198aab8" style:font-size-asian="14pt" style:font-style-asian="normal" style:font-weight-asian="normal" style:font-size-complex="14pt" style:font-style-complex="normal" style:font-weight-complex="normal"/>
    </style:style>
    <style:style style:name="P155" style:family="paragraph" style:parent-style-name="Standard">
      <style:text-properties style:text-position="0% 100%" style:font-name="Liberation Serif" fo:font-size="14pt" fo:font-style="normal" style:text-underline-style="none" fo:font-weight="normal" officeooo:rsid="01995215" officeooo:paragraph-rsid="01995215" style:font-size-asian="14pt" style:font-style-asian="normal" style:font-weight-asian="normal" style:font-size-complex="14pt" style:font-style-complex="normal" style:font-weight-complex="normal"/>
    </style:style>
    <style:style style:name="P156" style:family="paragraph" style:parent-style-name="Standard">
      <style:text-properties style:text-position="0% 100%" style:font-name="Liberation Serif" fo:font-size="14pt" fo:font-style="normal" style:text-underline-style="none" fo:font-weight="normal" officeooo:rsid="019b762e" officeooo:paragraph-rsid="019b762e" style:font-size-asian="14pt" style:font-style-asian="normal" style:font-weight-asian="normal" style:font-size-complex="14pt" style:font-style-complex="normal" style:font-weight-complex="normal"/>
    </style:style>
    <style:style style:name="P157" style:family="paragraph" style:parent-style-name="Standard">
      <style:text-properties style:text-position="0% 100%" style:font-name="Liberation Serif" fo:font-size="14pt" fo:font-style="normal" style:text-underline-style="none" fo:font-weight="normal" officeooo:rsid="019d1fcf" officeooo:paragraph-rsid="019d1fcf" style:font-size-asian="14pt" style:font-style-asian="normal" style:font-weight-asian="normal" style:font-size-complex="14pt" style:font-style-complex="normal" style:font-weight-complex="normal"/>
    </style:style>
    <style:style style:name="P158" style:family="paragraph" style:parent-style-name="Standard">
      <style:text-properties style:text-position="0% 100%" style:font-name="Liberation Serif" fo:font-size="14pt" fo:font-style="normal" style:text-underline-style="none" fo:font-weight="normal" officeooo:rsid="019d6a00" officeooo:paragraph-rsid="019d6a00" style:font-size-asian="14pt" style:font-style-asian="normal" style:font-weight-asian="normal" style:font-size-complex="14pt" style:font-style-complex="normal" style:font-weight-complex="normal"/>
    </style:style>
    <style:style style:name="P159" style:family="paragraph" style:parent-style-name="Standard">
      <style:text-properties style:text-position="0% 100%" style:font-name="Liberation Serif" fo:font-size="14pt" fo:font-style="normal" style:text-underline-style="none" fo:font-weight="normal" officeooo:rsid="0176e9f0" officeooo:paragraph-rsid="0176e9f0" style:font-size-asian="12.25pt" style:font-style-asian="normal" style:font-weight-asian="normal" style:font-size-complex="14pt" style:font-style-complex="normal" style:font-weight-complex="normal"/>
    </style:style>
    <style:style style:name="P160" style:family="paragraph" style:parent-style-name="Standard">
      <style:text-properties style:text-position="0% 100%" style:font-name="Liberation Serif" fo:font-size="14pt" fo:font-style="normal" style:text-underline-style="none" fo:font-weight="bold" officeooo:rsid="01352066" officeooo:paragraph-rsid="013d4944" style:font-size-asian="14pt" style:font-style-asian="normal" style:font-weight-asian="bold" style:font-size-complex="14pt" style:font-style-complex="normal" style:font-weight-complex="bold"/>
    </style:style>
    <style:style style:name="P161" style:family="paragraph" style:parent-style-name="Standard">
      <style:text-properties style:text-position="0% 100%" style:font-name="Liberation Serif" fo:font-size="14pt" fo:font-style="normal" style:text-underline-style="none" fo:font-weight="bold" officeooo:rsid="013ed933" officeooo:paragraph-rsid="013ed933" style:font-size-asian="14pt" style:font-style-asian="normal" style:font-weight-asian="bold" style:font-size-complex="14pt" style:font-style-complex="normal" style:font-weight-complex="bold"/>
    </style:style>
    <style:style style:name="P162" style:family="paragraph" style:parent-style-name="Standard">
      <style:text-properties style:text-position="0% 100%" style:font-name="Liberation Serif" fo:font-size="14pt" fo:font-style="normal" style:text-underline-style="none" fo:font-weight="bold" officeooo:rsid="013ed933" officeooo:paragraph-rsid="013f908f" style:font-size-asian="14pt" style:font-style-asian="normal" style:font-weight-asian="bold" style:font-size-complex="14pt" style:font-style-complex="normal" style:font-weight-complex="bold"/>
    </style:style>
    <style:style style:name="P163" style:family="paragraph" style:parent-style-name="Standard">
      <style:text-properties style:text-position="0% 100%" style:font-name="Liberation Serif" fo:font-size="14pt" fo:font-style="normal" style:text-underline-style="none" fo:font-weight="bold" officeooo:rsid="013ed933" officeooo:paragraph-rsid="01405a49" style:font-size-asian="14pt" style:font-style-asian="normal" style:font-weight-asian="bold" style:font-size-complex="14pt" style:font-style-complex="normal" style:font-weight-complex="bold"/>
    </style:style>
    <style:style style:name="P164" style:family="paragraph" style:parent-style-name="Standard">
      <style:text-properties style:text-position="0% 100%" style:font-name="Liberation Serif" fo:font-size="14pt" fo:font-style="normal" style:text-underline-style="none" fo:font-weight="bold" officeooo:rsid="013ed933" officeooo:paragraph-rsid="0169a900" style:font-size-asian="14pt" style:font-style-asian="normal" style:font-weight-asian="bold" style:font-size-complex="14pt" style:font-style-complex="normal" style:font-weight-complex="bold"/>
    </style:style>
    <style:style style:name="P165" style:family="paragraph" style:parent-style-name="Standard">
      <style:text-properties style:text-position="0% 100%" style:font-name="Liberation Serif" fo:font-size="14pt" fo:font-style="normal" style:text-underline-style="none" fo:font-weight="bold" officeooo:rsid="013ed933" officeooo:paragraph-rsid="01810d75" style:font-size-asian="14pt" style:font-style-asian="normal" style:font-weight-asian="bold" style:font-size-complex="14pt" style:font-style-complex="normal" style:font-weight-complex="bold"/>
    </style:style>
    <style:style style:name="P166" style:family="paragraph" style:parent-style-name="Standard">
      <style:text-properties style:text-position="0% 100%" style:font-name="Liberation Serif" fo:font-size="14pt" fo:font-style="normal" style:text-underline-style="none" fo:font-weight="bold" officeooo:rsid="013ed933" officeooo:paragraph-rsid="0190556f" style:font-size-asian="14pt" style:font-style-asian="normal" style:font-weight-asian="bold" style:font-size-complex="14pt" style:font-style-complex="normal" style:font-weight-complex="bold"/>
    </style:style>
    <style:style style:name="P167" style:family="paragraph" style:parent-style-name="Standard">
      <style:text-properties style:text-position="0% 100%" style:font-name="Liberation Serif" fo:font-size="14pt" fo:font-style="normal" style:text-underline-style="none" fo:font-weight="bold" officeooo:rsid="013f908f" officeooo:paragraph-rsid="013f908f" style:font-size-asian="14pt" style:font-style-asian="normal" style:font-weight-asian="bold" style:font-size-complex="14pt" style:font-style-complex="normal" style:font-weight-complex="bold"/>
    </style:style>
    <style:style style:name="P168" style:family="paragraph" style:parent-style-name="Standard">
      <style:text-properties style:text-position="0% 100%" style:font-name="Liberation Serif" fo:font-size="14pt" fo:font-style="normal" style:text-underline-style="none" fo:font-weight="bold" officeooo:rsid="01405a49" officeooo:paragraph-rsid="01405a49" style:font-size-asian="14pt" style:font-style-asian="normal" style:font-weight-asian="bold" style:font-size-complex="14pt" style:font-style-complex="normal" style:font-weight-complex="bold"/>
    </style:style>
    <style:style style:name="P169" style:family="paragraph" style:parent-style-name="Standard">
      <style:text-properties style:text-position="0% 100%" style:font-name="Liberation Serif" fo:font-size="14pt" fo:font-style="normal" style:text-underline-style="none" fo:font-weight="bold" officeooo:rsid="01448883" officeooo:paragraph-rsid="01448883" style:font-size-asian="14pt" style:font-style-asian="normal" style:font-weight-asian="bold" style:font-size-complex="14pt" style:font-style-complex="normal" style:font-weight-complex="bold"/>
    </style:style>
    <style:style style:name="P170" style:family="paragraph" style:parent-style-name="Standard">
      <style:text-properties style:text-position="0% 100%" style:font-name="Liberation Serif" fo:font-size="14pt" fo:font-style="normal" style:text-underline-style="none" fo:font-weight="bold" officeooo:rsid="016a859b" officeooo:paragraph-rsid="016d84bf" style:font-size-asian="14pt" style:font-style-asian="normal" style:font-weight-asian="bold" style:font-size-complex="14pt" style:font-style-complex="normal" style:font-weight-complex="bold"/>
    </style:style>
    <style:style style:name="P171" style:family="paragraph" style:parent-style-name="Standard">
      <style:text-properties style:text-position="0% 100%" style:font-name="Liberation Serif" fo:font-size="14pt" fo:font-style="normal" style:text-underline-style="none" fo:font-weight="bold" officeooo:rsid="016a859b" officeooo:paragraph-rsid="016dc8f2" style:font-size-asian="14pt" style:font-style-asian="normal" style:font-weight-asian="bold" style:font-size-complex="14pt" style:font-style-complex="normal" style:font-weight-complex="bold"/>
    </style:style>
    <style:style style:name="P172" style:family="paragraph" style:parent-style-name="Standard">
      <style:text-properties style:text-position="0% 100%" style:font-name="Liberation Serif" fo:font-size="14pt" fo:font-style="normal" style:text-underline-style="none" fo:font-weight="bold" officeooo:rsid="014b2036" officeooo:paragraph-rsid="016d84bf" style:font-size-asian="14pt" style:font-style-asian="normal" style:font-weight-asian="bold" style:font-size-complex="14pt" style:font-style-complex="normal" style:font-weight-complex="bold"/>
    </style:style>
    <style:style style:name="P173" style:family="paragraph" style:parent-style-name="Standard">
      <style:text-properties style:text-position="0% 100%" style:font-name="Liberation Serif" fo:font-size="14pt" fo:font-style="normal" style:text-underline-style="none" fo:font-weight="bold" officeooo:rsid="0142db8d" officeooo:paragraph-rsid="016d84bf" style:font-size-asian="14pt" style:font-style-asian="normal" style:font-weight-asian="bold" style:font-size-complex="14pt" style:font-style-complex="normal" style:font-weight-complex="bold"/>
    </style:style>
    <style:style style:name="P174" style:family="paragraph" style:parent-style-name="Standard">
      <style:text-properties style:text-position="0% 100%" style:font-name="Liberation Serif" fo:font-size="14pt" fo:font-style="normal" style:text-underline-style="none" fo:font-weight="bold" officeooo:rsid="01681e3c" officeooo:paragraph-rsid="016d84bf" style:font-size-asian="14pt" style:font-style-asian="normal" style:font-weight-asian="bold" style:font-size-complex="14pt" style:font-style-complex="normal" style:font-weight-complex="bold"/>
    </style:style>
    <style:style style:name="P175" style:family="paragraph" style:parent-style-name="Standard">
      <style:text-properties style:text-position="0% 100%" style:font-name="Liberation Serif" fo:font-size="14pt" fo:font-style="normal" style:text-underline-style="none" fo:font-weight="bold" officeooo:rsid="0190556f" officeooo:paragraph-rsid="0190556f" style:font-size-asian="14pt" style:font-style-asian="normal" style:font-weight-asian="bold" style:font-size-complex="14pt" style:font-style-complex="normal" style:font-weight-complex="bold"/>
    </style:style>
    <style:style style:name="P176" style:family="paragraph" style:parent-style-name="Standard">
      <style:text-properties style:text-position="0% 100%" style:font-name="Liberation Serif" fo:font-size="14pt" fo:font-style="italic" style:text-underline-style="solid" style:text-underline-width="auto" style:text-underline-color="font-color" fo:font-weight="bold" officeooo:rsid="019b762e" officeooo:paragraph-rsid="019b762e" style:font-size-asian="14pt" style:font-style-asian="italic" style:font-weight-asian="bold" style:font-size-complex="14pt" style:font-style-complex="italic" style:font-weight-complex="bold"/>
    </style:style>
    <style:style style:name="P177" style:family="paragraph" style:parent-style-name="Standard">
      <style:text-properties style:text-position="0% 100%" style:font-name="Liberation Serif" fo:font-size="14pt" fo:font-style="italic" style:text-underline-style="solid" style:text-underline-width="auto" style:text-underline-color="font-color" fo:font-weight="bold" officeooo:rsid="019d1fcf" officeooo:paragraph-rsid="019d1fcf" style:font-size-asian="14pt" style:font-style-asian="italic" style:font-weight-asian="bold" style:font-size-complex="14pt" style:font-style-complex="italic" style:font-weight-complex="bold"/>
    </style:style>
    <style:style style:name="P178" style:family="paragraph" style:parent-style-name="Standard">
      <style:text-properties style:text-position="0% 100%" style:font-name="Liberation Serif" fo:font-size="10pt" fo:font-style="normal" style:text-underline-style="none" fo:font-weight="normal" officeooo:rsid="0175e965" officeooo:paragraph-rsid="0176e9f0" style:font-size-asian="10pt" style:font-style-asian="normal" style:font-weight-asian="normal" style:font-size-complex="10pt" style:font-style-complex="normal" style:font-weight-complex="normal"/>
    </style:style>
    <style:style style:name="P179" style:family="paragraph" style:parent-style-name="Standard">
      <style:text-properties style:text-position="0% 100%" style:font-name="Liberation Serif" fo:font-size="12pt" fo:font-style="normal" style:text-underline-style="none" fo:font-weight="normal" officeooo:rsid="01609b62" officeooo:paragraph-rsid="019309ea" style:font-size-asian="12pt" style:font-style-asian="normal" style:font-weight-asian="normal" style:font-size-complex="12pt" style:font-style-complex="normal" style:font-weight-complex="normal"/>
    </style:style>
    <style:style style:name="P180" style:family="paragraph" style:parent-style-name="Standard">
      <style:text-properties style:text-position="0% 100%" style:font-name="Liberation Serif" fo:font-size="12pt" fo:font-style="normal" style:text-underline-style="none" fo:font-weight="normal" officeooo:rsid="014b2036" officeooo:paragraph-rsid="019309ea" style:font-size-asian="12pt" style:font-style-asian="normal" style:font-weight-asian="normal" style:font-size-complex="12pt" style:font-style-complex="normal" style:font-weight-complex="normal"/>
    </style:style>
    <style:style style:name="P181" style:family="paragraph" style:parent-style-name="Standard">
      <style:text-properties style:text-position="0% 100%" style:font-name="Liberation Serif" fo:font-size="12pt" fo:font-style="normal" style:text-underline-style="none" fo:font-weight="normal" officeooo:rsid="0197478f" officeooo:paragraph-rsid="0197478f" style:font-size-asian="10.5pt" style:font-style-asian="normal" style:font-weight-asian="normal" style:font-size-complex="12pt" style:font-style-complex="normal" style:font-weight-complex="normal"/>
    </style:style>
    <style:style style:name="P182" style:family="paragraph" style:parent-style-name="Standard">
      <style:text-properties style:text-position="0% 100%" style:font-name="Liberation Serif1" fo:font-size="14pt" fo:font-style="normal" style:text-underline-style="none" fo:font-weight="normal" officeooo:rsid="017e1826" officeooo:paragraph-rsid="017e1826" style:font-size-asian="14pt" style:font-style-asian="normal" style:font-weight-asian="normal" style:font-size-complex="14pt" style:font-style-complex="normal" style:font-weight-complex="normal"/>
    </style:style>
    <style:style style:name="P183" style:family="paragraph" style:parent-style-name="Standard">
      <style:text-properties style:text-position="0% 100%" style:font-name="Liberation Serif1" fo:font-size="14pt" fo:font-style="normal" style:text-underline-style="none" fo:font-weight="normal" officeooo:rsid="0190556f" officeooo:paragraph-rsid="0190556f" style:font-size-asian="14pt" style:font-style-asian="normal" style:font-weight-asian="normal" style:font-size-complex="14pt" style:font-style-complex="normal" style:font-weight-complex="normal"/>
    </style:style>
    <style:style style:name="P184" style:family="paragraph" style:parent-style-name="Standard">
      <style:text-properties style:text-position="0% 100%" style:font-name="Liberation Serif1" fo:font-size="14pt" fo:font-style="normal" style:text-underline-style="none" fo:font-weight="normal" officeooo:rsid="0190556f" officeooo:paragraph-rsid="0197478f" style:font-size-asian="14pt" style:font-style-asian="normal" style:font-weight-asian="normal" style:font-size-complex="14pt" style:font-style-complex="normal" style:font-weight-complex="normal"/>
    </style:style>
    <style:style style:name="P185" style:family="paragraph" style:parent-style-name="Standard">
      <style:text-properties style:text-position="0% 100%" style:font-name="Liberation Serif1" fo:font-size="14pt" fo:font-style="normal" style:text-underline-style="none" fo:font-weight="normal" officeooo:rsid="0191d3fc" officeooo:paragraph-rsid="0191d3fc" style:font-size-asian="14pt" style:font-style-asian="normal" style:font-weight-asian="normal" style:font-size-complex="14pt" style:font-style-complex="normal" style:font-weight-complex="normal"/>
    </style:style>
    <style:style style:name="P186" style:family="paragraph" style:parent-style-name="Standard">
      <style:text-properties style:text-position="0% 100%" style:font-name="Liberation Serif1" fo:font-size="14pt" fo:font-style="normal" style:text-underline-style="none" fo:font-weight="normal" officeooo:rsid="0191d3fc" officeooo:paragraph-rsid="0190556f" style:font-size-asian="14pt" style:font-style-asian="normal" style:font-weight-asian="normal" style:font-size-complex="14pt" style:font-style-complex="normal" style:font-weight-complex="normal"/>
    </style:style>
    <style:style style:name="P187" style:family="paragraph" style:parent-style-name="Standard">
      <style:text-properties style:text-position="0% 100%" style:font-name="Liberation Serif1" fo:font-size="12pt" fo:font-style="normal" style:text-underline-style="none" fo:font-weight="normal" officeooo:rsid="0190556f" officeooo:paragraph-rsid="0197478f" style:font-size-asian="12pt" style:font-style-asian="normal" style:font-weight-asian="normal" style:font-size-complex="12pt" style:font-style-complex="normal" style:font-weight-complex="normal"/>
    </style:style>
    <style:style style:name="P188" style:family="paragraph" style:parent-style-name="Standard">
      <style:text-properties style:font-name="Liberation Serif" fo:font-size="14pt" fo:font-weight="normal" officeooo:rsid="00f0d089" officeooo:paragraph-rsid="00f0d089" style:font-size-asian="14pt" style:font-weight-asian="normal" style:font-size-complex="14pt" style:font-weight-complex="normal"/>
    </style:style>
    <style:style style:name="P189" style:family="paragraph" style:parent-style-name="Standard">
      <style:text-properties style:font-name="Liberation Serif" fo:font-size="14pt" fo:font-weight="normal" officeooo:rsid="01995215" officeooo:paragraph-rsid="01995215" style:font-size-asian="14pt" style:font-weight-asian="normal" style:font-size-complex="14pt" style:font-weight-complex="normal"/>
    </style:style>
    <style:style style:name="P190" style:family="paragraph" style:parent-style-name="Standard">
      <style:text-properties style:font-name="Liberation Serif" fo:font-size="14pt" fo:font-style="normal" fo:font-weight="normal" officeooo:rsid="018d7463" officeooo:paragraph-rsid="0191d3fc" style:font-size-asian="14pt" style:font-style-asian="normal" style:font-weight-asian="normal" style:font-size-complex="14pt" style:font-style-complex="normal" style:font-weight-complex="normal"/>
    </style:style>
    <style:style style:name="P191" style:family="paragraph" style:parent-style-name="Standard">
      <style:text-properties style:font-name="Liberation Serif" fo:font-size="14pt" fo:font-style="normal" fo:font-weight="normal" officeooo:rsid="018d7463" officeooo:paragraph-rsid="019ea417" style:font-size-asian="14pt" style:font-style-asian="normal" style:font-weight-asian="normal" style:font-size-complex="14pt" style:font-style-complex="normal" style:font-weight-complex="normal"/>
    </style:style>
    <style:style style:name="P192" style:family="paragraph" style:parent-style-name="Standard">
      <style:text-properties style:font-name="Liberation Serif" fo:font-size="14pt" fo:font-style="normal" fo:font-weight="normal" officeooo:rsid="018e8940" officeooo:paragraph-rsid="018e8940" style:font-size-asian="14pt" style:font-style-asian="normal" style:font-weight-asian="normal" style:font-size-complex="14pt" style:font-style-complex="normal" style:font-weight-complex="normal"/>
    </style:style>
    <style:style style:name="P193" style:family="paragraph" style:parent-style-name="Standard">
      <style:text-properties style:font-name="Liberation Serif" fo:font-size="14pt" fo:font-style="italic" style:text-underline-style="solid" style:text-underline-width="auto" style:text-underline-color="font-color" fo:font-weight="bold" officeooo:rsid="019ea417" officeooo:paragraph-rsid="019ea417" style:font-size-asian="14pt" style:font-style-asian="italic" style:font-weight-asian="bold" style:font-size-complex="14pt" style:font-style-complex="italic" style:font-weight-complex="bold"/>
    </style:style>
    <style:style style:name="P194" style:family="paragraph" style:parent-style-name="Standard">
      <style:text-properties style:text-position="0% 100%" style:font-name="Liberation Serif1" fo:font-size="14pt" fo:font-style="normal" style:text-underline-style="none" fo:font-weight="normal" officeooo:rsid="016dc8f2" officeooo:paragraph-rsid="019309ea" style:font-size-asian="14pt" style:font-style-asian="normal" style:font-weight-asian="normal" style:font-size-complex="14pt" style:font-style-complex="normal" style:font-weight-complex="normal"/>
    </style:style>
    <style:style style:name="P195" style:family="paragraph" style:parent-style-name="Standard">
      <style:text-properties style:text-position="0% 100%" style:font-name="Liberation Serif1" fo:font-size="14pt" fo:font-style="normal" style:text-underline-style="none" fo:font-weight="normal" officeooo:rsid="0191d3fc" officeooo:paragraph-rsid="019ea417" style:font-size-asian="14pt" style:font-style-asian="normal" style:font-weight-asian="normal" style:font-size-complex="14pt" style:font-style-complex="normal" style:font-weight-complex="normal"/>
    </style:style>
    <style:style style:name="P196" style:family="paragraph" style:parent-style-name="Standard">
      <style:text-properties style:text-position="0% 100%" style:font-name="Liberation Serif1" fo:font-size="14pt" fo:font-style="normal" style:text-underline-style="none" fo:font-weight="normal" officeooo:rsid="0191d3fc" officeooo:paragraph-rsid="0191d3fc" style:font-size-asian="14pt" style:font-style-asian="normal" style:font-weight-asian="normal" style:font-size-complex="14pt" style:font-style-complex="normal" style:font-weight-complex="normal"/>
    </style:style>
    <style:style style:name="P197" style:family="paragraph" style:parent-style-name="Standard">
      <style:text-properties style:text-position="0% 100%" style:font-name="Liberation Serif1" fo:font-size="14pt" fo:font-style="normal" style:text-underline-style="none" fo:font-weight="normal" officeooo:rsid="017fd561" officeooo:paragraph-rsid="0190556f" style:font-size-asian="14pt" style:font-style-asian="normal" style:font-weight-asian="normal" style:font-size-complex="14pt" style:font-style-complex="normal" style:font-weight-complex="normal"/>
    </style:style>
    <style:style style:name="P198" style:family="paragraph" style:parent-style-name="Standard">
      <style:text-properties style:text-position="0% 100%" style:font-name="Liberation Serif1" fo:font-size="14pt" fo:font-style="normal" style:text-underline-style="none" fo:font-weight="normal" officeooo:rsid="01a07d8d" officeooo:paragraph-rsid="01a07d8d" style:font-size-asian="14pt" style:font-style-asian="normal" style:font-weight-asian="normal" style:font-size-complex="14pt" style:font-style-complex="normal" style:font-weight-complex="normal"/>
    </style:style>
    <style:style style:name="P199" style:family="paragraph" style:parent-style-name="Standard">
      <style:text-properties style:text-position="0% 100%" style:font-name="Liberation Serif1" fo:font-size="14pt" fo:font-style="italic" style:text-underline-style="solid" style:text-underline-width="auto" style:text-underline-color="font-color" fo:font-weight="bold" officeooo:rsid="019ea417" officeooo:paragraph-rsid="019ea417" style:font-size-asian="14pt" style:font-style-asian="italic" style:font-weight-asian="bold" style:font-size-complex="14pt" style:font-style-complex="italic" style:font-weight-complex="bold"/>
    </style:style>
    <style:style style:name="P200" style:family="paragraph" style:parent-style-name="Standard">
      <style:text-properties style:text-position="0% 100%" style:font-name="Liberation Serif" fo:font-size="14pt" fo:font-style="normal" style:text-underline-style="none" fo:font-weight="normal" officeooo:rsid="019309ea" officeooo:paragraph-rsid="0197478f" style:font-size-asian="14pt" style:font-style-asian="normal" style:font-weight-asian="normal" style:font-size-complex="14pt" style:font-style-complex="normal" style:font-weight-complex="normal"/>
    </style:style>
    <style:style style:name="P201" style:family="paragraph" style:parent-style-name="Standard">
      <style:text-properties style:text-position="0% 100%" style:font-name="Liberation Serif" fo:font-size="14pt" fo:font-style="normal" style:text-underline-style="none" fo:font-weight="normal" officeooo:rsid="019d6a00" officeooo:paragraph-rsid="019d6a00" style:font-size-asian="14pt" style:font-style-asian="normal" style:font-weight-asian="normal" style:font-size-complex="14pt" style:font-style-complex="normal" style:font-weight-complex="normal"/>
    </style:style>
    <style:style style:name="P202" style:family="paragraph" style:parent-style-name="Standard">
      <style:text-properties style:text-position="0% 100%" style:font-name="Liberation Serif" fo:font-size="14pt" fo:font-style="normal" style:text-underline-style="none" fo:font-weight="normal" officeooo:rsid="0141fcd2" officeooo:paragraph-rsid="019ea417" style:font-size-asian="14pt" style:font-style-asian="normal" style:font-weight-asian="normal" style:font-size-complex="14pt" style:font-style-complex="normal" style:font-weight-complex="normal"/>
    </style:style>
    <style:style style:name="P203" style:family="paragraph" style:parent-style-name="Standard">
      <style:text-properties style:text-position="0% 100%" style:font-name="Liberation Serif" fo:font-size="14pt" fo:font-style="normal" style:text-underline-style="none" fo:font-weight="normal" officeooo:rsid="0169a900" officeooo:paragraph-rsid="019ea417" style:font-size-asian="14pt" style:font-style-asian="normal" style:font-weight-asian="normal" style:font-size-complex="14pt" style:font-style-complex="normal" style:font-weight-complex="normal"/>
    </style:style>
    <style:style style:name="P204" style:family="paragraph" style:parent-style-name="Standard">
      <style:text-properties style:text-position="0% 100%" style:font-name="Liberation Serif" fo:font-size="14pt" fo:font-style="normal" style:text-underline-style="none" fo:font-weight="normal" officeooo:rsid="019ea417" officeooo:paragraph-rsid="019ea417" style:font-size-asian="14pt" style:font-style-asian="normal" style:font-weight-asian="normal" style:font-size-complex="14pt" style:font-style-complex="normal" style:font-weight-complex="normal"/>
    </style:style>
    <style:style style:name="P205" style:family="paragraph" style:parent-style-name="Standard">
      <style:text-properties style:text-position="0% 100%" style:font-name="Liberation Serif" fo:font-size="14pt" fo:font-style="normal" style:text-underline-style="none" fo:font-weight="normal" officeooo:rsid="0142db8d" officeooo:paragraph-rsid="019ea417" style:font-size-asian="14pt" style:font-style-asian="normal" style:font-weight-asian="normal" style:font-size-complex="14pt" style:font-style-complex="normal" style:font-weight-complex="normal"/>
    </style:style>
    <style:style style:name="P206" style:family="paragraph" style:parent-style-name="Standard">
      <style:text-properties style:text-position="0% 100%" style:font-name="Liberation Serif" fo:font-size="14pt" fo:font-style="normal" style:text-underline-style="none" fo:font-weight="normal" officeooo:rsid="0142db8d" officeooo:paragraph-rsid="01a07d8d" style:font-size-asian="14pt" style:font-style-asian="normal" style:font-weight-asian="normal" style:font-size-complex="14pt" style:font-style-complex="normal" style:font-weight-complex="normal"/>
    </style:style>
    <style:style style:name="P207" style:family="paragraph" style:parent-style-name="Standard">
      <style:text-properties style:text-position="0% 100%" style:font-name="Liberation Serif" fo:font-size="14pt" fo:font-style="normal" style:text-underline-style="none" fo:font-weight="normal" officeooo:rsid="016a859b" officeooo:paragraph-rsid="01a07d8d" style:font-size-asian="14pt" style:font-style-asian="normal" style:font-weight-asian="normal" style:font-size-complex="14pt" style:font-style-complex="normal" style:font-weight-complex="normal"/>
    </style:style>
    <style:style style:name="P208" style:family="paragraph" style:parent-style-name="Standard">
      <style:text-properties style:text-position="0% 100%" style:font-name="Liberation Serif" fo:font-size="14pt" fo:font-style="normal" style:text-underline-style="none" fo:font-weight="normal" officeooo:rsid="014b2036" officeooo:paragraph-rsid="01a07d8d" style:font-size-asian="14pt" style:font-style-asian="normal" style:font-weight-asian="normal" style:font-size-complex="14pt" style:font-style-complex="normal" style:font-weight-complex="normal"/>
    </style:style>
    <style:style style:name="P209" style:family="paragraph" style:parent-style-name="Standard">
      <style:text-properties style:text-position="0% 100%" style:font-name="Liberation Serif" fo:font-size="14pt" fo:font-style="normal" style:text-underline-style="none" fo:font-weight="normal" officeooo:rsid="01681e3c" officeooo:paragraph-rsid="01a07d8d" style:font-size-asian="14pt" style:font-style-asian="normal" style:font-weight-asian="normal" style:font-size-complex="14pt" style:font-style-complex="normal" style:font-weight-complex="normal"/>
    </style:style>
    <style:style style:name="P210" style:family="paragraph" style:parent-style-name="Standard">
      <style:text-properties style:text-position="0% 100%" style:font-name="Liberation Serif" fo:font-size="14pt" fo:font-style="normal" style:text-underline-style="none" fo:font-weight="normal" officeooo:rsid="0175e965" officeooo:paragraph-rsid="01a07d8d" style:font-size-asian="14pt" style:font-style-asian="normal" style:font-weight-asian="normal" style:font-size-complex="14pt" style:font-style-complex="normal" style:font-weight-complex="normal"/>
    </style:style>
    <style:style style:name="P211" style:family="paragraph" style:parent-style-name="Standard">
      <style:text-properties style:text-position="0% 100%" style:font-name="Liberation Serif" fo:font-size="14pt" fo:font-style="italic" style:text-underline-style="solid" style:text-underline-width="auto" style:text-underline-color="font-color" fo:font-weight="bold" officeooo:rsid="019ea417" officeooo:paragraph-rsid="019ea417" style:font-size-asian="14pt" style:font-style-asian="italic" style:font-weight-asian="bold" style:font-size-complex="14pt" style:font-style-complex="italic" style:font-weight-complex="bold"/>
    </style:style>
    <style:style style:name="P212" style:family="paragraph" style:parent-style-name="Standard">
      <style:text-properties style:text-position="0% 100%" style:font-name="Liberation Serif" fo:font-size="12pt" fo:font-style="normal" style:text-underline-style="none" fo:font-weight="bold" officeooo:rsid="016a859b" officeooo:paragraph-rsid="01a07d8d" style:font-size-asian="12pt" style:font-style-asian="normal" style:font-weight-asian="bold" style:font-size-complex="12pt" style:font-style-complex="normal" style:font-weight-complex="bold"/>
    </style:style>
    <style:style style:name="P213" style:family="paragraph" style:parent-style-name="Standard">
      <style:text-properties style:text-position="0% 100%" style:font-name="Liberation Serif" fo:font-size="12pt" fo:font-style="normal" style:text-underline-style="none" fo:font-weight="normal" officeooo:rsid="016d84bf" officeooo:paragraph-rsid="01a07d8d" style:font-size-asian="12pt" style:font-style-asian="normal" style:font-weight-asian="normal" style:font-size-complex="12pt" style:font-style-complex="normal" style:font-weight-complex="normal"/>
    </style:style>
    <style:style style:name="P214" style:family="paragraph" style:parent-style-name="Standard">
      <style:text-properties style:text-position="0% 100%" style:font-name="Liberation Serif" fo:font-size="12pt" fo:font-style="normal" style:text-underline-style="none" fo:font-weight="normal" officeooo:rsid="016dc8f2" officeooo:paragraph-rsid="01a07d8d" style:font-size-asian="12pt" style:font-style-asian="normal" style:font-weight-asian="normal" style:font-size-complex="12pt" style:font-style-complex="normal" style:font-weight-complex="normal"/>
    </style:style>
    <style:style style:name="P215" style:family="paragraph" style:parent-style-name="Standard">
      <style:text-properties style:text-position="0% 100%" style:font-name="Liberation Serif" fo:font-size="12pt" fo:font-style="normal" style:text-underline-style="none" fo:font-weight="normal" officeooo:rsid="0142db8d" officeooo:paragraph-rsid="01a07d8d"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center" style:justify-single-word="false"/>
      <style:text-properties style:text-position="0% 100%" style:font-name="Liberation Serif" fo:font-size="10pt" fo:font-style="normal" style:text-underline-style="none" fo:font-weight="normal" officeooo:rsid="0176e9f0" officeooo:paragraph-rsid="0175e965" style:font-size-asian="10pt" style:font-style-asian="normal" style:font-weight-asian="normal" style:font-size-complex="10pt" style:font-style-complex="normal" style:font-weight-complex="normal"/>
    </style:style>
    <style:style style:name="P217" style:family="paragraph" style:parent-style-name="Standard">
      <style:text-properties style:text-position="0% 100%" style:font-name="Liberation Serif" fo:font-size="10pt" fo:font-style="normal" style:text-underline-style="none" fo:font-weight="normal" officeooo:rsid="0176e9f0" officeooo:paragraph-rsid="01a07d8d" style:font-size-asian="10pt" style:font-style-asian="normal" style:font-weight-asian="normal" style:font-size-complex="10pt" style:font-style-complex="normal" style:font-weight-complex="normal"/>
    </style:style>
    <style:style style:name="P218" style:family="paragraph" style:parent-style-name="Standard">
      <style:text-properties style:text-position="0% 100%" style:font-name="Liberation Serif" fo:font-size="10pt" fo:font-style="normal" style:text-underline-style="none" fo:font-weight="normal" officeooo:rsid="0175e965" officeooo:paragraph-rsid="01a07d8d" style:font-size-asian="10pt" style:font-style-asian="normal" style:font-weight-asian="normal" style:font-size-complex="10pt" style:font-style-complex="normal" style:font-weight-complex="normal"/>
    </style:style>
    <style:style style:name="P219" style:family="paragraph" style:parent-style-name="Standard">
      <style:paragraph-properties fo:text-align="center" style:justify-single-word="false"/>
      <style:text-properties fo:font-size="20pt" fo:font-weight="bold" officeooo:paragraph-rsid="019ea417" style:font-size-asian="20pt" style:font-weight-asian="bold" style:font-size-complex="20pt" style:font-weight-complex="bold"/>
    </style:style>
    <style:style style:name="P220" style:family="paragraph" style:parent-style-name="Standard">
      <style:paragraph-properties fo:text-align="center" style:justify-single-word="false"/>
      <style:text-properties fo:font-size="14pt" officeooo:paragraph-rsid="01a07d8d" style:font-size-asian="14pt" style:font-size-complex="14pt"/>
    </style:style>
    <style:style style:name="T1" style:family="text">
      <style:text-properties officeooo:rsid="00eb5981"/>
    </style:style>
    <style:style style:name="T2" style:family="text">
      <style:text-properties style:text-position="0% 100%" style:font-name="Liberation Serif"/>
    </style:style>
    <style:style style:name="T3"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 style:family="text">
      <style:text-properties style:text-position="0% 100%" style:font-name="Liberation Serif" fo:font-style="normal" style:text-underline-style="none" fo:font-weight="normal" officeooo:rsid="0136fc73" style:font-style-asian="normal" style:font-weight-asian="normal" style:font-style-complex="normal" style:font-weight-complex="normal"/>
    </style:style>
    <style:style style:name="T5" style:family="text">
      <style:text-properties style:text-position="0% 100%" style:font-name="Liberation Serif" fo:font-style="normal" style:text-underline-style="none" fo:font-weight="normal" officeooo:rsid="013b1d03" style:font-style-asian="normal" style:font-weight-asian="normal" style:font-style-complex="normal" style:font-weight-complex="normal"/>
    </style:style>
    <style:style style:name="T6" style:family="text">
      <style:text-properties style:text-position="0% 100%" style:font-name="Liberation Serif" fo:font-style="normal" style:text-underline-style="none" fo:font-weight="normal" officeooo:rsid="013d0bcd" style:font-style-asian="normal" style:font-weight-asian="normal" style:font-style-complex="normal" style:font-weight-complex="normal"/>
    </style:style>
    <style:style style:name="T7" style:family="text">
      <style:text-properties style:text-position="0% 100%" style:font-name="Liberation Serif" fo:font-style="normal" style:text-underline-style="none" fo:font-weight="normal" officeooo:rsid="013ed933" style:font-style-asian="normal" style:font-weight-asian="normal" style:font-style-complex="normal" style:font-weight-complex="normal"/>
    </style:style>
    <style:style style:name="T8" style:family="text">
      <style:text-properties style:text-position="0% 100%" style:font-name="Liberation Serif" fo:font-style="normal" style:text-underline-style="none" fo:font-weight="normal" officeooo:rsid="0171210e" style:font-style-asian="normal" style:font-weight-asian="normal" style:font-style-complex="normal" style:font-weight-complex="normal"/>
    </style:style>
    <style:style style:name="T9" style:family="text">
      <style:text-properties style:text-position="0% 100%" style:font-name="Liberation Serif" fo:font-style="normal" style:text-underline-style="none" fo:font-weight="bold" style:font-style-asian="normal" style:font-weight-asian="bold" style:font-style-complex="normal" style:font-weight-complex="bold"/>
    </style:style>
    <style:style style:name="T10" style:family="text">
      <style:text-properties style:text-position="0% 100%" style:font-name="Liberation Serif" fo:font-style="normal" style:text-underline-style="none" fo:font-weight="bold" officeooo:rsid="013b1d03" style:font-style-asian="normal" style:font-weight-asian="bold" style:font-style-complex="normal" style:font-weight-complex="bold"/>
    </style:style>
    <style:style style:name="T11" style:family="text">
      <style:text-properties style:text-position="0% 100%" style:font-name="Liberation Serif"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normal" officeooo:rsid="00eedc2e" style:font-weight-asian="normal" style:font-weight-complex="normal"/>
    </style:style>
    <style:style style:name="T14" style:family="text">
      <style:text-properties fo:font-weight="normal" officeooo:rsid="00f18b0d" style:font-weight-asian="normal" style:font-weight-complex="normal"/>
    </style:style>
    <style:style style:name="T15" style:family="text">
      <style:text-properties fo:font-weight="normal" officeooo:rsid="013d4944" style:font-weight-asian="normal" style:font-weight-complex="normal"/>
    </style:style>
    <style:style style:name="T16" style:family="text">
      <style:text-properties fo:font-weight="normal" officeooo:rsid="011332e7" style:font-weight-asian="normal" style:font-weight-complex="normal"/>
    </style:style>
    <style:style style:name="T17" style:family="text">
      <style:text-properties fo:font-weight="normal" officeooo:rsid="013ed933" style:font-weight-asian="normal" style:font-weight-complex="normal"/>
    </style:style>
    <style:style style:name="T18" style:family="text">
      <style:text-properties fo:font-weight="normal" officeooo:rsid="013f908f" style:font-weight-asian="normal" style:font-weight-complex="normal"/>
    </style:style>
    <style:style style:name="T19" style:family="text">
      <style:text-properties fo:font-weight="normal" officeooo:rsid="01405a49" style:font-weight-asian="normal" style:font-weight-complex="normal"/>
    </style:style>
    <style:style style:name="T20" style:family="text">
      <style:text-properties fo:font-weight="normal" officeooo:rsid="0169a900" style:font-weight-asian="normal" style:font-weight-complex="normal"/>
    </style:style>
    <style:style style:name="T21" style:family="text">
      <style:text-properties fo:font-weight="normal" officeooo:rsid="01810d75" style:font-weight-asian="normal" style:font-weight-complex="normal"/>
    </style:style>
    <style:style style:name="T22" style:family="text">
      <style:text-properties fo:font-weight="normal" officeooo:rsid="0190556f" style:font-weight-asian="normal" style:font-weight-complex="normal"/>
    </style:style>
    <style:style style:name="T23" style:family="text">
      <style:text-properties style:font-name="Liberation Serif1"/>
    </style:style>
    <style:style style:name="T24" style:family="text">
      <style:text-properties style:font-name="Liberation Serif1" fo:font-weight="normal" style:font-weight-asian="normal" style:font-weight-complex="normal"/>
    </style:style>
    <style:style style:name="T25" style:family="text">
      <style:text-properties style:font-name="Liberation Serif1" fo:font-weight="normal" officeooo:rsid="00ee30b6" style:font-weight-asian="normal" style:font-weight-complex="normal"/>
    </style:style>
    <style:style style:name="T26" style:family="text">
      <style:text-properties style:font-name="Liberation Serif1" fo:font-weight="normal" officeooo:rsid="00f40b70" style:font-weight-asian="normal" style:font-weight-complex="normal"/>
    </style:style>
    <style:style style:name="T27" style:family="text">
      <style:text-properties style:font-name="Liberation Serif1" fo:font-weight="normal" officeooo:rsid="013d4944" style:font-weight-asian="normal" style:font-weight-complex="normal"/>
    </style:style>
    <style:style style:name="T28" style:family="text">
      <style:text-properties style:font-name="Liberation Serif1" fo:font-weight="normal" officeooo:rsid="0190556f" style:font-weight-asian="normal" style:font-weight-complex="normal"/>
    </style:style>
    <style:style style:name="T29" style:family="text">
      <style:text-properties style:font-name="Liberation Serif1" fo:font-weight="normal" officeooo:rsid="0191d3fc" style:font-weight-asian="normal" style:font-weight-complex="normal"/>
    </style:style>
    <style:style style:name="T30" style:family="text">
      <style:text-properties style:font-name="Liberation Serif1" officeooo:rsid="0100f1c6"/>
    </style:style>
    <style:style style:name="T31" style:family="text">
      <style:text-properties style:font-name="Liberation Serif1" officeooo:rsid="013af147"/>
    </style:style>
    <style:style style:name="T32" style:family="text">
      <style:text-properties style:font-name="Liberation Serif1" officeooo:rsid="00ee30b6"/>
    </style:style>
    <style:style style:name="T33" style:family="text">
      <style:text-properties style:font-name="Liberation Serif1" officeooo:rsid="017e1826"/>
    </style:style>
    <style:style style:name="T34" style:family="text">
      <style:text-properties style:font-name="Liberation Serif1" officeooo:rsid="017fd561"/>
    </style:style>
    <style:style style:name="T35" style:family="text">
      <style:text-properties style:font-name="Liberation Serif1" officeooo:rsid="01887097"/>
    </style:style>
    <style:style style:name="T36" style:family="text">
      <style:text-properties style:font-name="Liberation Serif1" officeooo:rsid="018eb51b"/>
    </style:style>
    <style:style style:name="T37" style:family="text">
      <style:text-properties style:font-name="Liberation Serif1" style:text-underline-style="solid" style:text-underline-width="auto" style:text-underline-color="font-color"/>
    </style:style>
    <style:style style:name="T38" style:family="text">
      <style:text-properties style:font-name="Liberation Serif1" style:text-underline-style="solid" style:text-underline-width="auto" style:text-underline-color="font-color" fo:font-weight="normal" style:font-weight-asian="normal" style:font-weight-complex="normal"/>
    </style:style>
    <style:style style:name="T39" style:family="text">
      <style:text-properties style:font-name="Liberation Serif1" style:text-underline-style="solid" style:text-underline-width="auto" style:text-underline-color="font-color" fo:font-weight="normal" officeooo:rsid="013f908f" style:font-weight-asian="normal" style:font-weight-complex="normal"/>
    </style:style>
    <style:style style:name="T40" style:family="text">
      <style:text-properties style:font-name="Liberation Serif1" style:text-underline-style="solid" style:text-underline-width="auto" style:text-underline-color="font-color" fo:font-weight="normal" officeooo:rsid="013d4944" style:font-weight-asian="normal" style:font-weight-complex="normal"/>
    </style:style>
    <style:style style:name="T41" style:family="text">
      <style:text-properties style:font-name="Liberation Serif1" style:text-underline-style="solid" style:text-underline-width="auto" style:text-underline-color="font-color" officeooo:rsid="019ea417"/>
    </style:style>
    <style:style style:name="T42" style:family="text">
      <style:text-properties style:font-name="Liberation Serif1" officeooo:rsid="014cab70"/>
    </style:style>
    <style:style style:name="T43" style:family="text">
      <style:text-properties style:font-name="Liberation Serif1" officeooo:rsid="0191d3fc"/>
    </style:style>
    <style:style style:name="T44" style:family="text">
      <style:text-properties style:font-name="Liberation Serif1" fo:font-weight="bold" style:font-weight-asian="bold" style:font-weight-complex="bold"/>
    </style:style>
    <style:style style:name="T45" style:family="text">
      <style:text-properties style:font-name="Liberation Serif1" fo:font-weight="bold" officeooo:rsid="019ea417" style:font-weight-asian="bold" style:font-weight-complex="bold"/>
    </style:style>
    <style:style style:name="T46" style:family="text">
      <style:text-properties style:font-name="Liberation Serif1" fo:font-weight="bold" officeooo:rsid="01a07d8d" style:font-weight-asian="bold" style:font-weight-complex="bold"/>
    </style:style>
    <style:style style:name="T47" style:family="text">
      <style:text-properties style:font-name="Liberation Serif1" officeooo:rsid="016dc8f2"/>
    </style:style>
    <style:style style:name="T48" style:family="text">
      <style:text-properties style:font-name="Liberation Serif1" fo:font-size="12pt" style:font-size-asian="12pt" style:font-size-complex="12pt"/>
    </style:style>
    <style:style style:name="T49" style:family="text">
      <style:text-properties style:font-name="Liberation Serif1" officeooo:rsid="019ea417"/>
    </style:style>
    <style:style style:name="T50" style:family="text">
      <style:text-properties style:font-name="Liberation Serif1" officeooo:rsid="0142db8d"/>
    </style:style>
    <style:style style:name="T51" style:family="text">
      <style:text-properties style:font-name="Liberation Serif1" officeooo:rsid="01a07d8d"/>
    </style:style>
    <style:style style:name="T52" style:family="text">
      <style:text-properties style:font-name="Liberation Serif1" officeooo:rsid="016b88d8"/>
    </style:style>
    <style:style style:name="T53" style:family="text">
      <style:text-properties style:font-name="Liberation Serif1" officeooo:rsid="016ebb41"/>
    </style:style>
    <style:style style:name="T54" style:family="text">
      <style:text-properties style:font-name="Liberation Serif1" officeooo:rsid="0171210e"/>
    </style:style>
    <style:style style:name="T55" style:family="text">
      <style:text-properties style:font-name="Liberation Serif1" officeooo:rsid="014b2036"/>
    </style:style>
    <style:style style:name="T56" style:family="text">
      <style:text-properties style:font-name="Liberation Serif1" officeooo:rsid="016c7c19"/>
    </style:style>
    <style:style style:name="T57" style:family="text">
      <style:text-properties style:font-name="Liberation Serif"/>
    </style:style>
    <style:style style:name="T58" style:family="text">
      <style:text-properties style:font-name="Liberation Serif" officeooo:rsid="00eedc2e"/>
    </style:style>
    <style:style style:name="T59" style:family="text">
      <style:text-properties style:font-name="Liberation Serif" fo:font-weight="normal" style:font-weight-asian="normal" style:font-weight-complex="normal"/>
    </style:style>
    <style:style style:name="T60" style:family="text">
      <style:text-properties style:font-name="Liberation Serif" fo:font-weight="normal" officeooo:rsid="00eedc2e" style:font-weight-asian="normal" style:font-weight-complex="normal"/>
    </style:style>
    <style:style style:name="T61" style:family="text">
      <style:text-properties style:font-name="Liberation Serif" fo:font-weight="normal" officeooo:rsid="00ee30b6" style:font-weight-asian="normal" style:font-weight-complex="normal"/>
    </style:style>
    <style:style style:name="T62" style:family="text">
      <style:text-properties style:font-name="Liberation Serif" fo:font-weight="normal" officeooo:rsid="00f18b0d" style:font-weight-asian="normal" style:font-weight-complex="normal"/>
    </style:style>
    <style:style style:name="T63" style:family="text">
      <style:text-properties style:font-name="Liberation Serif" fo:font-weight="normal" officeooo:rsid="00f40b70" style:font-weight-asian="normal" style:font-weight-complex="normal"/>
    </style:style>
    <style:style style:name="T64" style:family="text">
      <style:text-properties style:font-name="Liberation Serif" fo:font-weight="normal" officeooo:rsid="00f5ae84" style:font-weight-asian="normal" style:font-weight-complex="normal"/>
    </style:style>
    <style:style style:name="T65" style:family="text">
      <style:text-properties style:font-name="Liberation Serif" fo:font-weight="normal" officeooo:rsid="00fb46ee" style:font-weight-asian="normal" style:font-weight-complex="normal"/>
    </style:style>
    <style:style style:name="T66" style:family="text">
      <style:text-properties style:font-name="Liberation Serif" fo:font-weight="normal" officeooo:rsid="0100f1c6" style:font-weight-asian="normal" style:font-weight-complex="normal"/>
    </style:style>
    <style:style style:name="T67" style:family="text">
      <style:text-properties style:font-name="Liberation Serif" fo:font-weight="normal" officeooo:rsid="0101424a" style:font-weight-asian="normal" style:font-weight-complex="normal"/>
    </style:style>
    <style:style style:name="T68" style:family="text">
      <style:text-properties style:font-name="Liberation Serif" fo:font-weight="normal" officeooo:rsid="0107fccb" style:font-weight-asian="normal" style:font-weight-complex="normal"/>
    </style:style>
    <style:style style:name="T69" style:family="text">
      <style:text-properties style:font-name="Liberation Serif" fo:font-weight="normal" officeooo:rsid="01684117" style:font-weight-asian="normal" style:font-weight-complex="normal"/>
    </style:style>
    <style:style style:name="T70" style:family="text">
      <style:text-properties style:font-name="Liberation Serif" fo:font-weight="normal" officeooo:rsid="017e0f9d" style:font-weight-asian="normal" style:font-weight-complex="normal"/>
    </style:style>
    <style:style style:name="T71" style:family="text">
      <style:text-properties style:font-name="Liberation Serif" fo:font-weight="normal" officeooo:rsid="01887097" style:font-weight-asian="normal" style:font-weight-complex="normal"/>
    </style:style>
    <style:style style:name="T72" style:family="text">
      <style:text-properties style:font-name="Liberation Serif" fo:font-weight="normal" officeooo:rsid="01995215" style:font-weight-asian="normal" style:font-weight-complex="normal"/>
    </style:style>
    <style:style style:name="T73" style:family="text">
      <style:text-properties style:font-name="Liberation Serif" officeooo:rsid="00f18b0d"/>
    </style:style>
    <style:style style:name="T74" style:family="text">
      <style:text-properties style:font-name="Liberation Serif" fo:font-weight="bold" style:font-weight-asian="bold" style:font-weight-complex="bold"/>
    </style:style>
    <style:style style:name="T75" style:family="text">
      <style:text-properties style:font-name="Liberation Serif" fo:font-weight="bold" officeooo:rsid="01876656" style:font-weight-asian="bold" style:font-weight-complex="bold"/>
    </style:style>
    <style:style style:name="T76" style:family="text">
      <style:text-properties style:font-name="Liberation Serif" officeooo:rsid="00f40b70"/>
    </style:style>
    <style:style style:name="T77" style:family="text">
      <style:text-properties style:font-name="Liberation Serif" officeooo:rsid="00f5ae84"/>
    </style:style>
    <style:style style:name="T78" style:family="text">
      <style:text-properties style:font-name="Liberation Serif" fo:font-style="normal" fo:font-weight="normal" style:font-style-asian="normal" style:font-weight-asian="normal" style:font-style-complex="normal" style:font-weight-complex="normal"/>
    </style:style>
    <style:style style:name="T79" style:family="text">
      <style:text-properties style:font-name="Liberation Serif" fo:font-style="normal" fo:font-weight="normal" officeooo:rsid="00fb46ee" style:font-style-asian="normal" style:font-weight-asian="normal" style:font-style-complex="normal" style:font-weight-complex="normal"/>
    </style:style>
    <style:style style:name="T80" style:family="text">
      <style:text-properties style:font-name="Liberation Serif" fo:font-style="normal" fo:font-weight="normal" officeooo:rsid="010ddd1f" style:font-style-asian="normal" style:font-weight-asian="normal" style:font-style-complex="normal" style:font-weight-complex="normal"/>
    </style:style>
    <style:style style:name="T81" style:family="text">
      <style:text-properties style:font-name="Liberation Serif" fo:font-style="normal" fo:font-weight="normal" officeooo:rsid="00f18b0d" style:font-style-asian="normal" style:font-weight-asian="normal" style:font-style-complex="normal" style:font-weight-complex="normal"/>
    </style:style>
    <style:style style:name="T82" style:family="text">
      <style:text-properties style:font-name="Liberation Serif" fo:font-style="normal" fo:font-weight="normal" officeooo:rsid="010e60dc" style:font-style-asian="normal" style:font-weight-asian="normal" style:font-style-complex="normal" style:font-weight-complex="normal"/>
    </style:style>
    <style:style style:name="T83" style:family="text">
      <style:text-properties style:font-name="Liberation Serif" fo:font-style="normal" fo:font-weight="normal" officeooo:rsid="01120067" style:font-style-asian="normal" style:font-weight-asian="normal" style:font-style-complex="normal" style:font-weight-complex="normal"/>
    </style:style>
    <style:style style:name="T84" style:family="text">
      <style:text-properties style:font-name="Liberation Serif" fo:font-style="normal" fo:font-weight="normal" officeooo:rsid="013af147" style:font-style-asian="normal" style:font-weight-asian="normal" style:font-style-complex="normal" style:font-weight-complex="normal"/>
    </style:style>
    <style:style style:name="T85" style:family="text">
      <style:text-properties style:font-name="Liberation Serif" fo:font-style="normal" fo:font-weight="normal" officeooo:rsid="01684117" style:font-style-asian="normal" style:font-weight-asian="normal" style:font-style-complex="normal" style:font-weight-complex="normal"/>
    </style:style>
    <style:style style:name="T86" style:family="text">
      <style:text-properties style:font-name="Liberation Serif" fo:font-style="normal" fo:font-weight="normal" officeooo:rsid="0107fccb" style:font-style-asian="normal" style:font-weight-asian="normal" style:font-style-complex="normal" style:font-weight-complex="normal"/>
    </style:style>
    <style:style style:name="T87" style:family="text">
      <style:text-properties style:font-name="Liberation Serif" fo:font-style="normal" fo:font-weight="normal" officeooo:rsid="018d7463" style:font-style-asian="normal" style:font-weight-asian="normal" style:font-style-complex="normal" style:font-weight-complex="normal"/>
    </style:style>
    <style:style style:name="T88" style:family="text">
      <style:text-properties style:font-name="Liberation Serif" fo:font-style="normal" fo:font-weight="normal" officeooo:rsid="018e8940" style:font-style-asian="normal" style:font-weight-asian="normal" style:font-style-complex="normal" style:font-weight-complex="normal"/>
    </style:style>
    <style:style style:name="T89" style:family="text">
      <style:text-properties style:font-name="Liberation Serif" fo:font-style="normal" style:font-style-asian="normal" style:font-style-complex="normal"/>
    </style:style>
    <style:style style:name="T90" style:family="text">
      <style:text-properties style:font-name="Liberation Serif" fo:font-style="normal" officeooo:rsid="01684117" style:font-style-asian="normal" style:font-style-complex="normal"/>
    </style:style>
    <style:style style:name="T91" style:family="text">
      <style:text-properties style:font-name="Liberation Serif" fo:font-style="normal" officeooo:rsid="01887097" style:font-style-asian="normal" style:font-style-complex="normal"/>
    </style:style>
    <style:style style:name="T92" style:family="text">
      <style:text-properties style:font-name="Liberation Serif" fo:font-style="normal" officeooo:rsid="01898911" style:font-style-asian="normal" style:font-style-complex="normal"/>
    </style:style>
    <style:style style:name="T93" style:family="text">
      <style:text-properties style:font-name="Liberation Serif" fo:font-style="normal" style:text-underline-style="none" fo:font-weight="normal" officeooo:rsid="0169a900" style:font-style-asian="normal" style:font-weight-asian="normal" style:font-style-complex="normal" style:font-weight-complex="normal"/>
    </style:style>
    <style:style style:name="T94" style:family="text">
      <style:text-properties style:font-name="Liberation Serif" officeooo:rsid="0100f1c6"/>
    </style:style>
    <style:style style:name="T95" style:family="text">
      <style:text-properties style:font-name="Liberation Serif" officeooo:rsid="01120067"/>
    </style:style>
    <style:style style:name="T96" style:family="text">
      <style:text-properties style:font-name="Liberation Serif" officeooo:rsid="013af147"/>
    </style:style>
    <style:style style:name="T97" style:family="text">
      <style:text-properties style:font-name="Liberation Serif" officeooo:rsid="01681e3c"/>
    </style:style>
    <style:style style:name="T98" style:family="text">
      <style:text-properties style:font-name="Liberation Serif" officeooo:rsid="01684117"/>
    </style:style>
    <style:style style:name="T99" style:family="text">
      <style:text-properties style:font-name="Liberation Serif" officeooo:rsid="00ee30b6"/>
    </style:style>
    <style:style style:name="T100" style:family="text">
      <style:text-properties style:font-name="Liberation Serif" fo:font-style="italic" officeooo:rsid="00f18b0d" style:font-style-asian="italic" style:font-style-complex="italic"/>
    </style:style>
    <style:style style:name="T101" style:family="text">
      <style:text-properties style:font-name="Liberation Serif" officeooo:rsid="01876656"/>
    </style:style>
    <style:style style:name="T102" style:family="text">
      <style:text-properties style:font-name="Liberation Serif" officeooo:rsid="01887097"/>
    </style:style>
    <style:style style:name="T103" style:family="text">
      <style:text-properties officeooo:rsid="00eedc2e"/>
    </style:style>
    <style:style style:name="T104" style:family="text">
      <style:text-properties officeooo:rsid="00f18b0d"/>
    </style:style>
    <style:style style:name="T105" style:family="text">
      <style:text-properties fo:font-weight="bold" style:font-weight-asian="bold" style:font-weight-complex="bold"/>
    </style:style>
    <style:style style:name="T106" style:family="text">
      <style:text-properties fo:font-weight="bold" officeooo:rsid="013d0bcd" style:font-weight-asian="bold" style:font-weight-complex="bold"/>
    </style:style>
    <style:style style:name="T107" style:family="text">
      <style:text-properties fo:font-weight="bold" officeooo:rsid="019ea417" style:font-weight-asian="bold" style:font-weight-complex="bold"/>
    </style:style>
    <style:style style:name="T108" style:family="text">
      <style:text-properties fo:font-size="20pt" fo:font-weight="bold" style:font-size-asian="20pt" style:font-weight-asian="bold" style:font-size-complex="20pt" style:font-weight-complex="bold"/>
    </style:style>
    <style:style style:name="T109" style:family="text">
      <style:text-properties fo:font-size="20pt" fo:font-weight="bold" officeooo:rsid="012ac024" style:font-size-asian="20pt" style:font-weight-asian="bold" style:font-size-complex="20pt" style:font-weight-complex="bold"/>
    </style:style>
    <style:style style:name="T110" style:family="text">
      <style:text-properties fo:font-size="20pt" fo:font-weight="bold" officeooo:rsid="013af147" style:font-size-asian="20pt" style:font-weight-asian="bold" style:font-size-complex="20pt" style:font-weight-complex="bold"/>
    </style:style>
    <style:style style:name="T111" style:family="text">
      <style:text-properties fo:font-size="20pt" fo:font-weight="bold" officeooo:rsid="013b1d03" style:font-size-asian="20pt" style:font-weight-asian="bold" style:font-size-complex="20pt" style:font-weight-complex="bold"/>
    </style:style>
    <style:style style:name="T112" style:family="text">
      <style:text-properties fo:font-size="20pt" fo:font-weight="bold" officeooo:rsid="0141fcd2" style:font-size-asian="20pt" style:font-weight-asian="bold" style:font-size-complex="20pt" style:font-weight-complex="bold"/>
    </style:style>
    <style:style style:name="T113" style:family="text">
      <style:text-properties fo:font-size="20pt" fo:font-weight="bold" officeooo:rsid="01576f64" style:font-size-asian="20pt" style:font-weight-asian="bold" style:font-size-complex="20pt" style:font-weight-complex="bold"/>
    </style:style>
    <style:style style:name="T114" style:family="text">
      <style:text-properties fo:font-size="20pt" fo:font-weight="bold" officeooo:rsid="015c090e" style:font-size-asian="20pt" style:font-weight-asian="bold" style:font-size-complex="20pt" style:font-weight-complex="bold"/>
    </style:style>
    <style:style style:name="T115" style:family="text">
      <style:text-properties fo:font-size="20pt" fo:font-weight="bold" officeooo:rsid="0169a900" style:font-size-asian="20pt" style:font-weight-asian="bold" style:font-size-complex="20pt" style:font-weight-complex="bold"/>
    </style:style>
    <style:style style:name="T116" style:family="text">
      <style:text-properties fo:font-size="20pt" fo:font-weight="bold" officeooo:rsid="016d84bf" style:font-size-asian="20pt" style:font-weight-asian="bold" style:font-size-complex="20pt" style:font-weight-complex="bold"/>
    </style:style>
    <style:style style:name="T117" style:family="text">
      <style:text-properties fo:font-size="20pt" fo:font-weight="bold" officeooo:rsid="016fbcd4" style:font-size-asian="20pt" style:font-weight-asian="bold" style:font-size-complex="20pt" style:font-weight-complex="bold"/>
    </style:style>
    <style:style style:name="T118" style:family="text">
      <style:text-properties fo:font-size="20pt" fo:font-weight="bold" officeooo:rsid="0175e965" style:font-size-asian="20pt" style:font-weight-asian="bold" style:font-size-complex="20pt" style:font-weight-complex="bold"/>
    </style:style>
    <style:style style:name="T119" style:family="text">
      <style:text-properties fo:font-size="20pt" fo:font-weight="bold" officeooo:rsid="0176e9f0" style:font-size-asian="20pt" style:font-weight-asian="bold" style:font-size-complex="20pt" style:font-weight-complex="bold"/>
    </style:style>
    <style:style style:name="T120" style:family="text">
      <style:text-properties fo:font-size="20pt" fo:font-weight="bold" officeooo:rsid="01797f48" style:font-size-asian="20pt" style:font-weight-asian="bold" style:font-size-complex="20pt" style:font-weight-complex="bold"/>
    </style:style>
    <style:style style:name="T121" style:family="text">
      <style:text-properties fo:font-size="20pt" fo:font-weight="bold" officeooo:rsid="01a07d8d" style:font-size-asian="20pt" style:font-weight-asian="bold" style:font-size-complex="20pt" style:font-weight-complex="bold"/>
    </style:style>
    <style:style style:name="T122" style:family="text">
      <style:text-properties fo:font-style="italic" style:font-style-asian="italic" style:font-style-complex="italic"/>
    </style:style>
    <style:style style:name="T123" style:family="text">
      <style:text-properties fo:font-style="italic" officeooo:rsid="0161d549" style:font-style-asian="italic" style:font-style-complex="italic"/>
    </style:style>
    <style:style style:name="T124" style:family="text">
      <style:text-properties fo:font-style="italic" officeooo:rsid="016fc974" style:font-style-asian="italic" style:font-style-complex="italic"/>
    </style:style>
    <style:style style:name="T125" style:family="text">
      <style:text-properties officeooo:rsid="010e1447"/>
    </style:style>
    <style:style style:name="T126" style:family="text">
      <style:text-properties officeooo:rsid="01120067"/>
    </style:style>
    <style:style style:name="T127" style:family="text">
      <style:text-properties style:text-position="super 58%"/>
    </style:style>
    <style:style style:name="T128" style:family="text">
      <style:text-properties style:text-position="super 58%" style:font-name="Liberation Serif"/>
    </style:style>
    <style:style style:name="T129" style:family="text">
      <style:text-properties style:text-position="super 58%" style:font-name="Liberation Serif" fo:font-style="normal" style:text-underline-style="none" fo:font-weight="normal" style:font-style-asian="normal" style:font-weight-asian="normal" style:font-style-complex="normal" style:font-weight-complex="normal"/>
    </style:style>
    <style:style style:name="T130" style:family="text">
      <style:text-properties style:text-position="super 58%" style:font-name="Liberation Serif" fo:font-style="normal" style:text-underline-style="none" fo:font-weight="normal" officeooo:rsid="013b1d03" style:font-style-asian="normal" style:font-weight-asian="normal" style:font-style-complex="normal" style:font-weight-complex="normal"/>
    </style:style>
    <style:style style:name="T131" style:family="text">
      <style:text-properties style:text-position="super 58%" style:font-name="Liberation Serif" fo:font-style="normal" style:text-underline-style="none" fo:font-weight="normal" officeooo:rsid="0171210e" style:font-style-asian="normal" style:font-weight-asian="normal" style:font-style-complex="normal" style:font-weight-complex="normal"/>
    </style:style>
    <style:style style:name="T132" style:family="text">
      <style:text-properties style:text-position="super 58%" officeooo:rsid="013ed933"/>
    </style:style>
    <style:style style:name="T133" style:family="text">
      <style:text-properties style:text-position="super 58%" fo:font-weight="normal" style:font-weight-asian="normal" style:font-weight-complex="normal"/>
    </style:style>
    <style:style style:name="T134" style:family="text">
      <style:text-properties style:text-position="super 58%" fo:font-weight="normal" officeooo:rsid="01405a49" style:font-weight-asian="normal" style:font-weight-complex="normal"/>
    </style:style>
    <style:style style:name="T135" style:family="text">
      <style:text-properties style:text-position="super 58%" fo:font-weight="normal" officeooo:rsid="01698fd0" style:font-weight-asian="normal" style:font-weight-complex="normal"/>
    </style:style>
    <style:style style:name="T136" style:family="text">
      <style:text-properties style:text-position="super 58%" officeooo:rsid="01405a49"/>
    </style:style>
    <style:style style:name="T137" style:family="text">
      <style:text-properties style:text-position="super 58%" officeooo:rsid="01698fd0"/>
    </style:style>
    <style:style style:name="T138" style:family="text">
      <style:text-properties style:text-position="super 58%" officeooo:rsid="0198aab8"/>
    </style:style>
    <style:style style:name="T139" style:family="text">
      <style:text-properties style:text-position="super 58%" officeooo:rsid="0171210e"/>
    </style:style>
    <style:style style:name="T140" style:family="text">
      <style:text-properties style:text-underline-style="solid" style:text-underline-width="auto" style:text-underline-color="font-color"/>
    </style:style>
    <style:style style:name="T141" style:family="text">
      <style:text-properties style:text-underline-style="solid" style:text-underline-width="auto" style:text-underline-color="font-color" officeooo:rsid="013d4944"/>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normal" officeooo:rsid="013d4944" style:font-weight-asian="normal" style:font-weight-complex="normal"/>
    </style:style>
    <style:style style:name="T144" style:family="text">
      <style:text-properties style:text-underline-style="solid" style:text-underline-width="auto" style:text-underline-color="font-color" fo:font-weight="normal" officeooo:rsid="013f908f" style:font-weight-asian="normal" style:font-weight-complex="normal"/>
    </style:style>
    <style:style style:name="T145" style:family="text">
      <style:text-properties style:text-underline-style="solid" style:text-underline-width="auto" style:text-underline-color="font-color" fo:font-weight="normal" officeooo:rsid="011332e7" style:font-weight-asian="normal" style:font-weight-complex="normal"/>
    </style:style>
    <style:style style:name="T146" style:family="text">
      <style:text-properties style:text-underline-style="solid" style:text-underline-width="auto" style:text-underline-color="font-color" fo:font-weight="normal" officeooo:rsid="013ed933" style:font-weight-asian="normal" style:font-weight-complex="normal"/>
    </style:style>
    <style:style style:name="T147" style:family="text">
      <style:text-properties style:text-underline-style="solid" style:text-underline-width="auto" style:text-underline-color="font-color" officeooo:rsid="01405a49"/>
    </style:style>
    <style:style style:name="T148" style:family="text">
      <style:text-properties style:text-underline-style="solid" style:text-underline-width="auto" style:text-underline-color="font-color" officeooo:rsid="013f908f"/>
    </style:style>
    <style:style style:name="T149" style:family="text">
      <style:text-properties style:text-underline-style="solid" style:text-underline-width="auto" style:text-underline-color="font-color" officeooo:rsid="0142db8d"/>
    </style:style>
    <style:style style:name="T150" style:family="text">
      <style:text-properties style:text-underline-style="solid" style:text-underline-width="auto" style:text-underline-color="font-color" officeooo:rsid="0149d2a3"/>
    </style:style>
    <style:style style:name="T151" style:family="text">
      <style:text-properties officeooo:rsid="013b14cf"/>
    </style:style>
    <style:style style:name="T152" style:family="text">
      <style:text-properties officeooo:rsid="013b1d03"/>
    </style:style>
    <style:style style:name="T153" style:family="text">
      <style:text-properties officeooo:rsid="013d4944"/>
    </style:style>
    <style:style style:name="T154" style:family="text">
      <style:text-properties officeooo:rsid="013ed933"/>
    </style:style>
    <style:style style:name="T155" style:family="text">
      <style:text-properties officeooo:rsid="013f908f"/>
    </style:style>
    <style:style style:name="T156" style:family="text">
      <style:text-properties officeooo:rsid="01405a49"/>
    </style:style>
    <style:style style:name="T157" style:family="text">
      <style:text-properties officeooo:rsid="0142db8d"/>
    </style:style>
    <style:style style:name="T158" style:family="text">
      <style:text-properties officeooo:rsid="01448883"/>
    </style:style>
    <style:style style:name="T159" style:family="text">
      <style:text-properties officeooo:rsid="0149d2a3"/>
    </style:style>
    <style:style style:name="T160" style:family="text">
      <style:text-properties officeooo:rsid="014b2036"/>
    </style:style>
    <style:style style:name="T161" style:family="text">
      <style:text-properties officeooo:rsid="014cab70"/>
    </style:style>
    <style:style style:name="T162" style:family="text">
      <style:text-properties officeooo:rsid="01591bf7"/>
    </style:style>
    <style:style style:name="T163" style:family="text">
      <style:text-properties officeooo:rsid="01609b62"/>
    </style:style>
    <style:style style:name="T164" style:family="text">
      <style:text-properties officeooo:rsid="0161d549"/>
    </style:style>
    <style:style style:name="T165" style:family="text">
      <style:text-properties officeooo:rsid="0161f50d"/>
    </style:style>
    <style:style style:name="T166" style:family="text">
      <style:text-properties officeooo:rsid="01681e3c"/>
    </style:style>
    <style:style style:name="T167" style:family="text">
      <style:text-properties officeooo:rsid="01684117"/>
    </style:style>
    <style:style style:name="T168" style:family="text">
      <style:text-properties officeooo:rsid="01698fd0"/>
    </style:style>
    <style:style style:name="T169" style:family="text">
      <style:text-properties officeooo:rsid="0169a900"/>
    </style:style>
    <style:style style:name="T170" style:family="text">
      <style:text-properties officeooo:rsid="016a859b"/>
    </style:style>
    <style:style style:name="T171" style:family="text">
      <style:text-properties officeooo:rsid="016b88d8"/>
    </style:style>
    <style:style style:name="T172" style:family="text">
      <style:text-properties officeooo:rsid="016c7c19"/>
    </style:style>
    <style:style style:name="T173" style:family="text">
      <style:text-properties officeooo:rsid="016d84bf"/>
    </style:style>
    <style:style style:name="T174" style:family="text">
      <style:text-properties officeooo:rsid="016dc8f2"/>
    </style:style>
    <style:style style:name="T175" style:family="text">
      <style:text-properties officeooo:rsid="016ebb41"/>
    </style:style>
    <style:style style:name="T176" style:family="text">
      <style:text-properties officeooo:rsid="016fc974"/>
    </style:style>
    <style:style style:name="T177" style:family="text">
      <style:text-properties officeooo:rsid="0171210e"/>
    </style:style>
    <style:style style:name="T178" style:family="text">
      <style:text-properties officeooo:rsid="01728386"/>
    </style:style>
    <style:style style:name="T179" style:family="text">
      <style:text-properties officeooo:rsid="0174c01a"/>
    </style:style>
    <style:style style:name="T180" style:family="text">
      <style:text-properties officeooo:rsid="00ee30b6"/>
    </style:style>
    <style:style style:name="T181" style:family="text">
      <style:text-properties officeooo:rsid="0176e9f0"/>
    </style:style>
    <style:style style:name="T182" style:family="text">
      <style:text-properties fo:font-size="10pt" style:font-size-asian="10pt" style:font-size-complex="10pt"/>
    </style:style>
    <style:style style:name="T183" style:family="text">
      <style:text-properties fo:font-size="10pt" officeooo:rsid="01797f48" style:font-size-asian="10pt" style:font-size-complex="10pt"/>
    </style:style>
    <style:style style:name="T184" style:family="text">
      <style:text-properties officeooo:rsid="01797f48"/>
    </style:style>
    <style:style style:name="T185" style:family="text">
      <style:text-properties officeooo:rsid="017aaa67"/>
    </style:style>
    <style:style style:name="T186" style:family="text">
      <style:text-properties officeooo:rsid="017e1826"/>
    </style:style>
    <style:style style:name="T187" style:family="text">
      <style:text-properties officeooo:rsid="018155ca"/>
    </style:style>
    <style:style style:name="T188" style:family="text">
      <style:text-properties officeooo:rsid="0184a2ae"/>
    </style:style>
    <style:style style:name="T189" style:family="text">
      <style:text-properties officeooo:rsid="0186ac2a"/>
    </style:style>
    <style:style style:name="T190" style:family="text">
      <style:text-properties officeooo:rsid="01876656"/>
    </style:style>
    <style:style style:name="T191" style:family="text">
      <style:text-properties officeooo:rsid="01887097"/>
    </style:style>
    <style:style style:name="T192" style:family="text">
      <style:text-properties officeooo:rsid="018d7463"/>
    </style:style>
    <style:style style:name="T193" style:family="text">
      <style:text-properties officeooo:rsid="018e8940"/>
    </style:style>
    <style:style style:name="T194" style:family="text">
      <style:text-properties officeooo:rsid="018eb51b"/>
    </style:style>
    <style:style style:name="T195" style:family="text">
      <style:text-properties officeooo:rsid="0191d3fc"/>
    </style:style>
    <style:style style:name="T196" style:family="text">
      <style:text-properties style:text-position="sub 58%"/>
    </style:style>
    <style:style style:name="T197" style:family="text">
      <style:text-properties style:text-position="sub 58%" officeooo:rsid="0198aab8"/>
    </style:style>
    <style:style style:name="T198" style:family="text">
      <style:text-properties officeooo:rsid="0197478f"/>
    </style:style>
    <style:style style:name="T199" style:family="text">
      <style:text-properties officeooo:rsid="0198aab8"/>
    </style:style>
    <style:style style:name="T200" style:family="text">
      <style:text-properties officeooo:rsid="0199a268"/>
    </style:style>
    <style:style style:name="T201" style:family="text">
      <style:text-properties officeooo:rsid="019b762e"/>
    </style:style>
    <style:style style:name="T202" style:family="text">
      <style:text-properties style:text-underline-style="none"/>
    </style:style>
    <style:style style:name="T203" style:family="text">
      <style:text-properties style:text-underline-style="none" officeooo:rsid="019d6a00"/>
    </style:style>
    <style:style style:name="T204" style:family="text">
      <style:text-properties style:text-underline-style="none" fo:font-weight="normal" style:font-weight-asian="normal" style:font-weight-complex="normal"/>
    </style:style>
    <style:style style:name="T205" style:family="text">
      <style:text-properties officeooo:rsid="019ea4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Tensor Condense</text:span>.</text:p>
      <text:p text:style-name="P1">Richard Parker <text:span text:style-name="T184">15.11</text:span>.201<text:span text:style-name="T1">8</text:span></text:p>
      <text:p text:style-name="P28"/>
      <text:p text:style-name="P40">Section 1 – Introduction</text:p>
      <text:p text:style-name="P4"/>
      <text:p text:style-name="P10">This document describes <text:span text:style-name="T189">the design of the new </text:span>&lt;tensor condense&gt; functionality, which I hope will be included in meataxe64 in the coming weeks or months. <text:s/></text:p>
      <text:p text:style-name="P12">The overall idea is that the representations of a group G <text:span text:style-name="T189">are</text:span> studied using <text:span text:style-name="T166">an element K in the group algebra of </text:span>an arbitrary subgroup H of G, generalizing to the non-p' case from Lux-Wiegelmann and Lux-Neunhoeffer-Noeske, which deal with the case where H is a p' group (where p is the characteristic of the field).</text:p>
      <text:p text:style-name="P5"/>
      <text:p text:style-name="P7">The starting point is, therefore, that we wish to <text:span text:style-name="T104">condense the representation </text:span><text:span text:style-name="T24">σ</text:span><text:span text:style-name="T62"> </text:span><text:span text:style-name="T63">(</text:span><text:span text:style-name="T62">= </text:span><text:span text:style-name="T23">σ</text:span><text:span text:style-name="T57">1 </text:span><text:span text:style-name="T73">tensor </text:span><text:span text:style-name="T23">σ</text:span><text:span text:style-name="T57">2</text:span><text:span text:style-name="T76">)</text:span><text:span text:style-name="T57"> of our group G with </text:span><text:span text:style-name="T97">an element K </text:span><text:span text:style-name="T98">(of low rank) </text:span><text:span text:style-name="T97">in the group algebra of </text:span><text:span text:style-name="T57">H, wh</text:span><text:span text:style-name="T73">ere the order of H is </text:span><text:span text:style-name="T100">not</text:span><text:span text:style-name="T73"> </text:span><text:span text:style-name="T57">assumed co</text:span><text:span text:style-name="T76">-</text:span><text:span text:style-name="T57">prime to the characteristic</text:span><text:span text:style-name="T76"> of the underlying field</text:span><text:span text:style-name="T57">.</text:span><text:span text:style-name="T102"> <text:s/>Also considered here is the best way to do the computation - mainly to collect together related parts so that the HPMI can be used to perform the work at high speed. <text:s/>It is expected that this will result in a substantial improvement even in the case where H is indeed a p' group.</text:span></text:p>
      <text:p text:style-name="P45"/>
      <text:p text:style-name="P8"><text:span text:style-name="T57">Condensation in this context means that we take the image of K, and then act </text:span><text:span text:style-name="T58">on this space </text:span><text:span text:style-name="T57">by </text:span><text:span text:style-name="T23">σ</text:span><text:span text:style-name="T57">(g).K for various selected g, in the hopes that the structure of this module will throw some light on the structure of </text:span><text:span text:style-name="T23">σ</text:span><text:span text:style-name="T57">.</text:span><text:span text:style-name="T94"> <text:s/>We aim to do this without actually making the representation </text:span><text:span text:style-name="T23">σ</text:span><text:span text:style-name="T30">, which in interesting cases would be far too large to work with directly.</text:span><text:span text:style-name="T31"> <text:s/></text:span><text:span text:style-name="T35">One critical</text:span><text:span text:style-name="T31"> point is to take the tensor product as the space of (in general) rectangular matrices with <text:s/></text:span><text:span text:style-name="T23">σ</text:span><text:span text:style-name="T57">1</text:span><text:span text:style-name="T96">(g) acting on the left and </text:span><text:span text:style-name="T23">σ</text:span><text:span text:style-name="T57">2</text:span><text:span text:style-name="T96">(g)' (transpose) acting on the right.</text:span></text:p>
      <text:p text:style-name="P6"/>
      <text:p text:style-name="P6"><text:span text:style-name="T191">A "typical" example is </text:span>to do a tensor-condense of an 8<text:span text:style-name="T172">9,947</text:span> x 4<text:span text:style-name="T172">5,472</text:span> (of J4) using L2(23)<text:span text:style-name="T126"> (</text:span>of order 6072<text:span text:style-name="T126">)</text:span> as H in characteristic 2. <text:s/>I have no indications that this would provide useful information, but it is hoped that real-life cases will resemble this sufficiently closely that decisions based on this rough scale will prove robust enough . . . for now, at least.<text:span text:style-name="T177"> <text:s/>For the estimations in the rest of this document, however, we assume (oversimplifying yet further from this starting position) that the summands are 100 dimensional, that each has multiplicity 100, and that there are 10 classes of summand.</text:span></text:p>
      <text:p text:style-name="P6"/>
      <text:p text:style-name="P24">The idea behind <text:span text:style-name="T189">all </text:span>this is that we factorize the element K as P.Q, where Q is a basis for the image space of K (so has the minimum possible number of rows), and P is the map from the whole space to this image space. <text:s/>We then compute the condensation for g as Q.<text:span text:style-name="T32">σ</text:span><text:span text:style-name="T99">(g).</text:span><text:span text:style-name="T57">P. <text:s/>Notice that our choice of basis for the image of K is aribtrary, in that for any invertible S, K=P.Q=(P.S)</text:span><text:soft-page-break/><text:span text:style-name="T57">(S</text:span><text:span text:style-name="T128">-1</text:span><text:span text:style-name="T2">.Q).</text:span></text:p>
      <text:p text:style-name="P6"/>
      <text:p text:style-name="P9">Before all this starts, one must chose G, H, <text:span text:style-name="T25">σ</text:span><text:span text:style-name="T61">1</text:span><text:span text:style-name="T59">, </text:span><text:span text:style-name="T25">σ</text:span><text:span text:style-name="T59">2 and make them explicit</text:span><text:span text:style-name="T63">, and afterwards analyze the structure of this condensed module to determine facts about </text:span><text:span text:style-name="T25">σ</text:span><text:span text:style-name="T26">.</text:span><text:span text:style-name="T59"> <text:s/>All this lies outside the scope of this document.</text:span></text:p>
      <text:p text:style-name="P6"/>
      <text:p text:style-name="P6">The current strategy consists of <text:span text:style-name="T190">three</text:span> steps.</text:p>
      <text:p text:style-name="P6"/>
      <text:p text:style-name="P31"><text:span text:style-name="T103">1. D</text:span>ecompose<text:span text:style-name="T12"> the </text:span><text:span text:style-name="T14">restriction to H of the </text:span><text:span text:style-name="T12">re</text:span><text:span text:style-name="T13">presentations </text:span><text:span text:style-name="T24">σ</text:span><text:span text:style-name="T59">1 </text:span><text:span text:style-name="T60">and </text:span><text:span text:style-name="T24">σ</text:span><text:span text:style-name="T60">2 as much as possible.</text:span><text:span text:style-name="T62"> <text:s/>This must be explicit - a basis must be found such that the representations (of the restriction) exhibit the decompos</text:span><text:span text:style-name="T63">i</text:span><text:span text:style-name="T62">tion.</text:span><text:span text:style-name="T65"> <text:s/>It should be remarked here that </text:span><text:span text:style-name="T68">probably </text:span><text:span text:style-name="T65">only "best efforts" are made - it may well be that some of the summands could be further decomposed, but it is sufficient to decompose the representation into small parts - it is not essential</text:span><text:span text:style-name="T79"> that the summands </text:span><text:span text:style-name="T83">be</text:span><text:span text:style-name="T79"> indecomposable.</text:span><text:span text:style-name="T84"> <text:s/></text:span><text:span text:style-name="T85">The point here is that i</text:span><text:span text:style-name="T84">t may be that the time saved by further decomposition is less than the time spend finding that decomposition.</text:span></text:p>
      <text:p text:style-name="P54"/>
      <text:p text:style-name="P32"><text:span text:style-name="T84">I</text:span><text:span text:style-name="T78">n practice it may be best initially to try to reduce the dimension as much and as quickly as possible, and here we may use group-algebra elements null on several irreducibles. <text:s/>Ultimately, however, the summands stripped off will need to be extracted individually so that they appear in a standard basis. <text:s/>Either way, <text:s/>t</text:span><text:span text:style-name="T86">he first step </text:span><text:span text:style-name="T80">is to choose elements of the group algebra</text:span><text:span text:style-name="T85"> of G</text:span><text:span text:style-name="T80">, and then choose null-vectors of both this matrix and its transpose, spin them up and hope that this yields a decomposition of the space. <text:s/>This subject will be examined in more detail in section </text:span><text:span text:style-name="T84">2</text:span><text:span text:style-name="T80">.</text:span></text:p>
      <text:p text:style-name="P55"/>
      <text:p text:style-name="P33"><text:span text:style-name="T80">A</text:span><text:span text:style-name="T78">fter this, there remains a "rump" which does not decompose so easily. <text:s/>It can be subjected to further decomposition using class sums (to separate the blocks) and possible yet further decomposition achieved by more intensive means. <text:s/></text:span><text:span text:style-name="T85">This subject not considered further (so far, at least) in this document</text:span><text:span text:style-name="T78">.</text:span></text:p>
      <text:p text:style-name="P56"/>
      <text:p text:style-name="P39"><text:span text:style-name="T90">T</text:span><text:span text:style-name="T89">he result of this is typically that some "special" summands - projectives and cyclic vertex perhaps - will appear multiply, with the multiples all being in the same basis. <text:s/>The rest will not exhibit multiplicity and will not be in standard basis. <text:s/>In the unlikely event that two non-special summands are isomorphic, no attempt is made to utilize this.</text:span><text:span text:style-name="T91"> <text:s/>The hope, at least initially, is that the "rump" will be small enough without </text:span><text:span text:style-name="T92">much </text:span><text:span text:style-name="T91">further work.</text:span></text:p>
      <text:p text:style-name="P46"/>
      <text:p text:style-name="P38"><text:span text:style-name="T101">2</text:span><text:span text:style-name="T57">. </text:span><text:span text:style-name="T77">C</text:span><text:span text:style-name="T57">omputation of the </text:span><text:span text:style-name="T95">Image of K and the map onto it</text:span><text:span text:style-name="T57">.</text:span><text:span text:style-name="T59"> <text:s/></text:span><text:span text:style-name="T66">G</text:span><text:span text:style-name="T59">iven</text:span><text:span text:style-name="T63"> two</text:span><text:span text:style-name="T59"> </text:span><text:span text:style-name="T63">isomorphism classes of </text:span><text:span text:style-name="T66">(H) </text:span><text:span text:style-name="T63">summands</text:span><text:span text:style-name="T59"> </text:span><text:span text:style-name="T72">A</text:span><text:span text:style-name="T59"> (of </text:span><text:span text:style-name="T25">σ</text:span><text:span text:style-name="T61">1</text:span><text:span text:style-name="T59">) and </text:span><text:span text:style-name="T72">C</text:span><text:span text:style-name="T59"> (</text:span><text:span text:style-name="T24">of </text:span><text:span text:style-name="T25">σ</text:span><text:span text:style-name="T59">2), we wish to</text:span><text:span text:style-name="T70"> </text:span><text:span text:style-name="T59">compute the map </text:span><text:span text:style-name="T72">AxC</text:span><text:span text:style-name="T59">(K), </text:span><text:span text:style-name="T70">choose</text:span><text:span text:style-name="T59"> a fixed basis </text:span><text:span text:style-name="T71">Q </text:span><text:span text:style-name="T59">for the image space, and </text:span><text:span text:style-name="T63">to </text:span><text:span text:style-name="T59">compute the map</text:span><text:span text:style-name="T71"> P </text:span><text:span text:style-name="T59">- for each row of </text:span><text:span text:style-name="T72">AxC</text:span><text:span text:style-name="T59">(K), which element, in this basis, the row is.</text:span><text:span text:style-name="T71"> <text:s/>As the representation is itself a tensor, the matrices P and Q are in fact a 3-tensor, indexed by the rows/columns of </text:span><text:span text:style-name="T72">A</text:span><text:span text:style-name="T71">, those of </text:span><text:span text:style-name="T72">C</text:span><text:span text:style-name="T71"> and the basis for Q.</text:span><text:span text:style-name="T59"> <text:s/>The output of this procedure is</text:span><text:span text:style-name="T71"> therefore</text:span><text:span text:style-name="T59">, for every pair of (isomorphism class</text:span><text:span text:style-name="T71">es</text:span><text:span text:style-name="T59"> of) indecomposables </text:span><text:span text:style-name="T72">A,C</text:span><text:span text:style-name="T59">, two </text:span><text:span text:style-name="T67">3-tensors</text:span><text:span text:style-name="T59"> X (giving the explicit vectors </text:span><text:span text:style-name="T71">Q </text:span><text:span text:style-name="T59">of the basis for the image space) and Y (giving the map from </text:span><text:span text:style-name="T71">P = </text:span><text:span text:style-name="T72">AxC</text:span><text:span text:style-name="T59"> onto this image space).</text:span></text:p>
      <text:p text:style-name="P47"><text:soft-page-break/></text:p>
      <text:p text:style-name="P189">The first part of the computation is done by adding together C-sized matrices (as many of them as there are entries in A). <text:s/>There then follows a Gaussian elimination to choose a basis Q for the image of K, and the computation of the map P. <text:s/>Finally the results must be re-organized into the format required for X and Y in the tensor condense operation.</text:p>
      <text:p text:style-name="P47"/>
      <text:p text:style-name="P25"><text:span text:style-name="T75">3</text:span><text:span text:style-name="T74">. Performing the direct condense for an element g.</text:span><text:span text:style-name="T59"> <text:s/>The input to this procedure are the two matrices </text:span><text:span text:style-name="T25">σ</text:span><text:span text:style-name="T61">1</text:span><text:span text:style-name="T59">(g) and </text:span><text:span text:style-name="T25">σ</text:span><text:span text:style-name="T59">2(g), transformed into the basis chosen by steps 1 and 2, and the </text:span><text:span text:style-name="T67">3-tensors</text:span><text:span text:style-name="T59"> X and Y for all pairs of isomorphism classes, one from </text:span><text:span text:style-name="T25">σ</text:span><text:span text:style-name="T61">1 </text:span><text:span text:style-name="T59">and one from </text:span><text:span text:style-name="T25">σ</text:span><text:span text:style-name="T59">2. <text:s/></text:span><text:span text:style-name="T69">At first sight, t</text:span><text:span text:style-name="T59">here are a huge potential number of ways of approaching this, since it </text:span><text:span text:style-name="T64">consists of </text:span><text:span text:style-name="T59">approximately ten nested for-loops (giving 10! </text:span><text:span text:style-name="T62">= 3,628,800 different possible programs). <text:s/>The choice </text:span><text:span text:style-name="T71">is made (later in this document) as an attempt to utilize </text:span><text:span text:style-name="T62">the fast large-scale operations (particularly matrix multiplication) that have been the subject of so much work in meataxe64</text:span><text:span text:style-name="T71">, </text:span><text:span text:style-name="T64">avoiding needless repetition of work</text:span><text:span text:style-name="T71">, and to optimize the re-organization steps involved</text:span><text:span text:style-name="T62">. <text:s/>The output is the action of </text:span><text:span text:style-name="T25">σ</text:span><text:span text:style-name="T62">(g).K on the image of K.</text:span></text:p>
      <text:p text:style-name="P48"/>
      <text:p text:style-name="P26"><text:span text:style-name="T62">I</text:span><text:span text:style-name="T59">t is currently expected that steps 2 and 3 will be performed by a single program. <text:s/>So far, at least, it seems that step 2 is comparatively fast, and that the work saved by doing step 2 only once does not warrant the extra complexity of programming and use that separation would impose. <text:s/>This point may need to be revisited later if this assumption proves to be wrong.</text:span></text:p>
      <text:p text:style-name="P48"/>
      <text:p text:style-name="P41">Section <text:span text:style-name="T125">2</text:span> – <text:span text:style-name="T193">Decomposition.</text:span></text:p>
      <text:p text:style-name="P11"/>
      <text:p text:style-name="P34"><text:span text:style-name="T81">T</text:span><text:span text:style-name="T78">he first step is to find </text:span><text:span text:style-name="T89">summit</text:span><text:span text:style-name="T78"> words for the irreducibles of H. <text:s/>Suppose an irreducible for H has a splitting field of degree d over the ground field (the field over which the tensor condense is to be performed). <text:s/>A summit word is a group algebra element with nullity d on the irreducible and nullity zero on all others, such the square has the same nullity on all representations. <text:s/>To check this, it is sufficient to check that the square has the same nullity on the projective cover, or any representation that contains it.</text:span></text:p>
      <text:p text:style-name="P57"/>
      <text:p text:style-name="P58">Occasionally it may be preferable to separate the blocks first, in which case it no longer matters whether the word has zero nullity on representations of other blocks.</text:p>
      <text:p text:style-name="P58"/>
      <text:p text:style-name="P58">There is then the observation that the endomorphism ring of the PIM is transitive on the null vectors of a summit word that spin up to that PIM. <text:s/>That implies that all the PIMs that are found this way come out in standard basis.</text:p>
      <text:p text:style-name="P58"/>
      <text:p text:style-name="P35"><text:span text:style-name="T78">In fact the method can occasionally decompose out representations that are not projective - in particular all the representations of a block can be decomposed out if all the projectives of the block are uniseria</text:span><text:span text:style-name="T87">l, and of course this only needs to be true of the summands of the representation to be decomposed.</text:span></text:p>
      <text:p text:style-name="P59"/>
      <text:p text:style-name="P36"><text:span text:style-name="T78">The method is then to compute a summit word, and to spin up a null-vectors "on both sides". <text:s/></text:span><text:soft-page-break/><text:span text:style-name="T78">This means in principle that a row null-vector is chosen and spun up under the generators operating on the right, and a column null-vector is spun up under the generators operating on the left. <text:s/>In practice the latter step is done by transposing both the summit word and the generators. <text:s/>The hope is that the row spin-up and the null-space of the column spin-up form a decomposition of the space. <text:s/>Naturally this can only happen if the dimensions agree, and additionally requires that the product of the two spin-ups is non-singular.</text:span></text:p>
      <text:p text:style-name="P60"/>
      <text:p text:style-name="P60">In any case, summands produced this way will have a unique head and a unique socle, and as described above these two irreducibles will be equal. <text:s/>Occasionally it may help to look for summands whose head and socle are not isomorphic - one must then compute two summit words - one for the left action and one for the right.</text:p>
      <text:p text:style-name="P60"/>
      <text:p text:style-name="P43">Section <text:span text:style-name="T194">3</text:span> – <text:span text:style-name="T194">The overall tensor-condense operation.</text:span></text:p>
      <text:p text:style-name="P60"/>
      <text:p text:style-name="P80">We assume that we are given two representations M and N of G and a subgroup H and wish to condense the tensor product M x N with <text:span text:style-name="T167">an </text:span>element <text:span text:style-name="T151">K </text:span>of <text:span text:style-name="T167">the group algebra of </text:span>H. <text:s/>We further suppose that we have found a basis exhibiting the decomposition of M (respectively N) restricted to H as a direct sum of summands.<text:span text:style-name="T151"> <text:s/>In general, we hope that the summands that occur do so with considerable multiplicity, so that we can gain by doing some of the work on the isomorphism class rather than for each individual summand.</text:span></text:p>
      <text:p text:style-name="P80"/>
      <text:p text:style-name="P82">We then cut up (as least in our imaginations) the matrix M(g) (respectively N(g)) into pieces in both directions according to that decomposition . . . we denote this as M(AB)[ai,bj] where A,B are isomorphism classes of summands of M, a is a particular summand of type <text:span text:style-name="T178">A</text:span> and b of type B, and i indexes the basis elements of A and j indexes the basis elements of B. <text:s/>N similarly yields N(CD)[ck,dl].</text:p>
      <text:p text:style-name="P82"/>
      <text:p text:style-name="P82">We then need to know where (M tensor N).K sends a basis element from the image of K.</text:p>
      <text:p text:style-name="P82"/>
      <text:p text:style-name="P142">Since we have decomposed the action of H, clearly the matrix K (on the large tensor-produce space) is in block diagonal form, so that the image of K and the map onto it are similarly decomposed. <text:s/>We therefore take all pairs of isomorphism classes of summands - A from <text:span text:style-name="T32">σ</text:span><text:span text:style-name="T23">1 and C from <text:s/></text:span><text:span text:style-name="T32">σ</text:span><text:span text:style-name="T23">2 - compute K in the tensor produce of A and C, and factorize it as P.Q. <text:s/>I will call these matrices </text:span><text:span text:style-name="T34">Y</text:span><text:span text:style-name="T23">(AC)[ik,r] and </text:span><text:span text:style-name="T34">X</text:span><text:span text:style-name="T23">(AC)[r,ik]. <text:s/>These need to be expanded (in our imaginations) to the matrices whose rows/columns match </text:span><text:span text:style-name="T32">σ</text:span><text:span text:style-name="T23">, so we define P(AC)[aick,r] as </text:span><text:span text:style-name="T34">Y</text:span><text:span text:style-name="T23">(AC)[ik,r] and Q(AC)[r,aick] as </text:span><text:span text:style-name="T34">X</text:span><text:span text:style-name="T23">(AC)[r,ik]</text:span><text:span text:style-name="T36">, where P and Q do not depend on a and c.</text:span></text:p>
      <text:p text:style-name="P82"/>
      <text:p text:style-name="P144">(M tensor N) is a matrix I will call Z, and is Z(ABCD)[aick,bjdl].<text:span text:style-name="T186"> <text:s/>Our aim is to compute the matrix produce U = QZP which, in full is</text:span></text:p>
      <text:p text:style-name="P61"/>
      <text:p text:style-name="P144"><text:span text:style-name="T33">U(</text:span><text:span text:style-name="T34">ABCD)[arc,bsd] = </text:span><text:span text:style-name="T33">Q(AC)[r,aick] . </text:span><text:span text:style-name="T78">Z(ABCD)[aick,bjdl]</text:span><text:span text:style-name="T186"> . </text:span><text:span text:style-name="T33">P(BD)[bjdl,s]</text:span></text:p>
      <text:p text:style-name="P60"/>
      <text:p text:style-name="P147"><text:span text:style-name="T33">w</text:span><text:span text:style-name="T23">here the sum is over all i,j,k,l. <text:s/>Notice that the a,b,c,d are not summed, and there probably is a </text:span><text:soft-page-break/><text:span text:style-name="T23">better notation (perhaps using the δ function) that makes this a bit clearer.</text:span></text:p>
      <text:p text:style-name="P145"/>
      <text:p text:style-name="P147">The next step is to write that into some sort of "Einstein" notation, were we generalize the concept of a matrix to any function from a set of variables to the field. <text:s/>We separate Z as the tensor product, underline sets whose order is unimportant, but separate out the indices indicating the isomorphism class of summands since the other indices are only defined once these are known. <text:s/>The result is . . .</text:p>
      <text:p text:style-name="P83"/>
      <text:p text:style-name="P72">U(ABCD)[<text:span text:style-name="T140">acrbds</text:span>]=<text:span text:style-name="T152">X</text:span>(AC)[<text:span text:style-name="T140">ikr</text:span>].M(AB)[<text:span text:style-name="T140">abij</text:span>].N(CD)[<text:span text:style-name="T140">cdkl</text:span>].Y(BD)[<text:span text:style-name="T140">jls</text:span>]</text:p>
      <text:p text:style-name="P183"/>
      <text:p text:style-name="P184">We compute this as (XM)(YN).</text:p>
      <text:p text:style-name="P184"/>
      <text:p text:style-name="P187"><text:span text:style-name="T198">There are other ways of bracketing this (e.g. X(Y(MN)) that are hopelessly inefficient - recomputing the same data repeately in the performance-critical loop. <text:s/>(XM)(YN) is probably the best, though a couple of others are competitive. <text:s/>To compute (XM)(YN), t</text:span>here are a huge number of possibilities, and my hope is that the one selected here is the best, or at least not much worse than the best. <text:s/>In any case, all considerations of other possibilities have now been removed from this document, which now considers only the selected method.<text:span text:style-name="T198"> <text:s/>The main considerations are to make the matrix multiplications roughly square, and to allow the reformat operations to move many consecutive entries at a time.</text:span></text:p>
      <text:p text:style-name="P184"/>
      <text:p text:style-name="P184">More specifically we compute . . .</text:p>
      <text:p text:style-name="P183"/>
      <text:p text:style-name="P72"><text:span text:style-name="T153">V(ABC)[</text:span><text:span text:style-name="T141">krabj</text:span><text:span text:style-name="T153">] <text:s text:c="5"/>= X(AC)[</text:span><text:span text:style-name="T141">ikr</text:span><text:span text:style-name="T153">] . M(AB)[</text:span><text:span text:style-name="T141">abij</text:span><text:span text:style-name="T153">]<text:tab/><text:tab/>sum over i</text:span></text:p>
      <text:p text:style-name="P166"><text:span text:style-name="T12">W(BCD)[</text:span><text:span text:style-name="T142">cdkjs</text:span><text:span text:style-name="T12">] </text:span><text:span text:style-name="T22"><text:s text:c="4"/></text:span><text:span text:style-name="T12">= </text:span><text:span text:style-name="T15">Y(BD)[</text:span><text:span text:style-name="T143">jls</text:span><text:span text:style-name="T15">]</text:span><text:span text:style-name="T22"> </text:span><text:span text:style-name="T20">.</text:span><text:span text:style-name="T22"> </text:span><text:span text:style-name="T15">N(CD)[</text:span><text:span text:style-name="T143">cdkl</text:span><text:span text:style-name="T15">]</text:span><text:span text:style-name="T22"><text:tab/><text:tab/>sum over l</text:span></text:p>
      <text:p text:style-name="P166"><text:span text:style-name="T27">U</text:span><text:span text:style-name="T24">(ABCD)[</text:span><text:span text:style-name="T39">acrbds</text:span><text:span text:style-name="T24">] = </text:span><text:span text:style-name="T27">V(ABC)[</text:span><text:span text:style-name="T40">krabj</text:span><text:span text:style-name="T27">]</text:span><text:span text:style-name="T24"> . W(BCD)[</text:span><text:span text:style-name="T38">cdkjs</text:span><text:span text:style-name="T24">]</text:span><text:span text:style-name="T28"><text:tab/>sum over j and k.</text:span></text:p>
      <text:p text:style-name="P183"/>
      <text:p text:style-name="P175"><text:span text:style-name="T24">Hence as matrices, we see that we must do </text:span><text:span text:style-name="T29">the following matrix multiplications and reformatting steps </text:span><text:span text:style-name="T24">. . .</text:span><text:span text:style-name="T29"> <text:s/>These steps are considered it more detail in the sections indicated.</text:span></text:p>
      <text:p text:style-name="P183"/>
      <text:p text:style-name="P151"><text:span text:style-name="T23">1. </text:span><text:span text:style-name="T44">Sect 4</text:span><text:span text:style-name="T23">. <text:s/>Making the matrices X and Y in the correct format.</text:span></text:p>
      <text:p text:style-name="P185">2. <text:span text:style-name="T107">Sect 5. <text:s/></text:span>Extracting M(AB) from the input first matrix</text:p>
      <text:p text:style-name="P88"><text:span text:style-name="T195">3. </text:span><text:span text:style-name="T107">Sect 6. <text:s/></text:span>V<text:span text:style-name="T161">f</text:span>(ABC)[ <text:span text:style-name="T140">k</text:span><text:span text:style-name="T149">r</text:span> , <text:span text:style-name="T140">ab</text:span><text:span text:style-name="T149">j</text:span><text:span text:style-name="T140"> </text:span>] = X(AC)[ <text:span text:style-name="T140">k</text:span><text:span text:style-name="T149">r</text:span> , <text:span text:style-name="T157">i</text:span> ] . M(AB)[ <text:span text:style-name="T157">i</text:span> , <text:span text:style-name="T140">ab</text:span><text:span text:style-name="T149">j</text:span> ]</text:p>
      <text:p text:style-name="P185">4. <text:span text:style-name="T107">Sect 5. <text:s/></text:span>Extracting N(CD) from he input second matrix</text:p>
      <text:p text:style-name="P116"><text:span text:style-name="T195">5. </text:span><text:span text:style-name="T107">Sect 6. <text:s/></text:span>Wf(BCD)[ <text:span text:style-name="T140">js</text:span> , <text:span text:style-name="T140">cdk</text:span> ] = Y(BD)[ <text:span text:style-name="T140">js</text:span> , l ] . N(CD)[ l , <text:span text:style-name="T140">cdk</text:span> ]</text:p>
      <text:p text:style-name="P185">6. <text:span text:style-name="T107">Sect 7. <text:s/></text:span>Reformatting Vf to make V</text:p>
      <text:p text:style-name="P185">7. <text:span text:style-name="T107">Sect 7. <text:s/></text:span>Reformatting Wf to make W</text:p>
      <text:p text:style-name="P95"><text:span text:style-name="T43">8. </text:span><text:span text:style-name="T45">Sect 8. <text:s/></text:span><text:span text:style-name="T23">U</text:span><text:span text:style-name="T42">f</text:span><text:span text:style-name="T23">(ABCD)[ </text:span><text:span text:style-name="T37">rab</text:span><text:span text:style-name="T23"> , </text:span><text:span text:style-name="T37">cds</text:span><text:span text:style-name="T23"> ] = V(ABC)[ </text:span><text:span text:style-name="T37">rab</text:span><text:span text:style-name="T23"> , </text:span><text:span text:style-name="T37">jk</text:span><text:span text:style-name="T23"> ] . W(BCD)[ </text:span><text:span text:style-name="T37">jk</text:span><text:span text:style-name="T23"> , </text:span><text:span text:style-name="T37">cds</text:span><text:span text:style-name="T23"> ]</text:span></text:p>
      <text:p text:style-name="P185">9. <text:span text:style-name="T107">Sect 9. <text:s/></text:span>Reformating Uf to make the output matrix.</text:p>
      <text:p text:style-name="P185"/>
      <text:p text:style-name="P198">As matrices, these computations will be performed as follows . . .</text:p>
      <text:p text:style-name="P185"/>
      <text:p text:style-name="P207">Nt(CD)[ ckd , l<text:span text:style-name="T171"> </text:span>] = Rfmt Nf(CD)[ ck , dl ]</text:p>
      <text:p text:style-name="P207">N(CD)[ l , ckd ] = transpose Nt(CD)[ ckd , l<text:span text:style-name="T171"> </text:span>]</text:p>
      <text:p text:style-name="P208">W<text:span text:style-name="T161">f</text:span>(BCD)[ js<text:span text:style-name="T171"> ,</text:span> ckd ] = Y(BD)[ js , l ] <text:span text:style-name="T175">.</text:span> N(CD)[ l , ckd ]</text:p>
      <text:p text:style-name="P206"><text:soft-page-break/>W(BC)[ <text:span text:style-name="T172">kj</text:span> ,<text:span text:style-name="T160"> csd</text:span> ]<text:span text:style-name="T171"> = Rfmt Wf(BCD)[ js , ckd ]</text:span></text:p>
      <text:p text:style-name="P207">M(AB)[ i , abj ] = Rfmt Mf(AB)[ ai , bj ] <text:s/></text:p>
      <text:p text:style-name="P209">Vf(ABC)[ rk , abj ] = X(AC)[ rk , i ] . M(AB)[ i , abj ]</text:p>
      <text:p text:style-name="P206">V(ABC)[ <text:span text:style-name="T177">ar</text:span>b , <text:span text:style-name="T172">kj</text:span> ]<text:span text:style-name="T170"> = Rfmt Vf(ABC)[ rk , abj ]</text:span></text:p>
      <text:p text:style-name="P206">U<text:span text:style-name="T161">f</text:span>(ABC)[ <text:span text:style-name="T177">ar</text:span>b ,<text:span text:style-name="T160"> csd</text:span> ] = V(ABC)[ <text:span text:style-name="T177">ar</text:span>b , <text:span text:style-name="T172">kj</text:span> ] . W(BC)[ <text:span text:style-name="T172">kj</text:span> ,<text:span text:style-name="T160"> csd</text:span> ]</text:p>
      <text:p text:style-name="P207">U[ arc , bsd ] = Rfmt <text:span text:style-name="T157">Uf(ABC)[ arb , csd ]</text:span></text:p>
      <text:p text:style-name="P186"/>
      <text:p text:style-name="P44">Section <text:span text:style-name="T195">4</text:span> – <text:span text:style-name="T195">Making the matrices X and Y.</text:span></text:p>
      <text:p text:style-name="P190"/>
      <text:p text:style-name="P193">TBD<text:span text:style-name="T202"> need to rewrite this section, once the overall structure has clarified a bit. <text:s/>In particular I need to work out what the input is. <text:s/>Certainly it needs K, probably as a straight-line-program including the multipliers, though whether multiplier 1 is a special case is unclear. <text:s/>Also it needs access to the indecomposables to make K one indecomposable at a time.</text:span></text:p>
      <text:p text:style-name="P152"/>
      <text:p text:style-name="P152">The first step<text:span text:style-name="T198"> is, for each pair of isomorphism classes A and C of indecomposables of H (one from each tensor factor), to compute K.</text:span></text:p>
      <text:p text:style-name="P152"/>
      <text:p text:style-name="P181">There is the possibility, which is not used in this description, of computing K in the "proper" format of a square matrix so that the Straight Line Program can multiply group algebra elements as well as group elements. <text:s/>There may be cases where this is advantageous, in that it allows for a shorter straight line program using factorization, but the selected method allows the tensors and sums to proceed at a faster rate and will probably usually be faster.</text:p>
      <text:p text:style-name="P152"/>
      <text:p text:style-name="P152"/>
      <text:p text:style-name="P153"><text:span text:style-name="T199">This stage is done by holding d</text:span><text:span text:style-name="T197">A</text:span><text:span text:style-name="T138">2</text:span><text:span text:style-name="T199"> accumulator matrices each d</text:span><text:span text:style-name="T197">C</text:span><text:span text:style-name="T199"> x d</text:span><text:span text:style-name="T197">C</text:span><text:span text:style-name="T199">, initially zero, and then executing the straight-line program ("pub-crawl") through the elements h of H, adding in </text:span><text:span text:style-name="T23">μ</text:span><text:span text:style-name="T196">h</text:span> . A(h) x C(h)<text:span text:style-name="T199">. <text:s/>To do this, each entry of A(h) is multiplied by </text:span><text:span text:style-name="T23">μ</text:span><text:span text:style-name="T196">h</text:span><text:span text:style-name="T199"> and the result used for a scalar multiply-and-add of C(h) into the accumulator matrices. <text:s/></text:span>This involves H.d<text:span text:style-name="T196">A</text:span><text:span text:style-name="T127">2</text:span>.d<text:span text:style-name="T196">C</text:span><text:span text:style-name="T127">2</text:span> elementary operations<text:span text:style-name="T199">, done using DSMad.</text:span></text:p>
      <text:p text:style-name="P153"/>
      <text:p text:style-name="P155">T<text:span text:style-name="T200">he next step is a reformat - t</text:span>he result of th<text:span text:style-name="T200">e above</text:span> is a square array of matrices (matrices indexed by i,j) where the entries of the matrices are indexed by k,l. <text:s/>We now wish to consider the (i,k) pairs as a row, which is done by taking the k'th row of those matrices indexed by i and concatenating them. <text:s/><text:span text:style-name="T201">This results in a collection of rows Tik each indexed by j,l pairs.</text:span></text:p>
      <text:p text:style-name="P155"/>
      <text:p text:style-name="P176">TBD<text:span text:style-name="T202"> it is not clear whether the rows (indexed by l) retain their registration or whether they need to be "scrunched up" using DPaste.</text:span></text:p>
      <text:p text:style-name="P155"/>
      <text:p text:style-name="P156">The next step is a Gaussian elimination to choose a basis for these rows - the space spanned by them is not expected to be very large.</text:p>
      <text:p text:style-name="P156"/>
      <text:p text:style-name="P176">TBD<text:span text:style-name="T202"> indeed the special case of zero rows is quite likely, and it may be possible - in some cases anyway - to see this coming and to avoid much of the work.</text:span></text:p>
      <text:p text:style-name="P154"/>
      <text:p text:style-name="P157"><text:soft-page-break/>The result of this Gaussian step is a matrix X(AC) with r rows and the columns originally indexed by j,l. <text:s/>As a notational convenience (i.e. this implies no work needing to be done) we will change these indices to i,k to suit the later steps, so we have, at this stage, the matrix X(AC) with rows indexed by r and columns indexed by (i,k) pairs.</text:p>
      <text:p text:style-name="P157"/>
      <text:p text:style-name="P177">TBD<text:span text:style-name="T202"> it seems that, as we ultimately need i as the most rapidly changing index, the "rows" X(AC)r should be in the form of an i x k matrix that can be transposed to yield X(AC)r as a k x i matrix. <text:s/></text:span><text:span text:style-name="T203">Hence it is important that the rows are NOT scrunched up.</text:span></text:p>
      <text:p text:style-name="P155"/>
      <text:p text:style-name="P158">The matrix X(AC)[ rk , i ] can be readily constructed from this data.</text:p>
      <text:p text:style-name="P155"/>
      <text:p text:style-name="P155">=====================</text:p>
      <text:p text:style-name="P179"/>
      <text:p text:style-name="P180"><text:s/>Y(BD)[ js , l ]<text:span text:style-name="T173"> is computed as we go, where B=A, D=C and s=r (just giving the things different names). Each row T(ACjl) is expressed in terms of the basis so far (augmenting it if need be). <text:s/>There is an </text:span><text:span text:style-name="T123">elephant</text:span><text:span text:style-name="T164"> problem here, in that the dimension of the space is not necessarily known at the start making it hard to construct Y(BD)[ js , l ]. <text:s/>One method is to do this work twice. <text:s/>The other method is to output the data for Y in a format where the dimension can change, and then reformat it at the end (when the dimension is known). <text:s/>This is not a major issue from a performance point of view - the matrices here are small - but it is an irritating issue that has been outstanding for fifty years and it is perhaps time we got the hang of elephants.</text:span></text:p>
      <text:p text:style-name="P133"><text:span text:style-name="T48">There is a sense in which this step (make X and Y) should be a separate program, as this work only needs to be done once (however many elements g of G we wish to condense). <text:s/>Initially, I may repeat this work in zdc (as it is so small and fast) but logically it should be separate to avoid its repetition</text:span><text:span text:style-name="T47">.</text:span></text:p>
      <text:p text:style-name="P194"/>
      <text:p text:style-name="P158"><text:span text:style-name="T47">=</text:span><text:span text:style-name="T23">====================</text:span></text:p>
      <text:p text:style-name="P158"><text:span text:style-name="T23"/></text:p>
      <text:p text:style-name="P219">Section <text:span text:style-name="T205">5</text:span> – <text:span text:style-name="T205">Extracting the bits of the input matrices.</text:span></text:p>
      <text:p text:style-name="P191"/>
      <text:p text:style-name="P195">2. <text:span text:style-name="T107">Sect 5. <text:s/></text:span>Extracting M(AB) from the input first matrix</text:p>
      <text:p text:style-name="P202"><text:span text:style-name="T195">3. </text:span>V<text:span text:style-name="T161">f</text:span>(ABC)[ <text:span text:style-name="T140">k</text:span><text:span text:style-name="T149">r</text:span> , <text:span text:style-name="T140">ab</text:span><text:span text:style-name="T149">j</text:span><text:span text:style-name="T140"> </text:span>] = X(AC)[ <text:span text:style-name="T140">k</text:span><text:span text:style-name="T149">r</text:span> , <text:span text:style-name="T157">i</text:span> ] . M(AB)[ <text:span text:style-name="T157">i</text:span> , <text:span text:style-name="T140">ab</text:span><text:span text:style-name="T149">j</text:span> ]</text:p>
      <text:p text:style-name="P195">4. <text:span text:style-name="T107">Sect 5. <text:s/></text:span>Extracting N(CD) from he input second matrix</text:p>
      <text:p text:style-name="P203"><text:span text:style-name="T195">5. </text:span>Wf(BCD)[ <text:span text:style-name="T140">js</text:span> , <text:span text:style-name="T140">cdk</text:span> ] = Y(BD)[ <text:span text:style-name="T140">js</text:span> , l ] . N(CD)[ l , <text:span text:style-name="T140">cdk</text:span> ]</text:p>
      <text:p text:style-name="P203"/>
      <text:p text:style-name="P204">This section needs to describe how the input matrices are chopped up into the AB (respectively CD) blocks.</text:p>
      <text:p text:style-name="P204"/>
      <text:p text:style-name="P211">TBD<text:span text:style-name="T202"> it seems clear that the matrix N needs to be transposed at some point. <text:s/>Whether this is before input to this program or after needs to be clarified.</text:span></text:p>
      <text:p text:style-name="P197"/>
      <text:p text:style-name="P199">TBD<text:span text:style-name="T202"> need to clarify also where the responsibility lies in identifying where the blocks start and end.</text:span></text:p>
      <text:p text:style-name="P199"><text:span text:style-name="T204"/></text:p>
      <text:p text:style-name="P207">Nt(CD)[ ckd , l<text:span text:style-name="T171"> </text:span>] = Rfmt Nf(CD)[ ck , dl ]</text:p>
      <text:p text:style-name="P207">N(CD)[ l , ckd ] = transpose Nt(CD)[ ckd , l<text:span text:style-name="T171"> </text:span>]</text:p>
      <text:p text:style-name="P207"><text:soft-page-break/></text:p>
      <text:p text:style-name="P213">In this step, the matrix for the second<text:span text:style-name="T174"> tensor factor is read in and all the matrices Nt(CD) are made and then transposed. <text:s/>The outer loops are over C and D (the isomorphism classes of summands). <text:s/>I think the next loop is over d, as - with careful fiddling - the DCut can take ck rows of l columns from the input and put them all into the output. <text:s/>This minimizes the administration for the change of registration in the DCut, and the DPaste will always be in registration and hence implemented by memcpy. <text:s/>Whether this is cache-friendly is a question, but hopefully the moving of l entries at a time will usually be sufficient to ensure that this step performs adequately. <text:s/>In any case, N should be chosen to be the smaller tensor factor. <text:s/>The rough shape is that 10,000x10,000 matrices are reformatted to 1,000,000x100.</text:span></text:p>
      <text:p text:style-name="P214">The transpose step is already implemented<text:span text:style-name="T175"> in a high-performance cache-friendly way, transposing 1,000,000x100 to 100x1,000,000.</text:span></text:p>
      <text:p text:style-name="P214"/>
      <text:p text:style-name="P219">Section <text:span text:style-name="T205">6</text:span> – <text:span text:style-name="T205">The two preliminary multiplications.</text:span></text:p>
      <text:p text:style-name="P195"/>
      <text:p text:style-name="P202"><text:span text:style-name="T195">3. </text:span>V<text:span text:style-name="T161">f</text:span>(ABC)[ <text:span text:style-name="T140">k</text:span><text:span text:style-name="T149">r</text:span> , <text:span text:style-name="T140">ab</text:span><text:span text:style-name="T149">j</text:span><text:span text:style-name="T140"> </text:span>] = X(AC)[ <text:span text:style-name="T140">k</text:span><text:span text:style-name="T149">r</text:span> , <text:span text:style-name="T157">i</text:span> ] . M(AB)[ <text:span text:style-name="T157">i</text:span> , <text:span text:style-name="T140">ab</text:span><text:span text:style-name="T149">j</text:span> ]</text:p>
      <text:p text:style-name="P203"><text:span text:style-name="T195">5. </text:span>Wf(BCD)[ <text:span text:style-name="T140">js</text:span> , <text:span text:style-name="T140">cdk</text:span> ] = Y(BD)[ <text:span text:style-name="T140">js</text:span> , l ] . N(CD)[ l , <text:span text:style-name="T140">cdk</text:span> <text:span text:style-name="T205">]</text:span></text:p>
      <text:p text:style-name="P209">Vf(ABC)[ rk , abj ] = X(AC)[ rk , i ] . M(AB)[ i , abj ]</text:p>
      <text:p text:style-name="P208">W<text:span text:style-name="T161">f</text:span>(BCD)[ js<text:span text:style-name="T171"> ,</text:span> ckd ] = Y(BD)[ js , l ] <text:span text:style-name="T175">.</text:span> N(CD)[ l , ckd ]</text:p>
      <text:p text:style-name="P203"/>
      <text:p text:style-name="P211">TBD<text:span text:style-name="T202"> some estimates are needed here to decide whether these jobs need to be done in a multi-core environment. <text:s/>As I see it so far, they should be fairly small jobs.</text:span></text:p>
      <text:p text:style-name="P211"><text:span text:style-name="T204"/></text:p>
      <text:p text:style-name="P219">Section <text:span text:style-name="T205">7</text:span> – <text:span text:style-name="T205">The two preparatory reformats.</text:span></text:p>
      <text:p text:style-name="P195"/>
      <text:p text:style-name="P202"><text:span text:style-name="T195">3. </text:span><text:span text:style-name="T107">Sect 6. <text:s/></text:span>V<text:span text:style-name="T161">f</text:span>(ABC)[ <text:span text:style-name="T140">k</text:span><text:span text:style-name="T149">r</text:span> , <text:span text:style-name="T140">ab</text:span><text:span text:style-name="T149">j</text:span><text:span text:style-name="T140"> </text:span>] <text:span text:style-name="T205">-&gt;</text:span><text:span text:style-name="T49"> V(ABC)[ </text:span><text:span text:style-name="T41">rab</text:span><text:span text:style-name="T49"> , </text:span><text:span text:style-name="T41">jk</text:span><text:span text:style-name="T49"> ]</text:span></text:p>
      <text:p text:style-name="P203"><text:span text:style-name="T195">5. </text:span><text:span text:style-name="T107">Sect 6. <text:s/></text:span>Wf(BCD)[ <text:span text:style-name="T140">js</text:span> , <text:span text:style-name="T140">cdk</text:span> ] <text:span text:style-name="T205">-&gt; </text:span><text:span text:style-name="T49">W(BCD)[ </text:span><text:span text:style-name="T41">jk</text:span><text:span text:style-name="T49"> , </text:span><text:span text:style-name="T41">cds</text:span><text:span text:style-name="T49"> ]</text:span></text:p>
      <text:p text:style-name="P208"><text:span text:style-name="T49">W</text:span><text:span text:style-name="T42">f</text:span><text:span text:style-name="T49">(BCD)[ js</text:span><text:span text:style-name="T52"> ,</text:span><text:span text:style-name="T49"> ckd ] = Y(BD)[ js , l ] </text:span><text:span text:style-name="T53">.</text:span><text:span text:style-name="T49"> N(CD)[ l , ckd ]</text:span></text:p>
      <text:p text:style-name="P209"><text:span text:style-name="T49">Vf(ABC)[ rk , abj ] = X(AC)[ rk , i ] . M(AB)[ i , abj ]</text:span></text:p>
      <text:p text:style-name="P203"><text:span text:style-name="T49"/></text:p>
      <text:p text:style-name="P219">Section <text:span text:style-name="T205">8</text:span> – <text:span text:style-name="T205">The main multiplications.</text:span></text:p>
      <text:p text:style-name="P195"/>
      <text:p text:style-name="P205"><text:span text:style-name="T43">8. </text:span><text:span text:style-name="T45">Sect 8. <text:s/></text:span><text:span text:style-name="T49">U</text:span><text:span text:style-name="T42">f</text:span><text:span text:style-name="T49">(ABCD)[ </text:span><text:span text:style-name="T41">rab</text:span><text:span text:style-name="T49"> , </text:span><text:span text:style-name="T41">cds</text:span><text:span text:style-name="T49"> ] = V(ABC)[ </text:span><text:span text:style-name="T41">rab</text:span><text:span text:style-name="T49"> , </text:span><text:span text:style-name="T41">jk</text:span><text:span text:style-name="T49"> ] . W(BCD)[ </text:span><text:span text:style-name="T41">jk</text:span><text:span text:style-name="T49"> , </text:span><text:span text:style-name="T41">cds</text:span><text:span text:style-name="T49"> ]</text:span></text:p>
      <text:p text:style-name="P206"><text:span text:style-name="T49">U</text:span><text:span text:style-name="T42">f</text:span><text:span text:style-name="T49">(ABC)[ </text:span><text:span text:style-name="T54">ar</text:span><text:span text:style-name="T49">b ,</text:span><text:span text:style-name="T55"> csd</text:span><text:span text:style-name="T49"> ] = V(ABC)[ </text:span><text:span text:style-name="T54">ar</text:span><text:span text:style-name="T49">b , </text:span><text:span text:style-name="T56">kj</text:span><text:span text:style-name="T49"> ] . W(BC)[ </text:span><text:span text:style-name="T56">kj</text:span><text:span text:style-name="T49"> ,</text:span><text:span text:style-name="T55"> csd</text:span><text:span text:style-name="T49"> ]</text:span></text:p>
      <text:p text:style-name="P205"><text:span text:style-name="T49"/></text:p>
      <text:p text:style-name="P219">Section <text:span text:style-name="T205">9</text:span> – <text:span text:style-name="T205">The final reformat.</text:span></text:p>
      <text:p text:style-name="P205"><text:span text:style-name="T45"/></text:p>
      <text:p text:style-name="P205"><text:span text:style-name="T49">U</text:span><text:span text:style-name="T42">f</text:span><text:span text:style-name="T49">(ABCD)[ </text:span><text:span text:style-name="T41">rab</text:span><text:span text:style-name="T49"> , </text:span><text:span text:style-name="T41">cds</text:span><text:span text:style-name="T49"> ] -&gt; </text:span><text:span text:style-name="T51">U[arc,bds]</text:span></text:p>
      <text:p text:style-name="P207"><text:span text:style-name="T51">U[ arc , bsd ] = Rfmt </text:span><text:span text:style-name="T50">Uf(ABC)[ arb , csd ]</text:span></text:p>
      <text:p text:style-name="P205"><text:span text:style-name="T51"/></text:p>
      <text:p text:style-name="P212">U[ arc , bsd ] = Rfmt <text:span text:style-name="T157">Uf(ABCD)[ arb , csd ]</text:span></text:p>
      <text:p text:style-name="P215"><text:span text:style-name="T177">This final reformat takes all 1,000 10,000x100,000 results and makes the final 1,000,000x1,000,000 output matrix from them. <text:s/>It is done one 'A' class at a time. <text:s/>As it moves 10</text:span><text:span text:style-name="T139">12</text:span><text:span text:style-name="T177"> elements (albeit sd=100 at a time) it is probably worth doing this work in a proggy also. <text:s/>Given A, it loops over b and c, extracting ar rows of sd columns at a time (notice that B is needed to determine s!).</text:span></text:p>
      <text:p text:style-name="P211"><text:soft-page-break/><text:span text:style-name="T204"/></text:p>
      <text:p text:style-name="P211"><text:span text:style-name="T204"/></text:p>
      <text:p text:style-name="P211"><text:span text:style-name="T204"/></text:p>
      <text:p text:style-name="P211"><text:span text:style-name="T204"/></text:p>
      <text:p text:style-name="P42"><text:span text:style-name="T192">Appendix 1</text:span> – <text:span text:style-name="T192">Finding Peak, Summit and Range words.</text:span></text:p>
      <text:p text:style-name="P27"/>
      <text:p text:style-name="P37"><text:span text:style-name="T81">A</text:span><text:span text:style-name="T78">t the moment, the job of finding summit words is not automated in meataxe64, and it seems clear that, in the longer term, we are going to need further program assistance to assist with this process. <text:s/></text:span><text:span text:style-name="T88">I suspect there are two programs - one for small fields and one for large ones. <text:s/>"Large" means that the Holt/Rees trick is worth using, and probably the field of order five is already large in this sense.</text:span></text:p>
      <text:p text:style-name="P62"/>
      <text:p text:style-name="P37"><text:span text:style-name="T88">For small fields (the harder case) t</text:span><text:span text:style-name="T78">he general idea is to first find peakwords - words with "stable" minimum nullity on one irreducible and zero on all the others. <text:s/>"Stable" nullity means that the square of the matrix has the same nullity on the irreducible. <text:s/>This is basically a filterin</text:span><text:span text:style-name="T88">g</text:span><text:span text:style-name="T78"> operation, whereby a large number of group algebra elements are tested in turn on irreducible representations starting with the smallest</text:span><text:span text:style-name="T88">, keeping two lists - those whose nullity is zero on all representations and those for which one irreducible had minimum nullity and the rest zero. <text:s/>The key need is to run through a large number of group algebra elements for which the straight-line program is readily found.</text:span></text:p>
      <text:p text:style-name="P60"/>
      <text:p text:style-name="P62">Initially, I suspect that for fields roughly in the 5-109 range the "small field" method will be good enough anyway even though Holt/Rees would be marginally faster - if we haven't written the program, we can't use it. <text:s/>The next stage would be to implement a simple Holt/Rees trick (find the characteristic polynomial and then find its roots) which would be good enough for very large fields, where the problem is to find those rare group-algebra elements with nullity anywhere.</text:p>
      <text:p text:style-name="P62"/>
      <text:p text:style-name="P220"><text:span text:style-name="T121">Appendix 2</text:span><text:span text:style-name="T108"> – </text:span><text:span text:style-name="T118">Find subgroup program</text:span><text:span text:style-name="T117">.</text:span></text:p>
      <text:p text:style-name="P210"/>
      <text:p text:style-name="P218">One thing we are going to need to do is to search for generators for L2(23) inside J4, a job that is probably best done with 112x112 matrices mod 2. <text:s/>We are looking for a straight-line-program, ideally as short as we can make it, to take the starting pair of generators for J4 and get two (probably) generators for L2(23). <text:s/>The natural thing to do is probably to make lots of involutions and lots of elements of order three and to look for pairs that do not have any element orders except 1,2,3,4,6,12,11,23. <text:s/>Millions of possibilities can be dealt with rather quickly here, and I suspect that, with a bit of careful consideration, a good program can be produced to find the required straight-line-program. <text:s/>I will consider this issue more carefully in section 12.</text:p>
      <text:p text:style-name="P210"/>
      <text:p text:style-name="P220"><text:span text:style-name="T121">Appendix 3</text:span><text:span text:style-name="T108"> – </text:span><text:span text:style-name="T119">Pubcrawl program</text:span><text:span text:style-name="T117">.</text:span></text:p>
      <text:p text:style-name="P210"/>
      <text:p text:style-name="P217">There is currently nothing resembling a "pubcrawl" program in meataxe64. <text:s/>It is possible to obtain permuations for L2(23) from the matrices, and indeed it is probably not too hard to get the regular representation, but ideally the pubcrawl program should work with permutation representations (to visit the pubs) and also a matrix representation (to determine the scalar). <text:s/>Again this looks like it is a new program that is worth thinking about more carefully, and forms the subject of section 13.</text:p>
      <text:p text:style-name="P62"/>
      <text:p text:style-name="P60">====================================================================</text:p>
      <text:p text:style-name="P49"><text:soft-page-break/></text:p>
      <text:p text:style-name="P63">Issue 2. <text:s/>How do we apply peak-words.</text:p>
      <text:p text:style-name="P29"><text:span text:style-name="T78">The natural method here is to use a Straight Line Program (either a program or a shell script), needing multiply, add, scalar multiplication, generate identity and not much else. <text:s/>(Notice that "power" is frequently used in the Atlas of group representations so should be included here also). <text:s/>This necessitates some sort of interface between issues 1 and 2 so that peak-words (probably named by numerical identifiers) can be converted into Straight Line Programs</text:span><text:span text:style-name="T82">.</text:span></text:p>
      <text:p text:style-name="P50"/>
      <text:p text:style-name="P64">Issue 3. <text:s/>Automating decomposition.</text:p>
      <text:p text:style-name="P51">There are several steps involved in decomposing using these methods, probably needing both programs and shell-scripts. <text:s/>These must be designed and produced. <text:s/>Also the decomposition process is iterative, yet ultimately we want the basis that does the entire decomposition. <text:s/>Notice also that we know things about the summands - known to be projective, standard basis, which peak-word was used etc. making it tempting to pass this data onwards.</text:p>
      <text:p text:style-name="P51"/>
      <text:p text:style-name="P53"><text:span text:style-name="T105">Issue 4. <text:s/>Using summit-word condensation</text:span>.</text:p>
      <text:p text:style-name="P53">Once all projective have been stripped off, and the remainder decomposed using class sums, there remains the problem of decomposing the parts of this. <text:s/>I believe there is a step that can follow this <text:span text:style-name="T186">where summit words are used to condense the representation down to a Morita-equivalent one where each irreducible has minimal dimension. <text:s/>At this stage we need to use more powerful methods to doecompose, but having reduced the dimension, it may often happen that the input is now within range of these more powerful methods. <text:s/>This needs further investigation. <text:s/>It is already helps if a decomposition is found. <text:s/>If there is multiplicity, we may need to improve our &lt;standard basis&gt; methods to deal with cases where the top is not irreducible. </text:span></text:p>
      <text:p text:style-name="P52"/>
      <text:p text:style-name="P13"><text:span text:style-name="T108">Section </text:span><text:span text:style-name="T109">4</text:span><text:span text:style-name="T108"> – </text:span><text:span text:style-name="T110">Initial analysis</text:span><text:span text:style-name="T109">.</text:span></text:p>
      <text:p text:style-name="P65"/>
      <text:p text:style-name="P79">We assume that we are given two representations M and N of G and a subgroup H and wish to condense the tensor product M x N with <text:span text:style-name="T167">an </text:span>element <text:span text:style-name="T151">K </text:span>of <text:span text:style-name="T167">the group algebra of </text:span>H. <text:s/>We further suppose that we have found a basis exhibiting the decomposition of M (respectively N) restricted to H as a direct sum of summands.<text:span text:style-name="T151"> <text:s/>In general, we hope that the summands that occur do so with considerable multiplicity, so that we can gain by doing some of the work on the isomorphism class rather than for each individual summand.</text:span></text:p>
      <text:p text:style-name="P79"/>
      <text:p text:style-name="P81">We then cut up (as least in our imaginations) the matrix M(g) (respectively N(g)) into pieces in both directions according to that decomposition . . . we denote this as M(AB)[ai,bj] where A,B are isomorphism classes of summands of M, a is a particular summand of type <text:span text:style-name="T178">A</text:span> and b of type B, and i indexes the basis elements of A and j indexes the basis elements of B. <text:s/>N similarly yields N(CD)[ck,dl].</text:p>
      <text:p text:style-name="P81"/>
      <text:p text:style-name="P81">We then need to know where (M tensor N).K sends a basis element from the image of K.</text:p>
      <text:p text:style-name="P81"/>
      <text:p text:style-name="P141"><text:soft-page-break/>Since we have decomposed the action of H, clearly the matrix K (on the large tensor-produce space) is in block diagonal form, so that the image of K and the map onto it are similarly decomposed. <text:s/>We therefore take all pairs of isomorphism classes of summands - A from <text:span text:style-name="T32">σ</text:span><text:span text:style-name="T23">1 and C from <text:s/></text:span><text:span text:style-name="T32">σ</text:span><text:span text:style-name="T23">2 - compute K in the tensor produce of A and C, and factorize it as P.Q. <text:s/>I will call these matrices </text:span><text:span text:style-name="T34">Y</text:span><text:span text:style-name="T23">(AC)[ik,r] and </text:span><text:span text:style-name="T34">X</text:span><text:span text:style-name="T23">(AC)[r,ik]. <text:s/>These need to be expanded (in our imaginations) to the matrices whose rows/columns match </text:span><text:span text:style-name="T32">σ</text:span><text:span text:style-name="T23">, so we define P(AC)[aick,r] as </text:span><text:span text:style-name="T34">Y</text:span><text:span text:style-name="T23">(AC)[ik,r] and Q(AC)[r,aick] as </text:span><text:span text:style-name="T34">X</text:span><text:span text:style-name="T23">(AC)[r,ik]</text:span></text:p>
      <text:p text:style-name="P81"/>
      <text:p text:style-name="P143">(M tensor N) is a matrix I will call Z, and is Z(ABCD)[aick,bjdl].<text:span text:style-name="T186"> <text:s/>Our aim is to compute the matrix produce U QZP which, in full is</text:span></text:p>
      <text:p text:style-name="P143"/>
      <text:p text:style-name="P143"><text:span text:style-name="T33">U(</text:span><text:span text:style-name="T34">ABCD)[arc,bsd] = </text:span><text:span text:style-name="T33">Q(AC)[r,aick] . </text:span>Z(ABCD)[aick,bjdl]<text:span text:style-name="T186"> . </text:span><text:span text:style-name="T33">P(BD)[bjdl,s]</text:span></text:p>
      <text:p text:style-name="P182"/>
      <text:p text:style-name="P146"><text:span text:style-name="T33">w</text:span><text:span text:style-name="T23">here the sum is over all i,j,k,l. <text:s/>Notice that the a,b,c,d are not summed, and there probably is a better notation (perhaps using the δ function) that makes this a bit clearer.</text:span></text:p>
      <text:p text:style-name="P143"/>
      <text:p text:style-name="P146">The next step is to write that into some sort of "Einstein" notation, were we generalize the concept of a matrix to any function from a set of variables to the field. <text:s/>We separate Z as the tensor product, underline sets whose order is unimportant, but separate out the indices indicating the isomorphism class of summands since the other indices are only defined once these are known. <text:s/>The result is . . .</text:p>
      <text:p text:style-name="P81"/>
      <text:p text:style-name="P66">U(ABCD)[<text:span text:style-name="T140">acrbds</text:span>]=<text:span text:style-name="T152">X</text:span>(AC)[<text:span text:style-name="T140">ikr</text:span>].M(AB)[<text:span text:style-name="T140">abij</text:span>].N(CD)[<text:span text:style-name="T140">cdkl</text:span>].Y(BD)[<text:span text:style-name="T140">jls</text:span>]</text:p>
      <text:p text:style-name="P66"/>
      <text:p text:style-name="P146">The idea now is to consider all ways in which this formula might be evaluated by the multiplication of matrices in meataxe64, and choose one where this evaluation can be expected to run in minimum time. <text:s/>There are several points to consider.</text:p>
      <text:p text:style-name="P146"/>
      <text:p text:style-name="P16"><text:span text:style-name="T108">Section </text:span><text:span text:style-name="T111">5</text:span><text:span text:style-name="T108"> – </text:span><text:span text:style-name="T114">Some detailed points to consider early</text:span><text:span text:style-name="T113">.</text:span></text:p>
      <text:p text:style-name="P77"/>
      <text:p text:style-name="P108">I<text:span text:style-name="T179">nitially, i</text:span>t is far from clear how big a problem the running of the tensor-condense program is going to be. <text:s/>It is going to be too memory-hungry? <text:s/><text:span text:style-name="T179">Will it be too slow, necessitating the</text:span> use multiple cores? <text:s/>Both of these may well depend on the problems to which it will be applied, but it probably makes sense at this stage to make some attempt at minimizing the memory usage and to utilize multiple cores on the basis that - whatever I imagin<text:span text:style-name="T167">e</text:span> the use-cases to be<text:span text:style-name="T179"> - </text:span>it may well be useful to operate outside that comfort zone for reasons currently unknown to me.</text:p>
      <text:p text:style-name="P108"/>
      <text:p text:style-name="P108">In general, meataxe64 often works with matrices in memory but there are considerable moves already in design and even in implementation to remove this restriction, making it appropriate to try (at least) to produce condensed matrices larger than the memory of the computer producing them (though probably not that much larger). <text:s/>This suggests that, for the production part, the very outside loop should be over A - the isomorphism class of summand indexing the rows.</text:p>
      <text:p text:style-name="P108"><text:soft-page-break/></text:p>
      <text:p text:style-name="P108">Looking now at the scale of the multiplications expected in the typical use-case, it needs 10<text:span text:style-name="T127">16</text:span> elementary operations to produce a matrix of 10<text:span text:style-name="T127">12</text:span> entries. <text:s/>This is because the matrix multiplications only involve two of the four isomorphism classes of summand, so that the block decomposition into these reduces the work compared to a full-size matrix multiplication. <text:s/><text:span text:style-name="T162">Hence we can reasonably expect that tensor condense produces a matrix a lot faster than a matrix multiplication at that size - 100 times faster in the typical use-case. <text:s/>We may conclude, therefore, that the use of multiple cores is good, but not absolutely essential, and our strategy should be to use multiple cores when it is easy to do so, but not to go bananas about it.</text:span></text:p>
      <text:p text:style-name="P108"/>
      <text:p text:style-name="P14"><text:span text:style-name="T108">Section </text:span><text:span text:style-name="T113">6</text:span><text:span text:style-name="T108"> – </text:span><text:span text:style-name="T114">How to associate the Einstein objects as matrices. </text:span></text:p>
      <text:p text:style-name="P73"/>
      <text:p text:style-name="P84">The formula from the previous section may be summarized as U=XMNY. <text:s/>There is a symmetry swapping X and Y, and another swapping M and N independently, so initially there are six possible strategies for computing this function, namely</text:p>
      <text:p text:style-name="P84"/>
      <text:p text:style-name="P75"><text:span text:style-name="T155">U <text:s text:c="2"/>= <text:s text:c="2"/></text:span>(X<text:span text:style-name="T169">M</text:span>)(Y<text:span text:style-name="T169">N</text:span>) ,<text:span text:style-name="T155"> </text:span><text:s/>X(Y(MN))<text:span text:style-name="T155"> , </text:span>(MN)(XY)<text:span text:style-name="T155"> , </text:span><text:s/>M(N(XY)) <text:span text:style-name="T155">, </text:span>X(M(NY))<text:span text:style-name="T155"> or </text:span>M(X(NY))</text:p>
      <text:p text:style-name="P73"/>
      <text:p text:style-name="P84">As a way of getting at least a ball-park idea of the scales of operation here, I assume that there are ten classes of summand, each with multiplicity 100 and of dimension 100, and that there is just one dimension of image of K on any tensor product of summands. <text:s/>Hence our tensor factors have dimension 100,000 (10x100x100) and that the condensation is by a factor of 10,000 (100x100-&gt;1) giving a result of dimension 1,000,000.</text:p>
      <text:p text:style-name="P84"/>
      <text:p text:style-name="P160">(X<text:span text:style-name="T169">M</text:span>)(Y<text:span text:style-name="T169">N</text:span>)<text:span text:style-name="T15"> I consider first, as I believe it is the best, and by understanding this we can eliminate the others as being worse. <text:s/>I will analyze this case further in the next section, but need to look at it in broad-brush terms here. <text:s/>The two initial steps are similar (one of the reasons I like it)</text:span><text:span text:style-name="T17">. <text:s/>As Einstein objects, the computation is</text:span></text:p>
      <text:p text:style-name="P99"/>
      <text:p text:style-name="P67"><text:span text:style-name="T153">V(ABC)[</text:span><text:span text:style-name="T141">krabj</text:span><text:span text:style-name="T153">] = X(AC)[</text:span><text:span text:style-name="T141">ikr</text:span><text:span text:style-name="T153">].M(AB)[</text:span><text:span text:style-name="T141">abij</text:span><text:span text:style-name="T153">] <text:s text:c="2"/>10</text:span><text:span text:style-name="T132">13</text:span><text:span text:style-name="T154"> steps</text:span></text:p>
      <text:p text:style-name="P164"><text:span text:style-name="T12">W(BCD)[</text:span><text:span text:style-name="T142">cdkjs</text:span><text:span text:style-name="T12">] = </text:span><text:span text:style-name="T15">Y(BD)[</text:span><text:span text:style-name="T143">jls</text:span><text:span text:style-name="T15">]</text:span><text:span text:style-name="T20">.</text:span><text:span text:style-name="T15">N(CD)[</text:span><text:span text:style-name="T143">cdkl</text:span><text:span text:style-name="T15">]</text:span><text:span text:style-name="T12"> <text:s/>10</text:span><text:span text:style-name="T133">13</text:span><text:span text:style-name="T12"> steps</text:span></text:p>
      <text:p text:style-name="P161"><text:span text:style-name="T15">U</text:span><text:span text:style-name="T12">(ABCD)[</text:span><text:span text:style-name="T144">acrbds</text:span><text:span text:style-name="T12">] = </text:span><text:span text:style-name="T15">V(ABC)[</text:span><text:span text:style-name="T143">krabj</text:span><text:span text:style-name="T15">]</text:span><text:span text:style-name="T12"> . W(BCD)[</text:span><text:span text:style-name="T142">cdkjs</text:span><text:span text:style-name="T12">] <text:s/>10</text:span><text:span text:style-name="T133">16</text:span><text:span text:style-name="T12"> steps</text:span></text:p>
      <text:p text:style-name="P100"/>
      <text:p text:style-name="P161"><text:span text:style-name="T12">For example the last step is 10,000 computations (A,B,C,D) each 10,000x10,000 X 10,000x10,000 with ab indexing the rows of V, kj indexing the cols of V and the rows of W, and cd indexing the columns of W. <text:s/></text:span><text:span text:style-name="T15">T</text:span><text:span text:style-name="T12">his gains, basically because the last and biggest step has already eliminated i and l.</text:span></text:p>
      <text:p text:style-name="P73"/>
      <text:p text:style-name="P22"><text:span text:style-name="T9">X(Y(MN))</text:span><text:span text:style-name="T10"> and (MN)(XY)</text:span><text:span text:style-name="T3"> make the tensor product in its entirety - 10</text:span><text:span text:style-name="T129">20</text:span><text:span text:style-name="T3"> of memory</text:span><text:span text:style-name="T5"> in our example</text:span><text:span text:style-name="T3"> - and </text:span><text:span text:style-name="T5">there is a further factor of 10,000 for X(Y(MN)) and an astonishing 100,000,000 for (MN)(XY) making these methods need 10</text:span><text:span text:style-name="T130">24</text:span><text:span text:style-name="T5"> and 10</text:span><text:span text:style-name="T130">28</text:span><text:span text:style-name="T5"> elementary operations.</text:span><text:span text:style-name="T7"> <text:s/>This is way more work than the first case, and not to be considered.</text:span><text:span text:style-name="T5"> </text:span><text:span text:style-name="T6"><text:s/>It is surely sensible to ensure that every combination we do (as a matrix multiplication) eliminates at least one variable out of </text:span><text:soft-page-break/><text:span text:style-name="T6">{i,j,k,l}</text:span></text:p>
      <text:p text:style-name="P73"/>
      <text:p text:style-name="P30"><text:span text:style-name="T11">M(N(XY)</text:span><text:span text:style-name="T4"> </text:span><text:span text:style-name="T6">also fails this test. <text:s/>It is not so painful here, since we then use N so we can eliminate two before the last (and largest) step, but I see no reason to compute NXY as N(XY) rather than the more obvious X(NY) and therefore do not consider M(N(XY)) further.</text:span></text:p>
      <text:p text:style-name="P85"/>
      <text:p text:style-name="P74"><text:span text:style-name="T106">X(M(NY))</text:span><text:span text:style-name="T153"> is the same number of elementary steps - 10</text:span><text:span text:style-name="T137">16</text:span><text:span text:style-name="T168"> - at the last stage, but needs 10</text:span><text:span text:style-name="T137">18</text:span><text:span text:style-name="T168"> for the intermediate computation of W. <text:s/>Also the last stage is a terrible shape, that would probably need "dot-product" technology. <text:s/>It is not considered further. <text:s/>It looks like this . . .</text:span></text:p>
      <text:p text:style-name="P74"/>
      <text:p text:style-name="P162"><text:span text:style-name="T18">V</text:span><text:span text:style-name="T12">(BCD)[</text:span><text:span text:style-name="T142">cdkjs</text:span><text:span text:style-name="T12">] = </text:span><text:span text:style-name="T15">N(CD)[</text:span><text:span text:style-name="T143">cdkl</text:span><text:span text:style-name="T15">].Y(BD)[</text:span><text:span text:style-name="T143">jls</text:span><text:span text:style-name="T15">]</text:span><text:span text:style-name="T12"> <text:s/>10</text:span><text:span text:style-name="T133">13</text:span><text:span text:style-name="T12"> steps</text:span></text:p>
      <text:p text:style-name="P167"><text:span text:style-name="T12">W(ABCD)[</text:span><text:span text:style-name="T142">abicdks</text:span><text:span text:style-name="T12">] = </text:span><text:span text:style-name="T16">M(AB)[</text:span><text:span text:style-name="T145">abij</text:span><text:span text:style-name="T16">]</text:span><text:span text:style-name="T12"> . V</text:span><text:span text:style-name="T17">(BCD)[</text:span><text:span text:style-name="T146">cdkjs</text:span><text:span text:style-name="T17">]</text:span><text:span text:style-name="T19"> 10</text:span><text:span text:style-name="T134">1</text:span><text:span text:style-name="T135">8</text:span><text:span text:style-name="T19"> steps</text:span></text:p>
      <text:p text:style-name="P69"><text:span text:style-name="T19">U(ABCD)[</text:span><text:span text:style-name="T147">acrbds</text:span><text:span text:style-name="T19">]</text:span><text:span text:style-name="T156"> = X</text:span>(AC)[<text:span text:style-name="T140">ikr</text:span>]<text:span text:style-name="T156"> . W(ABCD)[</text:span><text:span text:style-name="T148">abicdks</text:span><text:span text:style-name="T155">] 10</text:span><text:span text:style-name="T136">1</text:span><text:span text:style-name="T137">6</text:span><text:span text:style-name="T156"> steps</text:span></text:p>
      <text:p text:style-name="P68"/>
      <text:p text:style-name="P76"><text:span text:style-name="T106">M(X(NY))</text:span><text:span text:style-name="T156"> At first sight, this is competitive with (MX)(NY). <text:s/>The last multiplication is a little less balanced, in that both r and s are in the second factor, and the middle computation is a little slower, so it looks like this is marginally worse. <text:s/>The full analysis of the reformats could conceivably redress this balance, but at this stage I propose to work with (MX)(NY), primarly because it is more symmetrical and therefore more likely to lead to theoretical insight, and may simplify the programming. <text:s/>Here is the analysis for M(X(NY)).</text:span></text:p>
      <text:p text:style-name="P76"/>
      <text:p text:style-name="P163"><text:span text:style-name="T18">V</text:span><text:span text:style-name="T12">(BCD)[</text:span><text:span text:style-name="T142">cdkjs</text:span><text:span text:style-name="T12">] = </text:span><text:span text:style-name="T15">N(CD)[</text:span><text:span text:style-name="T143">cdkl</text:span><text:span text:style-name="T15">].Y(BD)[</text:span><text:span text:style-name="T143">jls</text:span><text:span text:style-name="T15">]</text:span><text:span text:style-name="T12"> <text:s/>10</text:span><text:span text:style-name="T133">13</text:span><text:span text:style-name="T12"> steps</text:span></text:p>
      <text:p text:style-name="P168"><text:span text:style-name="T12">W(ABCD)[</text:span><text:span text:style-name="T142">ircdjs</text:span><text:span text:style-name="T12">] = <text:s/>X</text:span><text:span text:style-name="T16">(AC)[</text:span><text:span text:style-name="T145">ikr</text:span><text:span text:style-name="T16">]</text:span><text:span text:style-name="T12"> . </text:span><text:span text:style-name="T18">V</text:span><text:span text:style-name="T17">(BCD)[</text:span><text:span text:style-name="T146">cdkjs</text:span><text:span text:style-name="T17">]</text:span><text:span text:style-name="T12"> 10</text:span><text:span text:style-name="T133">14</text:span><text:span text:style-name="T12"> steps</text:span></text:p>
      <text:p text:style-name="P69"><text:span text:style-name="T156">U(ABCD)[</text:span><text:span text:style-name="T147">acrbds</text:span><text:span text:style-name="T156">] = </text:span>M(AB)[<text:span text:style-name="T140">abij</text:span>]<text:span text:style-name="T156"> . W(ABCD)[</text:span><text:span text:style-name="T147">ircdjs</text:span><text:span text:style-name="T156">] 10</text:span><text:span text:style-name="T136">16</text:span><text:span text:style-name="T156"> steps</text:span></text:p>
      <text:p text:style-name="P85"/>
      <text:p text:style-name="P15"><text:span text:style-name="T108">Section </text:span><text:span text:style-name="T113">7</text:span><text:span text:style-name="T108"> – </text:span><text:span text:style-name="T112">X</text:span><text:span text:style-name="T115">M</text:span><text:span text:style-name="T112">.</text:span><text:span text:style-name="T115">Y</text:span><text:span text:style-name="T112">N as matrices</text:span><text:span text:style-name="T111">.</text:span></text:p>
      <text:p text:style-name="P78"/>
      <text:p text:style-name="P148">Old</text:p>
      <text:p text:style-name="P70"><text:span text:style-name="T153">V(ABC)[</text:span><text:span text:style-name="T141">krabj</text:span><text:span text:style-name="T153">] = X(AC)[</text:span><text:span text:style-name="T141">ikr</text:span><text:span text:style-name="T153">].M(AB)[</text:span><text:span text:style-name="T141">abij</text:span><text:span text:style-name="T153">] <text:s text:c="2"/>10</text:span><text:span text:style-name="T132">13</text:span><text:span text:style-name="T154"> steps</text:span></text:p>
      <text:p text:style-name="P164"><text:span text:style-name="T12">W(BCD)[</text:span><text:span text:style-name="T142">cdkjs</text:span><text:span text:style-name="T12">] = </text:span><text:span text:style-name="T15">Y(BD)[</text:span><text:span text:style-name="T143">jls</text:span><text:span text:style-name="T15">]</text:span><text:span text:style-name="T20">.</text:span><text:span text:style-name="T15">N(CD)[</text:span><text:span text:style-name="T143">cdkl</text:span><text:span text:style-name="T15">]</text:span><text:span text:style-name="T12"> <text:s/>10</text:span><text:span text:style-name="T133">13</text:span><text:span text:style-name="T12"> steps</text:span></text:p>
      <text:p text:style-name="P164"><text:span text:style-name="T15">U</text:span><text:span text:style-name="T12">(ABCD)[</text:span><text:span text:style-name="T144">acrbds</text:span><text:span text:style-name="T12">] = </text:span><text:span text:style-name="T15">V(ABC)[</text:span><text:span text:style-name="T143">krabj</text:span><text:span text:style-name="T15">]</text:span><text:span text:style-name="T12"> . W(BCD)[</text:span><text:span text:style-name="T142">cdkjs</text:span><text:span text:style-name="T12">] <text:s/>10</text:span><text:span text:style-name="T133">16</text:span><text:span text:style-name="T12"> steps</text:span></text:p>
      <text:p text:style-name="P102"/>
      <text:p text:style-name="P102"/>
      <text:p text:style-name="P102"/>
      <text:p text:style-name="P148">New 1</text:p>
      <text:p text:style-name="P71"><text:span text:style-name="T153">V(ABCr)[</text:span><text:span text:style-name="T141">kabj</text:span><text:span text:style-name="T153">] = X(ACr)[</text:span><text:span text:style-name="T141">ik</text:span><text:span text:style-name="T153">].M(AB)[</text:span><text:span text:style-name="T141">abij</text:span><text:span text:style-name="T153">] <text:s text:c="2"/>10</text:span><text:span text:style-name="T132">13</text:span><text:span text:style-name="T154"> steps</text:span></text:p>
      <text:p text:style-name="P165"><text:span text:style-name="T12">W(B</text:span><text:span text:style-name="T21">s</text:span><text:span text:style-name="T12">CD)[</text:span><text:span text:style-name="T142">cdkj</text:span><text:span text:style-name="T12">] = </text:span><text:span text:style-name="T15">Y(BDs)[</text:span><text:span text:style-name="T143">jl</text:span><text:span text:style-name="T15">]</text:span><text:span text:style-name="T20">.</text:span><text:span text:style-name="T15">N(CD)[</text:span><text:span text:style-name="T143">cdkl</text:span><text:span text:style-name="T15">]</text:span><text:span text:style-name="T12"> <text:s/>10</text:span><text:span text:style-name="T133">13</text:span><text:span text:style-name="T12"> steps</text:span></text:p>
      <text:p text:style-name="P165"><text:span text:style-name="T15">U</text:span><text:span text:style-name="T12">(ABCD)[</text:span><text:span text:style-name="T144">acrbds</text:span><text:span text:style-name="T12">] = </text:span><text:span text:style-name="T15">V(ABC</text:span><text:span text:style-name="T21">r</text:span><text:span text:style-name="T15">)[</text:span><text:span text:style-name="T143">kabj</text:span><text:span text:style-name="T15">]</text:span><text:span text:style-name="T12"> . W(B</text:span><text:span text:style-name="T21">s</text:span><text:span text:style-name="T12">CD)[</text:span><text:span text:style-name="T142">cdkj</text:span><text:span text:style-name="T12">] <text:s/>10</text:span><text:span text:style-name="T133">16</text:span><text:span text:style-name="T12"> steps</text:span></text:p>
      <text:p text:style-name="P103"/>
      <text:p text:style-name="P148">New 2</text:p>
      <text:p text:style-name="P71"><text:span text:style-name="T153">V(ABR)[</text:span><text:span text:style-name="T141">kabj</text:span><text:span text:style-name="T153">] = X(AR)[</text:span><text:span text:style-name="T141">ik</text:span><text:span text:style-name="T153">].M(AB)[</text:span><text:span text:style-name="T141">abij</text:span><text:span text:style-name="T153">] <text:s text:c="2"/>10</text:span><text:span text:style-name="T132">13</text:span><text:span text:style-name="T154"> steps</text:span></text:p>
      <text:p text:style-name="P165"><text:span text:style-name="T12">W(</text:span><text:span text:style-name="T21">S</text:span><text:span text:style-name="T12">CD)[</text:span><text:span text:style-name="T142">cdkj</text:span><text:span text:style-name="T12">] = </text:span><text:span text:style-name="T15">Y(</text:span><text:span text:style-name="T21">S</text:span><text:span text:style-name="T15">D)[</text:span><text:span text:style-name="T143">jl</text:span><text:span text:style-name="T15">]</text:span><text:span text:style-name="T20">.</text:span><text:span text:style-name="T15">N(CD)[</text:span><text:span text:style-name="T143">cdkl</text:span><text:span text:style-name="T15">]</text:span><text:span text:style-name="T12"> <text:s/>10</text:span><text:span text:style-name="T133">13</text:span><text:span text:style-name="T12"> steps</text:span></text:p>
      <text:p text:style-name="P165"><text:span text:style-name="T15">U</text:span><text:span text:style-name="T12">(A</text:span><text:span text:style-name="T21">SR</text:span><text:span text:style-name="T12">D)[</text:span><text:span text:style-name="T144">acbd</text:span><text:span text:style-name="T12">] = </text:span><text:span text:style-name="T15">V(AB</text:span><text:span text:style-name="T21">R</text:span><text:span text:style-name="T15">)[</text:span><text:span text:style-name="T143">kabj</text:span><text:span text:style-name="T15">]</text:span><text:span text:style-name="T12"> . W(</text:span><text:span text:style-name="T21">S</text:span><text:span text:style-name="T12">CD)[</text:span><text:span text:style-name="T142">cdkj</text:span><text:span text:style-name="T12">] <text:s/>10</text:span><text:span text:style-name="T133">16</text:span><text:span text:style-name="T12"> steps</text:span></text:p>
      <text:p text:style-name="P102"><text:soft-page-break/></text:p>
      <text:p text:style-name="P86">The first step in the analysis is to convert the multiplications to matrix format. <text:s/>Each of these could be done either as <text:span text:style-name="T187">EF</text:span> or as <text:span text:style-name="T187">E</text:span>'.<text:span text:style-name="T187">F</text:span>' (transposed) and at this stage I am not making the distinction<text:span text:style-name="T169">, though we will later see that they are not to be transposed</text:span>.<text:span text:style-name="T169"> <text:s/>Underscores indicate also that the order within the underscored list is not yet determined.</text:span></text:p>
      <text:p text:style-name="P86"/>
      <text:p text:style-name="P106">We must now distinguish various matrix formats for the same Einstein object. <text:s/>I will use the letter f after a name to indicate that this is the matrix that was <text:span text:style-name="T105">formed</text:span>, leaving the unattached name to represent the matrix as it was used.</text:p>
      <text:p text:style-name="P106"/>
      <text:p text:style-name="P149">Old</text:p>
      <text:p text:style-name="P86">V<text:span text:style-name="T161">f</text:span>(ABC)[ <text:span text:style-name="T140">k</text:span><text:span text:style-name="T149">r</text:span> , <text:span text:style-name="T140">ab</text:span><text:span text:style-name="T149">j</text:span><text:span text:style-name="T140"> </text:span>] = X(AC)[ <text:span text:style-name="T140">k</text:span><text:span text:style-name="T149">r</text:span> , <text:span text:style-name="T157">i</text:span> ] . M(AB)[ <text:span text:style-name="T157">i</text:span> , <text:span text:style-name="T140">ab</text:span><text:span text:style-name="T149">j</text:span> ]</text:p>
      <text:p text:style-name="P114">Wf(BCD)[ <text:span text:style-name="T140">js</text:span> , <text:span text:style-name="T140">cdk</text:span> ] = Y(BD)[ <text:span text:style-name="T140">js</text:span> , l ] . N(CD)[ l , <text:span text:style-name="T140">cdk</text:span> ]</text:p>
      <text:p text:style-name="P89">U<text:span text:style-name="T161">f</text:span>(ABCD)[ <text:span text:style-name="T140">rab</text:span> , <text:span text:style-name="T140">cds</text:span> ] = V(ABC)[ <text:span text:style-name="T140">rab</text:span> , <text:span text:style-name="T140">jk</text:span> ] . W(BCD)[ <text:span text:style-name="T140">jk</text:span> , <text:span text:style-name="T140">cds</text:span> ]</text:p>
      <text:p text:style-name="P89"/>
      <text:p text:style-name="P150">For some values of Ckr, we find that X(AC)[kr,i] is the zero row<text:span text:style-name="T188"> - zero for all i. <text:s/></text:span></text:p>
      <text:p text:style-name="P107"/>
      <text:p text:style-name="P149">New 1</text:p>
      <text:p text:style-name="P87">V<text:span text:style-name="T161">f</text:span>(ABC<text:span text:style-name="T187">r</text:span>)[ <text:span text:style-name="T140">k</text:span> , <text:span text:style-name="T140">ab</text:span><text:span text:style-name="T149">j</text:span><text:span text:style-name="T140"> </text:span>] = X(AC<text:span text:style-name="T187">r</text:span>)[ <text:span text:style-name="T140">k</text:span> , <text:span text:style-name="T157">i</text:span> ] . M(AB)[ <text:span text:style-name="T157">i</text:span> , <text:span text:style-name="T140">ab</text:span><text:span text:style-name="T149">j</text:span> ]</text:p>
      <text:p text:style-name="P115">Wf(B<text:span text:style-name="T187">s</text:span>CD)[ <text:span text:style-name="T140">j</text:span> , <text:span text:style-name="T140">cdk</text:span> ] = Y(B<text:span text:style-name="T187">s</text:span>D)[ <text:span text:style-name="T140">j</text:span> , l ] . N(CD)[ l , <text:span text:style-name="T140">cdk</text:span> ]</text:p>
      <text:p text:style-name="P94">U<text:span text:style-name="T161">f</text:span>(AB<text:span text:style-name="T187">s</text:span>C<text:span text:style-name="T187">r</text:span>D)[ <text:span text:style-name="T140">rab</text:span> , <text:span text:style-name="T140">cds</text:span> ] = V(ABC<text:span text:style-name="T187">r</text:span>)[ <text:span text:style-name="T140">ab</text:span> , <text:span text:style-name="T140">jk</text:span> ] . W(B<text:span text:style-name="T187">s</text:span>CD)[ <text:span text:style-name="T140">jk</text:span> , <text:span text:style-name="T140">cd</text:span> ]</text:p>
      <text:p text:style-name="P94"/>
      <text:p text:style-name="P107"/>
      <text:p text:style-name="P149">New 2</text:p>
      <text:p text:style-name="P87">V<text:span text:style-name="T161">f</text:span>(AB<text:span text:style-name="T187">R</text:span>)[ <text:span text:style-name="T140">k</text:span> , <text:span text:style-name="T140">ab</text:span><text:span text:style-name="T149">j</text:span><text:span text:style-name="T140"> </text:span>] = X(A<text:span text:style-name="T187">R</text:span>)[ <text:span text:style-name="T140">k</text:span> , <text:span text:style-name="T157">i</text:span> ] . M(AB)[ <text:span text:style-name="T157">i</text:span> , <text:span text:style-name="T140">ab</text:span><text:span text:style-name="T149">j</text:span> ]</text:p>
      <text:p text:style-name="P115">Wf(<text:span text:style-name="T187">S</text:span>CD)[ <text:span text:style-name="T140">j</text:span> , <text:span text:style-name="T140">cdk</text:span> ] = Y(<text:span text:style-name="T187">S</text:span>D)[ <text:span text:style-name="T140">j</text:span> , l ] . N(CD)[ l , <text:span text:style-name="T140">cdk</text:span> ]</text:p>
      <text:p text:style-name="P94">U<text:span text:style-name="T161">f</text:span>(A<text:span text:style-name="T187">SR</text:span>D)[ <text:span text:style-name="T140">ab</text:span> , <text:span text:style-name="T140">cd</text:span> ] = V(AB<text:span text:style-name="T187">R</text:span>)[ <text:span text:style-name="T140">ab</text:span> , <text:span text:style-name="T140">jk</text:span> ] . W(<text:span text:style-name="T187">S</text:span>CD)[ <text:span text:style-name="T140">jk</text:span> , <text:span text:style-name="T140">cd</text:span> ]</text:p>
      <text:p text:style-name="P101"/>
      <text:p text:style-name="P90"><text:span text:style-name="T154">N</text:span>ote that X and Y are produced in a separate computation, and are anyway fairly small, so we may presume<text:span text:style-name="T159">, at this stage of the analysis, </text:span>that they are in the best format for use.</text:p>
      <text:p text:style-name="P90">M and N are coming in as the input tensor factors, and are initially of the form M<text:span text:style-name="T161">f</text:span>(AB)[ ai , bj ] and N<text:span text:style-name="T161">f</text:span>(CD)[ ck , dl ]<text:span text:style-name="T158">. <text:s/>The output matrix is naturally U(ABCD)[ arc , bsd ] though the three letters can be permuted provided both sets of three letters are subjected to the same permutation. <text:s/>Also a transpose would not be too painful.</text:span></text:p>
      <text:p text:style-name="P89"/>
      <text:p text:style-name="P96">The main reformats are therefore <text:span text:style-name="T159">of </text:span>M, N, V, W and U, where the relative sizes are . . .</text:p>
      <text:p text:style-name="P96"/>
      <text:p text:style-name="P96">M and N are 10<text:span text:style-name="T127">10</text:span></text:p>
      <text:p text:style-name="P169"><text:span text:style-name="T12">V and W are 10</text:span><text:span text:style-name="T133">11</text:span></text:p>
      <text:p text:style-name="P169"><text:span text:style-name="T12">U is 10</text:span><text:span text:style-name="T133">12</text:span></text:p>
      <text:p text:style-name="P96"/>
      <text:p text:style-name="P97">The next consideration is to try to make the DCut and DPaste work with chunks as long as possible, and the primary consideration is the final reformat of U<text:span text:style-name="T159">, which must produce</text:span></text:p>
      <text:p text:style-name="P98"><text:soft-page-break/><text:span text:style-name="T159">U(ABCD)[ arc , bsd ] from Uf(ABCD)[ </text:span><text:span text:style-name="T150">rab</text:span><text:span text:style-name="T159"> , </text:span><text:span text:style-name="T150">cds</text:span><text:span text:style-name="T159"> ]. <text:s/>Since b and ds come from separate parts of the V.W multiplication, the best we can hope to do </text:span>is to move "<text:span text:style-name="T140">ds</text:span>" as a chunk<text:span text:style-name="T159">. <text:s/>Normally s&lt;d so this implies that </text:span><text:span text:style-name="T150">cds</text:span><text:span text:style-name="T159"> should be ordered with d last, suggesting csd as the order. <text:s/>Hence we find that the output matrix is U(ABCD)[ arc , bsd ] requiring d at the end of U and hence W,</text:span></text:p>
      <text:p text:style-name="P98"/>
      <text:p text:style-name="P117">Without further ado, here is the<text:span text:style-name="T172"> basic plan of the </text:span>scheme that I propose<text:span text:style-name="T172">, with an amalgamation over D still to be done.</text:span></text:p>
      <text:p text:style-name="P117"/>
      <text:p text:style-name="P131">Note that W and Uf have a d parameter but no D. <text:s/>This denotes that d ranges over <text:span text:style-name="T122">all</text:span> summands, not just those of a particular isomophism type.</text:p>
      <text:p text:style-name="P122"/>
      <text:p text:style-name="P118">Nt(CD)[ ckd , l<text:span text:style-name="T171"> </text:span>] = Rfmt Nf(CD)[ ck , dl ]</text:p>
      <text:p text:style-name="P118">N(CD)[ l , ckd ] = transpose Nt(CD)[ ckd , l<text:span text:style-name="T171"> </text:span>]</text:p>
      <text:p text:style-name="P104">W<text:span text:style-name="T161">f</text:span>(BCD)[ js<text:span text:style-name="T171"> ,</text:span> ckd ] = Y(BD)[ js , l ] <text:span text:style-name="T175">.</text:span> N(CD)[ l , ckd ]</text:p>
      <text:p text:style-name="P91">W(BC)[ <text:span text:style-name="T172">kj</text:span> ,<text:span text:style-name="T160"> csd</text:span> ]<text:span text:style-name="T171"> = Rfmt Wf(BCD)[ js , ckd ]</text:span></text:p>
      <text:p text:style-name="P118">M(AB)[ i , abj ] = Rfmt Mf(AB)[ ai , bj ] <text:s/></text:p>
      <text:p text:style-name="P120">Vf(ABC)[ rk , abj ] = X(AC)[ rk , i ] . M(AB)[ i , abj ]</text:p>
      <text:p text:style-name="P92">V(ABC)[ <text:span text:style-name="T177">ar</text:span>b , <text:span text:style-name="T172">kj</text:span> ]<text:span text:style-name="T170"> = Rfmt Vf(ABC)[ rk , abj ]</text:span></text:p>
      <text:p text:style-name="P91">U<text:span text:style-name="T161">f</text:span>(ABC)[ <text:span text:style-name="T177">ar</text:span>b ,<text:span text:style-name="T160"> csd</text:span> ] = V(ABC)[ <text:span text:style-name="T177">ar</text:span>b , <text:span text:style-name="T172">kj</text:span> ] . W(BC)[ <text:span text:style-name="T172">kj</text:span> ,<text:span text:style-name="T160"> csd</text:span> ]</text:p>
      <text:p text:style-name="P118">U[ arc , bsd ] = Rfmt <text:span text:style-name="T157">Uf(ABC)[ arb , csd ]</text:span></text:p>
      <text:p text:style-name="P118"/>
      <text:p text:style-name="P17"><text:span text:style-name="T108">Section </text:span><text:span text:style-name="T116">8</text:span><text:span text:style-name="T108"> – </text:span><text:span text:style-name="T116">The Computation of X and Y.</text:span></text:p>
      <text:p text:style-name="P109"/>
      <text:p text:style-name="P109">The first phase <text:span text:style-name="T165">first </text:span>takes as input the matrices for the isomorphism classes of direct summands of the two tensor factors restricted to the subgroup H. <text:s/>Also input is a <text:span text:style-name="T173">straight-line-program to make the element K of the group algebra of H starting from the generators of H.</text:span> <text:s/>For each pair of factors A and C, and for each pair of basis vectors j (of A) and l (of C) a matrix T(AC<text:span text:style-name="T163">jl</text:span>)ik is made by adding up over H the matrix obtained by tensoring the j'th column of A(h) with the l'th row of C(h) yielding a matrix which will be indexed by i and k.<text:span text:style-name="T163"> <text:s/>The matrices T(AC)jlik for the various j and l are then considered as rows (which takes zero work - we just consider all values of i and k to be a row) and a basis of r for these "rows" chosen by doing a Gaussian Elimination. <text:s/>There is no need to remove the zeros of packing for this.</text:span></text:p>
      <text:p text:style-name="P109"/>
      <text:p text:style-name="P125">The object Xf(ACr<text:span text:style-name="T173">)[</text:span>ik<text:span text:style-name="T173">]</text:span> is the result of this, to be reformatted as X(AC)[ <text:span text:style-name="T173">rk , </text:span>i ]<text:span text:style-name="T173">. It looks like the best way to do this is to first make the matrix Xt(AC)[ i , rk] using DCut and DPaste K entries at a time, and then transposing this to give X. <text:s/>As the matrix is so small, it might alternatively be done one entry at a time using DUnpak and DPak.</text:span></text:p>
      <text:p text:style-name="P125"/>
      <text:p text:style-name="P105"><text:s/>Y(BD)[ js , l ]<text:span text:style-name="T173"> is computed as we go, where B=A, D=C and s=r (just giving the things different names). Each row T(ACjl) is expressed in terms of the basis so far (augmenting it if need be). <text:s/>There is an </text:span><text:span text:style-name="T123">elephant</text:span><text:span text:style-name="T164"> problem here, in that the dimension of the space is not necessarily known at the start making it hard to construct Y(BD)[ js , l ]. <text:s/>One method is to do this work twice. <text:s/>The other method is to output the data for Y in a format where the dimension can change, and </text:span><text:soft-page-break/><text:span text:style-name="T164">then reformat it at the end (when the dimension is known). <text:s/>This is not a major issue from a performance point of view - the matrices here are small - but it is an irritating issue that has been outstanding for fifty years and it is perhaps time we got the hang of elephants.</text:span></text:p>
      <text:p text:style-name="P132">There is a sense in which this step (make X and Y) should be a separate program, as this work only needs to be done once (however many elements g of G we wish to condense). <text:s/>Initially, I may repeat this work in zdc (as it is so small and fast) but logically it should be separate to avoid its repetition<text:span text:style-name="T174">.</text:span></text:p>
      <text:p text:style-name="P17"><text:span text:style-name="T108">Section </text:span><text:span text:style-name="T116">9</text:span><text:span text:style-name="T108"> – </text:span><text:span text:style-name="T116">The </text:span><text:span text:style-name="T117">Preparation of N</text:span><text:span text:style-name="T116">.</text:span></text:p>
      <text:p text:style-name="P123"/>
      <text:p text:style-name="P170">Nt(CD)[ ckd , l<text:span text:style-name="T171"> </text:span>] = Rfmt Nf(CD)[ ck , dl ]</text:p>
      <text:p text:style-name="P171">N(CD)[ l , ckd ] = transpose Nt(CD)[ ckd , l<text:span text:style-name="T171"> </text:span>]</text:p>
      <text:p text:style-name="P124">In this step, the matrix for the second<text:span text:style-name="T174"> tensor factor is read in and all the matrices Nt(CD) are made and then transposed. <text:s/>The outer loops are over C and D (the isomorphism classes of summands). <text:s/>I think the next loop is over d, as - with careful fiddling - the DCut can take ck rows of l columns from the input and put them all into the output. <text:s/>This minimizes the administration for the change of registration in the DCut, and the DPaste will always be in registration and hence implemented by memcpy. <text:s/>Whether this is cache-friendly is a question, but hopefully the moving of l entries at a time will usually be sufficient to ensure that this step performs adequately. <text:s/>In any case, N should be chosen to be the smaller tensor factor. <text:s/>The rough shape is that 10,000x10,000 matrices are reformatted to 1,000,000x100.</text:span></text:p>
      <text:p text:style-name="P126">The transpose step is already implemented<text:span text:style-name="T175"> in a high-performance cache-friendly way, transposing 1,000,000x100 to 100x1,000,000.</text:span></text:p>
      <text:p text:style-name="P119"/>
      <text:p text:style-name="P172">W<text:span text:style-name="T161">f</text:span>(BCD)[ js<text:span text:style-name="T171"> ,</text:span> ckd ] = Y(BD)[ js , l ] <text:span text:style-name="T175">.</text:span>N(CD)[ l , ckd ]</text:p>
      <text:p text:style-name="P127">This collection of matrix multiplications may be estimated as 1,000 multiplications of shape 100x100 X 100x1,000,000. <text:s/>Looking more closely, the number of uses of each row of the second matrix is l - the dimension of the summand. <text:s/>In some cases this may be so small as to make the use of the HPMI questionable - is it worth converting into Bfmt, and then out of Cfmt when so few row operations are done anyway. <text:s/>Initially, this issue will probably be ignored in the hopes that this part of the computation is anyway of minor importance. <text:s/>If not, it should probably be corrected at the "slab" level - what is the best way to multiply a matrix of this shape over this field . . .</text:p>
      <text:p text:style-name="P105"/>
      <text:p text:style-name="P173">W(BC)[ <text:span text:style-name="T172">kj</text:span> ,<text:span text:style-name="T160"> csd</text:span> ]<text:span text:style-name="T171"> = Rfmt Wf(BCD)[ js , ckd ]</text:span></text:p>
      <text:p text:style-name="P128">This is again a DCut/DPaste operation<text:span text:style-name="T176">, but now</text:span> <text:span text:style-name="T176">all the different D values are concatenated to make the rows considerably longer, as in W, d ranges over </text:span><text:span text:style-name="T124">all</text:span><text:span text:style-name="T176"> summands, irrespective of their class (as against in Wf, where there are separate matrices. <text:s/>Hence the very outer loop is over D, then there are loops over </text:span>s,c,k, and the central part cuts j rows of length d and pastes them into the answer. <text:s/>The rough shape is that a <text:span text:style-name="T176">10 </text:span>100x1,000,000 matri<text:span text:style-name="T176">ces are </text:span>reformatted to 10,000x10<text:span text:style-name="T176">0</text:span>,000.</text:p>
      <text:p text:style-name="P128"/>
      <text:p text:style-name="P18"><text:span text:style-name="T108">Section </text:span><text:span text:style-name="T117">10</text:span><text:span text:style-name="T108"> – </text:span><text:span text:style-name="T116">The </text:span><text:span text:style-name="T117">Main work of Direct Condense.</text:span></text:p>
      <text:p text:style-name="P110"/>
      <text:p text:style-name="P128"><text:soft-page-break/>This section looks at the large work needed to convert the input first factor M into the condensed matrix U. <text:s/>Much of this work may well be delegated to "proggies" running in multiple cores, though the performance pressure on tensor condense is probably only moderate.</text:p>
      <text:p text:style-name="P128">The outer loop of this section is over the isomorphism class A of the input matrix, allowing the reading, and (much more importantly) the writing to be done a bit at a time. <text:s/>Hence the program should be able to produce a condensed matrix considerably larger than the memory available for its production.</text:p>
      <text:p text:style-name="P93"/>
      <text:p text:style-name="P119"><text:span text:style-name="T105">M(AB)[ i , abj ] = Rfmt Mf(AB)[ ai , bj ]</text:span> <text:s/></text:p>
      <text:p text:style-name="P129">After reading in (for the current summand class A) the matrix <text:span text:style-name="T170">Mf(AB)[ ai , bj ]</text:span>, the first step is to reformat it to <text:span text:style-name="T170">M(AB)[ i , abj ]</text:span>. <text:s/>This is done with a loop over a (the summands like a) followed by a DCut of i rows of full length bj, and I think the result can go straight into the reformatted matrix. <text:s/>An estimate of the scale here is 100 reformats, each taking 10,000x10,000 to 100x1,000,000.</text:p>
      <text:p text:style-name="P129"/>
      <text:p text:style-name="P174">Vf(ABC)[ rk , abj ] = X(AC)[ rk , i ] . M(AB)[ i , abj ]</text:p>
      <text:p text:style-name="P129">The next step is this multiplication, estimated at 100x100 X 100x1,000,000. <text:s/>As it is only 10<text:span text:style-name="T127">13</text:span> elementary operations, it is not really worth bothering to use multiple cores for this part.</text:p>
      <text:p text:style-name="P121"/>
      <text:p text:style-name="P173">V(ABC)[ <text:span text:style-name="T177">ar</text:span>b , <text:span text:style-name="T172">kj</text:span> ]<text:span text:style-name="T170"> = Rfmt Vf(ABC)[ rk , abj ]</text:span></text:p>
      <text:p text:style-name="P129">Once the Vf matrix has been produced, it is reformatted as stated above. <text:s/>The DCut and DPaste can actually proceed 'r' at a time, and though r is estimated at 1, this is still worth doing. <text:s/>In any case, we can DCut and DPaste an r x j matrix. <text:s/>This reformat is estimated as 1,000 operations, each taking 100x1,000,000 to 10,000x10,000.</text:p>
      <text:p text:style-name="P93"/>
      <text:p text:style-name="P173">U<text:span text:style-name="T161">f</text:span>(ABC)[ <text:span text:style-name="T177">ar</text:span>b ,<text:span text:style-name="T160"> csd</text:span> ] = V(ABC)[ <text:span text:style-name="T177">ar</text:span>b , <text:span text:style-name="T172">kj</text:span> ] . W(BC)[ <text:span text:style-name="T172">kj</text:span> ,<text:span text:style-name="T160"> csd</text:span> ]</text:p>
      <text:p text:style-name="P130">This is the main work of the procedure, estimated as 1,000 matrix multiplications 10,000x10,000 X 10,000x100,000 giving 10,000x100,000 result. <text:s/>I would expect each ABC value to be done by a different proggy, giving priority to the lower values of A.</text:p>
      <text:p text:style-name="P130"/>
      <text:p text:style-name="P170">U[ arc , bsd ] = Rfmt <text:span text:style-name="T157">Uf(ABCD)[ arb , csd ]</text:span></text:p>
      <text:p text:style-name="P23"><text:span text:style-name="T8">This final reformat takes all 1,000 10,000x100,000 results and makes the final 1,000,000x1,000,000 output matrix from them. <text:s/>It is done one 'A' class at a time. <text:s/>As it moves 10</text:span><text:span text:style-name="T131">12</text:span><text:span text:style-name="T8"> elements (albeit sd=100 at a time) it is probably worth doing this work in a proggy also. <text:s/>Given A, it loops over b and c, extracting ar rows of sd columns at a time (notice that B is needed to determine s!).</text:span></text:p>
      <text:p text:style-name="P130"/>
      <text:p text:style-name="P19"><text:span text:style-name="T108">Section </text:span><text:span text:style-name="T117">1</text:span><text:span text:style-name="T118">1</text:span><text:span text:style-name="T108"> – </text:span><text:span text:style-name="T118">What programs are needed?</text:span></text:p>
      <text:p text:style-name="P111"/>
      <text:p text:style-name="P134"><text:span text:style-name="T177">A</text:span>t this stage, I assume that we have a way to decompose a representation, and to do the direct tensor condense. <text:s/>This section considers things from the user's point of view - what programs will be needed? <text:s/>This is just a preliminarly broad-brush idea, considering what would be needed to do the direct condense of J4 with L2(23), assuming we start with the 112.</text:p>
      <text:p text:style-name="P134"><text:soft-page-break/></text:p>
      <text:p text:style-name="P134">One thing we are going to need to do is to search for generators for L2(23) inside J4, a job that is probably best done with 112x112 matrices mod 2. <text:s/>We are looking for a straight-line-program, ideally as short as we can make it, to take the starting pair of generators for J4 and get two (probably) generators for L2(23). <text:s/>The natural thing to do is probably to make lots of involutions and lots of elements of order three and to look for pairs that do not have any element orders except 1,2,3,4,6,12,11,23. <text:s/>Millions of possibilities can be dealt with rather quickly here, and I suspect that, with a bit of careful consideration, a good program can be produced to find the required straight-line-program. <text:s/>I will consider this issue more carefully in section 12.</text:p>
      <text:p text:style-name="P134"/>
      <text:p text:style-name="P134">Another thing that needs to be done is to make the <text:span text:style-name="T180">89,947 </text:span>and <text:span text:style-name="T180">45,472</text:span> ready for tensoring. <text:s/>I am hoping that the current tools of meataxe64 will be adequate for this purpose.</text:p>
      <text:p text:style-name="P134"/>
      <text:p text:style-name="P134">Another job to do is then to apply the straigh<text:span text:style-name="T181">t</text:span>-line-program in <text:span text:style-name="T180">89,947 </text:span>and <text:span text:style-name="T180">45,472</text:span> dimensions to get generators for L2(23), and my expectation is that a simple shell-script will do the job.</text:p>
      <text:p text:style-name="P134"/>
      <text:p text:style-name="P136">There is then the &lt;decompose&gt; problem to solve, <text:span text:style-name="T184">some of which i</text:span>s currently on JGT's plate. <text:s/>We will need to confer at the end to get the formats sorted. <text:s/>This will eventually form the subject of section 1<text:span text:style-name="T184">6</text:span>, but at the moment this awaits JGT.</text:p>
      <text:p text:style-name="P136"/>
      <text:p text:style-name="P137">Nevertheless it seems likely that a program to find "summit words (or peak words) will be needed. <text:s/>Also, if the decompose issue gets tough, we will probably want to find a "range" word. <text:s/>These issues form the subject of section 15.</text:p>
      <text:p text:style-name="P136"/>
      <text:p text:style-name="P136">There is currently nothing resembling a "pubcrawl" program in meataxe64. <text:s/>It is possible to obtain permuations for L2(23) from the matrices, and indeed it is probably not too hard to get the regular representation, but ideally the pubcrawl program should work with permutation representations (to visit the pubs) and also a matrix representation (to determine the scalar). <text:s/>Again this looks like it is a new program that is worth thinking about more carefully, and forms the subject of section 13.</text:p>
      <text:p text:style-name="P136"/>
      <text:p text:style-name="P136">Equipped with H, K and the matrices g that we want to condense, we can proceed to the condensation program itself. <text:s/>It is not clear how the link is made between the pubcrawl, the isomorphism classes of summands and the matrices X and Y. <text:s/>This may be the first section of the direct condense, or it may be that some sort of data structure is build, so that the work is done in common between the various g that we wish to condense, and even between various tensor representations that we want to examine. <text:s/>This forms the subject of section 14.</text:p>
      <text:p text:style-name="P136"/>
      <text:p text:style-name="P136">Once X and Y are available, the work of the direct tensor condense can go ahead. <text:s/>Hopefully this is adequately described already.</text:p>
      <text:p text:style-name="P136"/>
      <text:p text:style-name="P136">The condensation is then chopped up and examined. <text:s/>Although I suspect there is research work <text:soft-page-break/>to do here, both in terms of the chopping and interpreting the results, that lies outside the scope of this document.</text:p>
      <text:p text:style-name="P134"/>
      <text:p text:style-name="P216"><text:span text:style-name="T117"/></text:p>
      <text:p text:style-name="P159"/>
      <text:p text:style-name="P20"><text:span text:style-name="T108">Section </text:span><text:span text:style-name="T117">1</text:span><text:span text:style-name="T119">4</text:span><text:span text:style-name="T108"> – </text:span><text:span text:style-name="T119">Computing X and Y</text:span><text:span text:style-name="T117">.</text:span></text:p>
      <text:p text:style-name="P112"/>
      <text:p text:style-name="P135">Just a copy of the piece from section 11 so far.</text:p>
      <text:p text:style-name="P136"><text:span text:style-name="T182">Equipped with H, K and the matrices g that we want to condense, we can proceed to the condensation program itself. <text:s/>It is not clear how the link is made between the pubcrawl, the isomorphism classes of summands and the matrices X and Y. <text:s/>This may be the first section of the direct condense, or it may be that some sort of data structure is build, so that the work is done in common between the various g that we wish to condense, and even between various tensor representations that we want to examine. <text:s/>This forms the subject of section 14</text:span><text:span text:style-name="T183">.</text:span></text:p>
      <text:p text:style-name="P136"/>
      <text:p text:style-name="P21"><text:span text:style-name="T108">Section </text:span><text:span text:style-name="T117">1</text:span><text:span text:style-name="T120">5</text:span><text:span text:style-name="T108"> – </text:span><text:span text:style-name="T120">Peak, summit and range words</text:span><text:span text:style-name="T117">.</text:span></text:p>
      <text:p text:style-name="P113"/>
      <text:p text:style-name="P138">Given corresponding generators for a group or algebra in several representations, we would like to find convenient ways to find group algebra elements with various nullity patterns.<text:span text:style-name="T185"> <text:s/>First we consider the problem of finding a peak word.</text:span></text:p>
      <text:p text:style-name="P138"/>
      <text:p text:style-name="P140">If the field is large, especially if the algebra is given by a large number of generators, it is likely that peak words can be found without doing any multiplications at all, except by scalars. <text:s/>As I understand it, even with just two generators A and B, we can look at the characteristic polynomial of <text:span text:style-name="T23">λ</text:span>A + <text:span text:style-name="T23">μ</text:span>B and hope to find roots in the field sufficient to give all the peak words. <text:s/></text:p>
      <text:p text:style-name="P138"/>
      <text:p text:style-name="P138">In the past, various rough-and-ready approaches to this have been used to deal adequately with this problem. <text:s/>Here I consider what an ideal program would do.</text:p>
      <text:p text:style-name="P137"/>
      <text:p text:style-name="P137">If the field is relatively large - and it may be that 5 is already large in this sense - the Holt/Rees approach is indicated, whereby the characteristic polynomial of <text:span text:style-name="T185">each</text:span> group-algebra element is <text:span text:style-name="T185">computed</text:span> and any roots in the ground field found, with their multiplicities, so that the Gaussian stage of large numbers of usually non-singular matrices can be avoided.</text:p>
      <text:p text:style-name="P137"/>
      <text:p text:style-name="P139">For small fields - particularly 2 - there seems no alternative but to look through vast swathes of group algebra elements until one with the required properties has been found.</text:p>
      <text:p text:style-name="P139"/>
      <text:p text:style-name="P139">In either case, ideally we would like to minimize the number of multiplication needed to make the algebra element, and for large fields, and also if there are a large number of generators, the target number is actually zero. <text:s/>Our aim is that, by making various linear combinations of the generators (along with the identity) all the necessary peak-words can be found. <text:s/>The next case is where one multiplication suffices, and here the idea is to make two linear combinations of the generators, multiply them, put further linear combinations of the generators, use the characteristic polynomial to determine the correct scalar multiple of the identity to subtract, and check that the result has the required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11-15T13:47:05.831002577</dc:date>
    <meta:editing-duration>P5DT5H18M13S</meta:editing-duration>
    <meta:editing-cycles>463</meta:editing-cycles>
    <meta:generator>LibreOffice/5.1.6.2$Linux_X86_64 LibreOffice_project/10m0$Build-2</meta:generator>
    <meta:document-statistic meta:table-count="0" meta:image-count="0" meta:object-count="0" meta:page-count="19" meta:paragraph-count="254" meta:word-count="9219" meta:character-count="50401" meta:non-whitespace-character-count="41136"/>
  </office:meta>
</office:document-meta>
</file>